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23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76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1.397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1.042cm"/>
    </style:style>
    <style:style style:name="co10" style:family="table-column">
      <style:table-column-properties fo:break-before="auto" style:column-width="1.804cm"/>
    </style:style>
    <style:style style:name="co11" style:family="table-column">
      <style:table-column-properties fo:break-before="auto" style:column-width="8.93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66ffff"/>
    </style:style>
    <style:style style:name="ce5" style:family="table-cell" style:parent-style-name="Default">
      <style:table-cell-properties fo:background-color="#cc66ff"/>
    </style:style>
    <style:style style:name="ce6" style:family="table-cell" style:parent-style-name="Default">
      <style:table-cell-properties fo:background-color="#ff9900"/>
    </style:style>
    <style:style style:name="ce7" style:family="table-cell" style:parent-style-name="Default">
      <style:table-cell-properties fo:background-color="#ffffcc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number-columns-repeated="1010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forme</text:p>
          </table:table-cell>
          <table:table-cell table:style-name="ce1" office:value-type="string">
            <text:p>PLEMMA</text:p>
          </table:table-cell>
          <table:table-cell table:style-name="ce1" office:value-type="string">
            <text:p>PPOS</text:p>
          </table:table-cell>
          <table:table-cell table:style-name="ce1" office:value-type="string">
            <text:p>MODE</text:p>
          </table:table-cell>
          <table:table-cell table:style-name="ce1" office:value-type="string">
            <text:p>TEMPS</text:p>
          </table:table-cell>
          <table:table-cell table:style-name="ce1" office:value-type="string">
            <text:p>PERS.</text:p>
          </table:table-cell>
          <table:table-cell table:style-name="ce1" office:value-type="string">
            <text:p>NOMB.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CAS</text:p>
          </table:table-cell>
          <table:table-cell table:style-name="ce1" office:value-type="string">
            <text:p>DEGRÉ</text:p>
          </table:table-cell>
          <table:table-cell table:style-name="ce1" office:value-type="string">
            <text:p>PPOS_M</text:p>
          </table:table-cell>
          <table:table-cell table:style-name="ce1" office:value-type="string">
            <text:p>flect_M</text:p>
          </table:table-cell>
          <table:table-cell table:style-name="ce1" office:value-type="string">
            <text:p>Remarques</text:p>
          </table:table-cell>
          <table:table-cell table:style-name="ce1" table:number-columns-repeated="1010"/>
        </table:table-row>
        <table:table-row table:style-name="ro1">
          <table:table-cell office:value-type="string">
            <text:p>B_w_011866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867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68</text:p>
          </table:table-cell>
          <table:table-cell office:value-type="string">
            <text:p>munt</text:p>
          </table:table-cell>
          <table:table-cell office:value-type="string">
            <text:p>mo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69</text:p>
          </table:table-cell>
          <table:table-cell office:value-type="string">
            <text:p>avale</text:p>
          </table:table-cell>
          <table:table-cell office:value-type="string">
            <text:p>av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870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71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72</text:p>
          </table:table-cell>
          <table:table-cell office:value-type="string">
            <text:p>Corsabrez</text:p>
          </table:table-cell>
          <table:table-cell office:value-type="string">
            <text:p>corsab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73</text:p>
          </table:table-cell>
          <table:table-cell office:value-type="string">
            <text:p>une</text:p>
          </table:table-cell>
          <table:table-cell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74</text:p>
          </table:table-cell>
          <table:table-cell office:value-type="string">
            <text:p>batalle</text:p>
          </table:table-cell>
          <table:table-cell office:value-type="string">
            <text:p>bat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75</text:p>
          </table:table-cell>
          <table:table-cell office:value-type="string">
            <text:p>ameine</text:p>
          </table:table-cell>
          <table:table-cell office:value-type="string">
            <text:p>ame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876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_w_011877</text:p>
          </table:table-cell>
          <table:table-cell table:style-name="ce2" office:value-type="string">
            <text:p>atropez</text:p>
          </table:table-cell>
          <table:table-cell table:style-name="ce2"/>
          <table:table-cell table:style-name="ce2"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78</text:p>
          </table:table-cell>
          <table:table-cell office:value-type="string">
            <text:p>dis</text:p>
          </table:table-cell>
          <table:table-cell office:value-type="string">
            <text:p>dis1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79</text:p>
          </table:table-cell>
          <table:table-cell office:value-type="string">
            <text:p>mille</text:p>
          </table:table-cell>
          <table:table-cell office:value-type="string">
            <text:p>mil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80</text:p>
          </table:table-cell>
          <table:table-cell office:value-type="string">
            <text:p>su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1881</text:p>
          </table:table-cell>
          <table:table-cell office:value-type="string">
            <text:p>sis</text:p>
          </table:table-cell>
          <table:table-cell office:value-type="string">
            <text:p>sis1</text:p>
          </table:table-cell>
          <table:table-cell office:value-type="string">
            <text:p>ADVgen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82</text:p>
          </table:table-cell>
          <table:table-cell office:value-type="string">
            <text:p>guie</text:p>
          </table:table-cell>
          <table:table-cell office:value-type="string">
            <text:p>gui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883</text:p>
          </table:table-cell>
          <table:table-cell office:value-type="string">
            <text:p>Barbarez</text:p>
          </table:table-cell>
          <table:table-cell office:value-type="string">
            <text:p>barba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84</text:p>
          </table:table-cell>
          <table:table-cell office:value-type="string">
            <text:p>desk</text:p>
          </table:table-cell>
          <table:table-cell office:value-type="string">
            <text:p>desqu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885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86</text:p>
          </table:table-cell>
          <table:table-cell office:value-type="string">
            <text:p>ferir</text:p>
          </table:table-cell>
          <table:table-cell office:value-type="string">
            <text:p>feri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1887</text:p>
          </table:table-cell>
          <table:table-cell office:value-type="string">
            <text:p>les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88</text:p>
          </table:table-cell>
          <table:table-cell office:value-type="string">
            <text:p>meine</text:p>
          </table:table-cell>
          <table:table-cell office:value-type="string">
            <text:p>me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889</text:p>
          </table:table-cell>
          <table:table-cell office:value-type="string">
            <text:p>tuz</text:p>
          </table:table-cell>
          <table:table-cell office:value-type="string">
            <text:p>tot</text:p>
          </table:table-cell>
          <table:table-cell office:value-type="string">
            <text:p>ADJ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90</text:p>
          </table:table-cell>
          <table:table-cell office:value-type="string">
            <text:p>serrez</text:p>
          </table:table-cell>
          <table:table-cell office:value-type="string">
            <text:p>serr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91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92</text:p>
          </table:table-cell>
          <table:table-cell office:value-type="string">
            <text:p>quons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93</text:p>
          </table:table-cell>
          <table:table-cell office:value-type="string">
            <text:p>Elins</text:p>
          </table:table-cell>
          <table:table-cell office:value-type="string">
            <text:p>elein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94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95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896</text:p>
          </table:table-cell>
          <table:table-cell office:value-type="string">
            <text:p>encontre</text:p>
          </table:table-cell>
          <table:table-cell office:value-type="string">
            <text:p>encontre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1897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98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899</text:p>
          </table:table-cell>
          <table:table-cell office:value-type="string">
            <text:p>quatre</text:p>
          </table:table-cell>
          <table:table-cell office:value-type="string">
            <text:p>catre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00</text:p>
          </table:table-cell>
          <table:table-cell table:number-columns-repeated="2" office:value-type="string">
            <text:p>cent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01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02</text:p>
          </table:table-cell>
          <table:table-cell office:value-type="string">
            <text:p>Bretuns</text:p>
          </table:table-cell>
          <table:table-cell office:value-type="string">
            <text:p>breto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B_w_011903</text:p>
          </table:table-cell>
          <table:table-cell office:value-type="string">
            <text:p>adurez</text:p>
          </table:table-cell>
          <table:table-cell office:value-type="string">
            <text:p>adur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La proposition était adurer2 et VERppe, mais le lemme n'existe pas dans le Tobler</text:p>
          </table:table-cell>
          <table:table-cell table:number-columns-repeated="1010"/>
        </table:table-row>
        <table:table-row table:style-name="ro1">
          <table:table-cell office:value-type="string">
            <text:p>B_w_011904</text:p>
          </table:table-cell>
          <table:table-cell office:value-type="string">
            <text:p>Neel</text:p>
          </table:table-cell>
          <table:table-cell office:value-type="string">
            <text:p>ne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05</text:p>
          </table:table-cell>
          <table:table-cell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06</text:p>
          </table:table-cell>
          <table:table-cell office:value-type="string">
            <text:p>Nantes</text:p>
          </table:table-cell>
          <table:table-cell office:value-type="string">
            <text:p>nant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07</text:p>
          </table:table-cell>
          <table:table-cell office:value-type="string">
            <text:p>vient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08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1909</text:p>
          </table:table-cell>
          <table:table-cell office:value-type="string">
            <text:p>afeltrez</text:p>
          </table:table-cell>
          <table:table-cell office:value-type="string">
            <text:p>afeut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10</text:p>
          </table:table-cell>
          <table:table-cell office:value-type="string">
            <text:p>mallo</text:p>
          </table:table-cell>
          <table:table-cell office:value-type="string">
            <text:p>mallo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11</text:p>
          </table:table-cell>
          <table:table-cell office:value-type="string">
            <text:p>escrie</text:p>
          </table:table-cell>
          <table:table-cell office:value-type="string">
            <text:p>escrï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12</text:p>
          </table:table-cell>
          <table:table-cell office:value-type="string">
            <text:p>Francs</text:p>
          </table:table-cell>
          <table:table-cell office:value-type="string">
            <text:p>franc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/>
          <table:table-cell table:style-name="ce7" office:value-type="string">
            <text:p>p|m|r</text:p>
          </table:table-cell>
          <table:table-cell office:value-type="string">
            <text:p>Apostrophe.</text:p>
          </table:table-cell>
          <table:table-cell table:number-columns-repeated="1010"/>
        </table:table-row>
        <table:table-row table:style-name="ro1">
          <table:table-cell office:value-type="string">
            <text:p>B_w_011913</text:p>
          </table:table-cell>
          <table:table-cell office:value-type="string">
            <text:p>chevalers</text:p>
          </table:table-cell>
          <table:table-cell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p|m|r</text:p>
          </table:table-cell>
          <table:table-cell office:value-type="string">
            <text:p>Apostrophe.</text:p>
          </table:table-cell>
          <table:table-cell table:number-columns-repeated="1010"/>
        </table:table-row>
        <table:table-row table:style-name="ro1">
          <table:table-cell office:value-type="string">
            <text:p>B_w_011914</text:p>
          </table:table-cell>
          <table:table-cell office:value-type="string">
            <text:p>fierez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1915</text:p>
          </table:table-cell>
          <table:table-cell office:value-type="string">
            <text:p>Gui</text:p>
          </table:table-cell>
          <table:table-cell office:value-type="string">
            <text:p>gui 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16</text:p>
          </table:table-cell>
          <table:table-cell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17</text:p>
          </table:table-cell>
          <table:table-cell office:value-type="string">
            <text:p>Custances</text:p>
          </table:table-cell>
          <table:table-cell office:value-type="string">
            <text:p>custanc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18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1919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20</text:p>
          </table:table-cell>
          <table:table-cell office:value-type="string">
            <text:p>Bigoz</text:p>
          </table:table-cell>
          <table:table-cell office:value-type="string">
            <text:p>bigo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21</text:p>
          </table:table-cell>
          <table:table-cell office:value-type="string">
            <text:p>menez</text:p>
          </table:table-cell>
          <table:table-cell office:value-type="string">
            <text:p>m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7" office:value-type="string">
            <text:p>p|m|r</text:p>
          </table:table-cell>
          <table:table-cell table:number-columns-repeated="1011"/>
        </table:table-row>
        <table:table-row table:style-name="ro1">
          <table:table-cell office:value-type="string">
            <text:p>B_w_01192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23</text:p>
          </table:table-cell>
          <table:table-cell table:number-columns-repeated="2" office:value-type="string">
            <text:p>set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24</text:p>
          </table:table-cell>
          <table:table-cell table:number-columns-repeated="2" office:value-type="string">
            <text:p>cent</text:p>
          </table:table-cell>
          <table:table-cell office:value-type="string">
            <text:p>ADJ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25</text:p>
          </table:table-cell>
          <table:table-cell office:value-type="string">
            <text:p>healmes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26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27</text:p>
          </table:table-cell>
          <table:table-cell office:value-type="string">
            <text:p>gunfanuns</text:p>
          </table:table-cell>
          <table:table-cell office:value-type="string">
            <text:p>gonfan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28</text:p>
          </table:table-cell>
          <table:table-cell office:value-type="string">
            <text:p>levez</text:p>
          </table:table-cell>
          <table:table-cell office:value-type="string">
            <text:p>le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29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1930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1931</text:p>
          </table:table-cell>
          <table:table-cell office:value-type="string">
            <text:p>aver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32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33</text:p>
          </table:table-cell>
          <table:table-cell office:value-type="string">
            <text:p>uns</text:p>
          </table:table-cell>
          <table:table-cell office:value-type="string">
            <text:p>un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34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1935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36</text:p>
          </table:table-cell>
          <table:table-cell office:value-type="string">
            <text:p>altres</text:p>
          </table:table-cell>
          <table:table-cell office:value-type="string">
            <text:p>autr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37</text:p>
          </table:table-cell>
          <table:table-cell office:value-type="string">
            <text:p>pasmez</text:p>
          </table:table-cell>
          <table:table-cell office:value-type="string">
            <text:p>pasmer</text:p>
          </table:table-cell>
          <table:table-cell office:value-type="string">
            <text:p>VERppe</text:p>
          </table:table-cell>
          <table:table-cell table:number-columns-repeated="3"/>
          <table:table-cell table:style-name="ce6"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38</text:p>
          </table:table-cell>
          <table:table-cell office:value-type="string">
            <text:p>Troias</text:p>
          </table:table-cell>
          <table:table-cell office:value-type="string">
            <text:p>troi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3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40</text:p>
          </table:table-cell>
          <table:table-cell office:value-type="string">
            <text:p>Bers</text:p>
          </table:table-cell>
          <table:table-cell office:value-type="string">
            <text:p>ba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41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4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43</text:p>
          </table:table-cell>
          <table:table-cell table:style-name="ce5" office:value-type="string">
            <text:p>Malfruit</text:p>
          </table:table-cell>
          <table:table-cell office:value-type="string">
            <text:p>malfroi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 : malfroit.</text:p>
          </table:table-cell>
          <table:table-cell table:number-columns-repeated="1010"/>
        </table:table-row>
        <table:table-row table:style-name="ro1">
          <table:table-cell office:value-type="string">
            <text:p>B_w_011944</text:p>
          </table:table-cell>
          <table:table-cell office:value-type="string">
            <text:p>justez</text:p>
          </table:table-cell>
          <table:table-cell office:value-type="string">
            <text:p>jos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4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46</text:p>
          </table:table-cell>
          <table:table-cell office:value-type="string">
            <text:p>paienz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47</text:p>
          </table:table-cell>
          <table:table-cell office:value-type="string">
            <text:p>porte</text:p>
          </table:table-cell>
          <table:table-cell office:value-type="string">
            <text:p>por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48</text:p>
          </table:table-cell>
          <table:table-cell office:value-type="string">
            <text:p>quatre</text:p>
          </table:table-cell>
          <table:table-cell office:value-type="string">
            <text:p>catre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49</text:p>
          </table:table-cell>
          <table:table-cell office:value-type="string">
            <text:p>darz</text:p>
          </table:table-cell>
          <table:table-cell office:value-type="string">
            <text:p>dar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50</text:p>
          </table:table-cell>
          <table:table-cell office:value-type="string">
            <text:p>empennez</text:p>
          </table:table-cell>
          <table:table-cell office:value-type="string">
            <text:p>emp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51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52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53</text:p>
          </table:table-cell>
          <table:table-cell table:number-columns-repeated="2" office:value-type="string">
            <text:p>un</text:p>
          </table:table-cell>
          <table:table-cell table:style-name="ce3"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54</text:p>
          </table:table-cell>
          <table:table-cell office:value-type="string">
            <text:p>lance</text:p>
          </table:table-cell>
          <table:table-cell office:value-type="string">
            <text:p>lancier3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55</text:p>
          </table:table-cell>
          <table:table-cell office:value-type="string">
            <text:p>que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56</text:p>
          </table:table-cell>
          <table:table-cell table:number-columns-repeated="2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195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Transcription : ascerrez</text:p>
          </table:table-cell>
          <table:table-cell table:number-columns-repeated="1010"/>
        </table:table-row>
        <table:table-row table:style-name="ro1">
          <table:table-cell office:value-type="string">
            <text:p>B_w_011958</text:p>
          </table:table-cell>
          <table:table-cell table:style-name="ce5" office:value-type="string">
            <text:p>ascemez</text:p>
          </table:table-cell>
          <table:table-cell office:value-type="string">
            <text:p>aces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59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60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1961</text:p>
          </table:table-cell>
          <table:table-cell table:number-columns-repeated="2" office:value-type="string">
            <text:p>vert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62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63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64</text:p>
          </table:table-cell>
          <table:table-cell office:value-type="string">
            <text:p>escus</text:p>
          </table:table-cell>
          <table:table-cell table:style-name="ce2" office:value-type="string">
            <text:p>escu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Dans l'index, escuser 1 et 2, mais une seule entrée dans le dico.</text:p>
          </table:table-cell>
          <table:table-cell table:number-columns-repeated="1010"/>
        </table:table-row>
        <table:table-row table:style-name="ro1">
          <table:table-cell office:value-type="string">
            <text:p>B_w_01196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66</text:p>
          </table:table-cell>
          <table:table-cell office:value-type="string">
            <text:p>mal</text:p>
          </table:table-cell>
          <table:table-cell office:value-type="string">
            <text:p>ma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1967</text:p>
          </table:table-cell>
          <table:table-cell office:value-type="string">
            <text:p>fez</text:p>
          </table:table-cell>
          <table:table-cell office:value-type="string">
            <text:p>f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68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69</text:p>
          </table:table-cell>
          <table:table-cell office:value-type="string">
            <text:p>Troians</text:p>
          </table:table-cell>
          <table:table-cell office:value-type="string">
            <text:p>troi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70</text:p>
          </table:table-cell>
          <table:table-cell office:value-type="string">
            <text:p>treit</text:p>
          </table:table-cell>
          <table:table-cell office:value-type="string">
            <text:p>tr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71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1972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1973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74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75</text:p>
          </table:table-cell>
          <table:table-cell office:value-type="string">
            <text:p>assenez</text:p>
          </table:table-cell>
          <table:table-cell office:value-type="string">
            <text:p>ass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76</text:p>
          </table:table-cell>
          <table:table-cell office:value-type="string">
            <text:p>k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1977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78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79</text:p>
          </table:table-cell>
          <table:table-cell table:style-name="ce5" office:value-type="string">
            <text:p>fent</text:p>
          </table:table-cell>
          <table:table-cell office:value-type="string">
            <text:p>f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Transcription : sent.</text:p>
          </table:table-cell>
          <table:table-cell table:number-columns-repeated="1010"/>
        </table:table-row>
        <table:table-row table:style-name="ro1">
          <table:table-cell office:value-type="string">
            <text:p>B_w_011980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>
            <text:p>B_w_011981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82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83</text:p>
          </table:table-cell>
          <table:table-cell office:value-type="string">
            <text:p>quirs</text:p>
          </table:table-cell>
          <table:table-cell office:value-type="string">
            <text:p>cui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84</text:p>
          </table:table-cell>
          <table:table-cell office:value-type="string">
            <text:p>severez</text:p>
          </table:table-cell>
          <table:table-cell office:value-type="string">
            <text:p>sev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85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86</text:p>
          </table:table-cell>
          <table:table-cell table:number-columns-repeated="2"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1987</text:p>
          </table:table-cell>
          <table:table-cell office:value-type="string">
            <text:p>halberc</text:p>
          </table:table-cell>
          <table:table-cell office:value-type="string">
            <text:p>hauber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88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89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90</text:p>
          </table:table-cell>
          <table:table-cell office:value-type="string">
            <text:p>pleiz</text:p>
          </table:table-cell>
          <table:table-cell table:style-name="ce3" office:value-type="string">
            <text:p>plo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91</text:p>
          </table:table-cell>
          <table:table-cell office:value-type="string">
            <text:p>descloez</text:p>
          </table:table-cell>
          <table:table-cell office:value-type="string">
            <text:p>desclö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92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93</text:p>
          </table:table-cell>
          <table:table-cell office:value-type="string">
            <text:p>mi</text:p>
          </table:table-cell>
          <table:table-cell office:value-type="string">
            <text:p>m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94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95</text:p>
          </table:table-cell>
          <table:table-cell office:value-type="string">
            <text:p>quisse</text:p>
          </table:table-cell>
          <table:table-cell office:value-type="string">
            <text:p>cuiss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9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97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98</text:p>
          </table:table-cell>
          <table:table-cell office:value-type="string">
            <text:p>darz</text:p>
          </table:table-cell>
          <table:table-cell office:value-type="string">
            <text:p>dar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99</text:p>
          </table:table-cell>
          <table:table-cell office:value-type="string">
            <text:p>volez</text:p>
          </table:table-cell>
          <table:table-cell office:value-type="string">
            <text:p>vo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00</text:p>
          </table:table-cell>
          <table:table-cell office:value-type="string">
            <text:p>Troiaas</text:p>
          </table:table-cell>
          <table:table-cell office:value-type="string">
            <text:p>troi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01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02</text:p>
          </table:table-cell>
          <table:table-cell office:value-type="string">
            <text:p>fier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03</text:p>
          </table:table-cell>
          <table:table-cell office:value-type="string">
            <text:p>cum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004</text:p>
          </table:table-cell>
          <table:table-cell table:number-columns-repeated="2" office:value-type="string">
            <text:p>vass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05</text:p>
          </table:table-cell>
          <table:table-cell office:value-type="string">
            <text:p>adurez</text:p>
          </table:table-cell>
          <table:table-cell office:value-type="string">
            <text:p>adur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La proposition était adurer2 et VERppe, mais le lemme n'existe pas dans le Tobler</text:p>
          </table:table-cell>
          <table:table-cell table:number-columns-repeated="1010"/>
        </table:table-row>
        <table:table-row table:style-name="ro1">
          <table:table-cell office:value-type="string">
            <text:p>B_w_012006</text:p>
          </table:table-cell>
          <table:table-cell office:value-type="string">
            <text:p>nel</text:p>
          </table:table-cell>
          <table:table-cell office:value-type="string">
            <text:p>ne1+il</text:p>
          </table:table-cell>
          <table:table-cell office:value-type="string">
            <text:p>ADVneg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07</text:p>
          </table:table-cell>
          <table:table-cell office:value-type="string">
            <text:p>po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08</text:p>
          </table:table-cell>
          <table:table-cell office:value-type="string">
            <text:p>garir</text:p>
          </table:table-cell>
          <table:table-cell office:value-type="string">
            <text:p>garir 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2009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010</text:p>
          </table:table-cell>
          <table:table-cell office:value-type="string">
            <text:p>n</text:p>
          </table:table-cell>
          <table:table-cell office:value-type="string">
            <text:p>ne2</text:p>
          </table:table-cell>
          <table:table-cell office:value-type="string">
            <text:p>CONcoo </text:p>
          </table:table-cell>
          <table:table-cell table:number-columns-repeated="1020"/>
        </table:table-row>
        <table:table-row table:style-name="ro1">
          <table:table-cell office:value-type="string">
            <text:p>B_w_012011</text:p>
          </table:table-cell>
          <table:table-cell office:value-type="string">
            <text:p>auberc</text:p>
          </table:table-cell>
          <table:table-cell office:value-type="string">
            <text:p>hauber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012</text:p>
          </table:table-cell>
          <table:table-cell office:value-type="string">
            <text:p>saffrez</text:p>
          </table:table-cell>
          <table:table-cell office:value-type="string">
            <text:p>saf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s|m|r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B_w_012013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14</text:p>
          </table:table-cell>
          <table:table-cell table:number-columns-repeated="2" office:value-type="string">
            <text:p>f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15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01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17</text:p>
          </table:table-cell>
          <table:table-cell office:value-type="string">
            <text:p>hanste</text:p>
          </table:table-cell>
          <table:table-cell office:value-type="string">
            <text:p>hans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18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19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20</text:p>
          </table:table-cell>
          <table:table-cell office:value-type="string">
            <text:p>el</text:p>
          </table:table-cell>
          <table:table-cell office:value-type="string">
            <text:p>en1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21</text:p>
          </table:table-cell>
          <table:table-cell office:value-type="string">
            <text:p>cors</text:p>
          </table:table-cell>
          <table:table-cell office:value-type="string">
            <text:p>cor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22</text:p>
          </table:table-cell>
          <table:table-cell office:value-type="string">
            <text:p>entrez</text:p>
          </table:table-cell>
          <table:table-cell office:value-type="string">
            <text:p>ent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23</text:p>
          </table:table-cell>
          <table:table-cell office:value-type="string">
            <text:p>mort</text:p>
          </table:table-cell>
          <table:table-cell office:value-type="string">
            <text:p>mo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24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025</text:p>
          </table:table-cell>
          <table:table-cell office:value-type="string">
            <text:p>abati</text:p>
          </table:table-cell>
          <table:table-cell office:value-type="string">
            <text:p>aba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26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02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028</text:p>
          </table:table-cell>
          <table:table-cell office:value-type="string">
            <text:p>ultre</text:p>
          </table:table-cell>
          <table:table-cell office:value-type="string">
            <text:p>outr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029</text:p>
          </table:table-cell>
          <table:table-cell office:value-type="string">
            <text:p>passez</text:p>
          </table:table-cell>
          <table:table-cell office:value-type="string">
            <text:p>pass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30</text:p>
          </table:table-cell>
          <table:table-cell office:value-type="string">
            <text:p>mei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031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32</text:p>
          </table:table-cell>
          <table:table-cell table:number-columns-repeated="2" office:value-type="string">
            <text:p>traver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33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34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035</text:p>
          </table:table-cell>
          <table:table-cell office:value-type="string">
            <text:p>feru</text:p>
          </table:table-cell>
          <table:table-cell office:value-type="string">
            <text:p>fe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036</text:p>
          </table:table-cell>
          <table:table-cell office:value-type="string">
            <text:p>Corsabrez</text:p>
          </table:table-cell>
          <table:table-cell office:value-type="string">
            <text:p>corsab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37</text:p>
          </table:table-cell>
          <table:table-cell office:value-type="string">
            <text:p>suz</text:p>
          </table:table-cell>
          <table:table-cell office:value-type="string">
            <text:p>soz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038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039</text:p>
          </table:table-cell>
          <table:table-cell office:value-type="string">
            <text:p>mammele</text:p>
          </table:table-cell>
          <table:table-cell office:value-type="string">
            <text:p>mame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4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041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042</text:p>
          </table:table-cell>
          <table:table-cell office:value-type="string">
            <text:p>mi</text:p>
          </table:table-cell>
          <table:table-cell office:value-type="string">
            <text:p>m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043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44</text:p>
          </table:table-cell>
          <table:table-cell office:value-type="string">
            <text:p>costez</text:p>
          </table:table-cell>
          <table:table-cell office:value-type="string">
            <text:p>cos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45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46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047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048</text:p>
          </table:table-cell>
          <table:table-cell office:value-type="string">
            <text:p>pleiz</text:p>
          </table:table-cell>
          <table:table-cell office:value-type="string">
            <text:p>plo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49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50</text:p>
          </table:table-cell>
          <table:table-cell office:value-type="string">
            <text:p>gunfanun</text:p>
          </table:table-cell>
          <table:table-cell office:value-type="string">
            <text:p>gonfan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051</text:p>
          </table:table-cell>
          <table:table-cell office:value-type="string">
            <text:p>butez</text:p>
          </table:table-cell>
          <table:table-cell office:value-type="string">
            <text:p>bot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7" office:value-type="string">
            <text:p>s|m|r</text:p>
          </table:table-cell>
          <table:table-cell table:number-columns-repeated="1011"/>
        </table:table-row>
        <table:table-row table:style-name="ro2">
          <table:table-cell office:value-type="string">
            <text:p>B_w_012052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53</text:p>
          </table:table-cell>
          <table:table-cell office:value-type="string">
            <text:p>quor</text:p>
          </table:table-cell>
          <table:table-cell office:value-type="string">
            <text:p>cu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54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55</text:p>
          </table:table-cell>
          <table:table-cell office:value-type="string">
            <text:p>fent</text:p>
          </table:table-cell>
          <table:table-cell office:value-type="string">
            <text:p>f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56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57</text:p>
          </table:table-cell>
          <table:table-cell table:number-columns-repeated="2" office:value-type="string">
            <text:p>vass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5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59</text:p>
          </table:table-cell>
          <table:table-cell office:value-type="string">
            <text:p>versez</text:p>
          </table:table-cell>
          <table:table-cell office:value-type="string">
            <text:p>vers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60</text:p>
          </table:table-cell>
          <table:table-cell office:value-type="string">
            <text:p>deus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061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2">
          <table:table-cell office:value-type="string">
            <text:p>B_w_012062</text:p>
          </table:table-cell>
          <table:table-cell office:value-type="string">
            <text:p>ai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63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64</text:p>
          </table:table-cell>
          <table:table-cell office:value-type="string">
            <text:p>alme</text:p>
          </table:table-cell>
          <table:table-cell office:value-type="string">
            <text:p>a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6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06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67</text:p>
          </table:table-cell>
          <table:table-cell office:value-type="string">
            <text:p>fin</text:p>
          </table:table-cell>
          <table:table-cell office:value-type="string">
            <text:p>fin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6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69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70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71</text:p>
          </table:table-cell>
          <table:table-cell office:value-type="string">
            <text:p>quons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072</text:p>
          </table:table-cell>
          <table:table-cell office:value-type="string">
            <text:p>Eleins</text:p>
          </table:table-cell>
          <table:table-cell office:value-type="string">
            <text:p>elein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73</text:p>
          </table:table-cell>
          <table:table-cell office:value-type="string">
            <text:p>vient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074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075</text:p>
          </table:table-cell>
          <table:table-cell office:value-type="string">
            <text:p>effreez</text:p>
          </table:table-cell>
          <table:table-cell office:value-type="string">
            <text:p>esfrë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76</text:p>
          </table:table-cell>
          <table:table-cell table:number-columns-repeated="2" office:value-type="string">
            <text:p>for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077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078</text:p>
          </table:table-cell>
          <table:table-cell office:value-type="string">
            <text:p>pleint</text:p>
          </table:table-cell>
          <table:table-cell office:value-type="string">
            <text:p>plai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79</text:p>
          </table:table-cell>
          <table:table-cell office:value-type="string">
            <text:p>kar</text:p>
          </table:table-cell>
          <table:table-cell office:value-type="string">
            <text:p>car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080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081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82</text:p>
          </table:table-cell>
          <table:table-cell office:value-type="string">
            <text:p>soer</text:p>
          </table:table-cell>
          <table:table-cell office:value-type="string">
            <text:p>ser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083</text:p>
          </table:table-cell>
          <table:table-cell office:value-type="string">
            <text:p>estei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84</text:p>
          </table:table-cell>
          <table:table-cell office:value-type="string">
            <text:p>nez</text:p>
          </table:table-cell>
          <table:table-cell office:value-type="string">
            <text:p>nais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85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086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087</text:p>
          </table:table-cell>
          <table:table-cell office:value-type="string">
            <text:p>vengast</text:p>
          </table:table-cell>
          <table:table-cell office:value-type="string">
            <text:p>veng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088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089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90</text:p>
          </table:table-cell>
          <table:table-cell office:value-type="string">
            <text:p>rei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091</text:p>
          </table:table-cell>
          <table:table-cell office:value-type="string">
            <text:p>Corsabrez</text:p>
          </table:table-cell>
          <table:table-cell office:value-type="string">
            <text:p>corsab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92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09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094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095</text:p>
          </table:table-cell>
          <table:table-cell table:number-columns-repeated="2" office:value-type="string">
            <text:p>travers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9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097</text:p>
          </table:table-cell>
          <table:table-cell office:value-type="string">
            <text:p>venu</text:p>
          </table:table-cell>
          <table:table-cell office:value-type="string">
            <text:p>ven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098</text:p>
          </table:table-cell>
          <table:table-cell office:value-type="string">
            <text:p>Barbez</text:p>
          </table:table-cell>
          <table:table-cell office:value-type="string">
            <text:p>barba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9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00</text:p>
          </table:table-cell>
          <table:table-cell office:value-type="string">
            <text:p>quons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101</text:p>
          </table:table-cell>
          <table:table-cell office:value-type="string">
            <text:p>Eleins</text:p>
          </table:table-cell>
          <table:table-cell office:value-type="string">
            <text:p>elein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02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03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0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105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106</text:p>
          </table:table-cell>
          <table:table-cell office:value-type="string">
            <text:p>turnez</text:p>
          </table:table-cell>
          <table:table-cell office:value-type="string">
            <text:p>tor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07</text:p>
          </table:table-cell>
          <table:table-cell office:value-type="string">
            <text:p>brandist</text:p>
          </table:table-cell>
          <table:table-cell office:value-type="string">
            <text:p>brand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108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09</text:p>
          </table:table-cell>
          <table:table-cell table:number-columns-repeated="2" office:value-type="string">
            <text:p>lanc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110</text:p>
          </table:table-cell>
          <table:table-cell office:value-type="string">
            <text:p>dunt</text:p>
          </table:table-cell>
          <table:table-cell office:value-type="string">
            <text:p>dont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11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112</text:p>
          </table:table-cell>
          <table:table-cell table:number-columns-repeated="2" office:value-type="string">
            <text:p>f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13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114</text:p>
          </table:table-cell>
          <table:table-cell office:value-type="string">
            <text:p>quarrez</text:p>
          </table:table-cell>
          <table:table-cell office:value-type="string">
            <text:p>carre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115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16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17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18</text:p>
          </table:table-cell>
          <table:table-cell office:value-type="string">
            <text:p>perce</text:p>
          </table:table-cell>
          <table:table-cell office:value-type="string">
            <text:p>perc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19</text:p>
          </table:table-cell>
          <table:table-cell office:value-type="string">
            <text:p>k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20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21</text:p>
          </table:table-cell>
          <table:table-cell office:value-type="string">
            <text:p>entur</text:p>
          </table:table-cell>
          <table:table-cell office:value-type="string">
            <text:p>ento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22</text:p>
          </table:table-cell>
          <table:table-cell office:value-type="string">
            <text:p>listez</text:p>
          </table:table-cell>
          <table:table-cell office:value-type="string">
            <text:p>list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2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124</text:p>
          </table:table-cell>
          <table:table-cell office:value-type="string">
            <text:p>riches</text:p>
          </table:table-cell>
          <table:table-cell office:value-type="string">
            <text:p>rich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2">
          <table:table-cell office:value-type="string">
            <text:p>B_w_012125</text:p>
          </table:table-cell>
          <table:table-cell office:value-type="string">
            <text:p>pieres</text:p>
          </table:table-cell>
          <table:table-cell office:value-type="string">
            <text:p>pie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26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127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128</text:p>
          </table:table-cell>
          <table:table-cell office:value-type="string">
            <text:p>or</text:p>
          </table:table-cell>
          <table:table-cell office:value-type="string">
            <text:p>o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29</text:p>
          </table:table-cell>
          <table:table-cell office:value-type="string">
            <text:p>neelez</text:p>
          </table:table-cell>
          <table:table-cell office:value-type="string">
            <text:p>nëe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30</text:p>
          </table:table-cell>
          <table:table-cell office:value-type="string">
            <text:p>mort</text:p>
          </table:table-cell>
          <table:table-cell office:value-type="string">
            <text:p>mo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31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32</text:p>
          </table:table-cell>
          <table:table-cell office:value-type="string">
            <text:p>tresturne</text:p>
          </table:table-cell>
          <table:table-cell office:value-type="string">
            <text:p>trestor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33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34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35</text:p>
          </table:table-cell>
          <table:table-cell office:value-type="string">
            <text:p>dis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36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137</text:p>
          </table:table-cell>
          <table:table-cell office:value-type="string">
            <text:p>tenez</text:p>
          </table:table-cell>
          <table:table-cell office:value-type="string">
            <text:p>ten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2138</text:p>
          </table:table-cell>
          <table:table-cell office:value-type="string">
            <text:p>mielz</text:p>
          </table:table-cell>
          <table:table-cell office:value-type="string">
            <text:p>mie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3"/>
        </table:table-row>
        <table:table-row table:style-name="ro2">
          <table:table-cell office:value-type="string">
            <text:p>B_w_012139</text:p>
          </table:table-cell>
          <table:table-cell office:value-type="string">
            <text:p>vu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140</text:p>
          </table:table-cell>
          <table:table-cell office:value-type="string">
            <text:p>venist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141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142</text:p>
          </table:table-cell>
          <table:table-cell office:value-type="string">
            <text:p>ariere</text:p>
          </table:table-cell>
          <table:table-cell office:value-type="string">
            <text:p>arier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143</text:p>
          </table:table-cell>
          <table:table-cell office:value-type="string">
            <text:p>ussez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ipf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144</text:p>
          </table:table-cell>
          <table:table-cell office:value-type="string">
            <text:p>estez</text:p>
          </table:table-cell>
          <table:table-cell office:value-type="string">
            <text:p>es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145</text:p>
          </table:table-cell>
          <table:table-cell table:style-name="ce5" office:value-type="string">
            <text:p>beils</text:p>
          </table:table-cell>
          <table:table-cell office:value-type="string">
            <text:p>be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Transcription : deils</text:p>
          </table:table-cell>
          <table:table-cell table:number-columns-repeated="1010"/>
        </table:table-row>
        <table:table-row table:style-name="ro1">
          <table:table-cell office:value-type="string">
            <text:p>B_w_01214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47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48</text:p>
          </table:table-cell>
          <table:table-cell office:value-type="string">
            <text:p>jurs</text:p>
          </table:table-cell>
          <table:table-cell office:value-type="string">
            <text:p>j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49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50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51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52</text:p>
          </table:table-cell>
          <table:table-cell office:value-type="string">
            <text:p>passez</text:p>
          </table:table-cell>
          <table:table-cell office:value-type="string">
            <text:p>pass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53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154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155</text:p>
          </table:table-cell>
          <table:table-cell office:value-type="string">
            <text:p>pudrere</text:p>
          </table:table-cell>
          <table:table-cell office:value-type="string">
            <text:p>poudrie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56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15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5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59</text:p>
          </table:table-cell>
          <table:table-cell office:value-type="string">
            <text:p>airs</text:p>
          </table:table-cell>
          <table:table-cell office:value-type="string">
            <text:p>ai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60</text:p>
          </table:table-cell>
          <table:table-cell office:value-type="string">
            <text:p>trublez</text:p>
          </table:table-cell>
          <table:table-cell office:value-type="string">
            <text:p>torb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161</text:p>
          </table:table-cell>
          <table:table-cell office:value-type="string">
            <text:p>paiens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p|m|r</text:p>
          </table:table-cell>
          <table:table-cell table:number-columns-repeated="1011"/>
        </table:table-row>
        <table:table-row table:style-name="ro2">
          <table:table-cell office:value-type="string">
            <text:p>B_w_012162</text:p>
          </table:table-cell>
          <table:table-cell office:value-type="string">
            <text:p>caplissent</text:p>
          </table:table-cell>
          <table:table-cell table:style-name="ce6" office:value-type="string">
            <text:p>chap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2163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6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6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166</text:p>
          </table:table-cell>
          <table:table-cell office:value-type="string">
            <text:p>olz</text:p>
          </table:table-cell>
          <table:table-cell office:value-type="string">
            <text:p>uei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67</text:p>
          </table:table-cell>
          <table:table-cell office:value-type="string">
            <text:p>muntez</text:p>
          </table:table-cell>
          <table:table-cell office:value-type="string">
            <text:p>mo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168</text:p>
          </table:table-cell>
          <table:table-cell office:value-type="string">
            <text:p>cornent</text:p>
          </table:table-cell>
          <table:table-cell office:value-type="string">
            <text:p>cor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169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2170</text:p>
          </table:table-cell>
          <table:table-cell office:value-type="string">
            <text:p>crient</text:p>
          </table:table-cell>
          <table:table-cell office:value-type="string">
            <text:p>crïer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171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172</text:p>
          </table:table-cell>
          <table:table-cell office:value-type="string">
            <text:p>fun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2173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174</text:p>
          </table:table-cell>
          <table:table-cell office:value-type="string">
            <text:p>taburez</text:p>
          </table:table-cell>
          <table:table-cell office:value-type="string">
            <text:p>taborois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75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176</text:p>
          </table:table-cell>
          <table:table-cell office:value-type="string">
            <text:p>k</text:p>
          </table:table-cell>
          <table:table-cell office:value-type="string">
            <text:p>que2|que3</text:p>
          </table:table-cell>
          <table:table-cell office:value-type="string">
            <text:p>PROint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77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2">
          <table:table-cell office:value-type="string">
            <text:p>B_w_012178</text:p>
          </table:table-cell>
          <table:table-cell office:value-type="string">
            <text:p>dirai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79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180</text:p>
          </table:table-cell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PRO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181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2182</text:p>
          </table:table-cell>
          <table:table-cell table:number-columns-repeated="2" office:value-type="string">
            <text:p>for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183</text:p>
          </table:table-cell>
          <table:table-cell office:value-type="string">
            <text:p>quassez</text:p>
          </table:table-cell>
          <table:table-cell office:value-type="string">
            <text:p>cas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184</text:p>
          </table:table-cell>
          <table:table-cell table:number-columns-repeated="2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85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186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87</text:p>
          </table:table-cell>
          <table:table-cell table:number-columns-repeated="2" office:value-type="string">
            <text:p>arp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88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189</text:p>
          </table:table-cell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PRO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190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191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192</text:p>
          </table:table-cell>
          <table:table-cell office:value-type="string">
            <text:p>menez</text:p>
          </table:table-cell>
          <table:table-cell office:value-type="string">
            <text:p>m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93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194</text:p>
          </table:table-cell>
          <table:table-cell office:value-type="string">
            <text:p>unques</text:p>
          </table:table-cell>
          <table:table-cell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95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196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2">
          <table:table-cell office:value-type="string">
            <text:p>B_w_012197</text:p>
          </table:table-cell>
          <table:table-cell office:value-type="string">
            <text:p>ou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98</text:p>
          </table:table-cell>
          <table:table-cell office:value-type="string">
            <text:p>halberc</text:p>
          </table:table-cell>
          <table:table-cell office:value-type="string">
            <text:p>hauber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199</text:p>
          </table:table-cell>
          <table:table-cell office:value-type="string">
            <text:p>n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200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201</text:p>
          </table:table-cell>
          <table:table-cell office:value-type="string">
            <text:p>turnez</text:p>
          </table:table-cell>
          <table:table-cell office:value-type="string">
            <text:p>tor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7" office:value-type="string">
            <text:p>p|m|r</text:p>
          </table:table-cell>
          <table:table-cell table:number-columns-repeated="1011"/>
        </table:table-row>
        <table:table-row table:style-name="ro2">
          <table:table-cell office:value-type="string">
            <text:p>B_w_012202</text:p>
          </table:table-cell>
          <table:table-cell office:value-type="string">
            <text:p>lambert</text:p>
          </table:table-cell>
          <table:table-cell office:value-type="string">
            <text:p>lamber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03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204</text:p>
          </table:table-cell>
          <table:table-cell office:value-type="string">
            <text:p>averenches</text:p>
          </table:table-cell>
          <table:table-cell office:value-type="string">
            <text:p>averench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05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20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07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208</text:p>
          </table:table-cell>
          <table:table-cell office:value-type="string">
            <text:p>mort</text:p>
          </table:table-cell>
          <table:table-cell office:value-type="string">
            <text:p>mort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09</text:p>
          </table:table-cell>
          <table:table-cell office:value-type="string">
            <text:p>liverez</text:p>
          </table:table-cell>
          <table:table-cell office:value-type="string">
            <text:p>liv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1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2211</text:p>
          </table:table-cell>
          <table:table-cell office:value-type="string">
            <text:p>Raul</text:p>
          </table:table-cell>
          <table:table-cell office:value-type="string">
            <text:p>rau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12</text:p>
          </table:table-cell>
          <table:table-cell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213</text:p>
          </table:table-cell>
          <table:table-cell office:value-type="string">
            <text:p>Bleives</text:p>
          </table:table-cell>
          <table:table-cell office:value-type="string">
            <text:p>bleiv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14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215</text:p>
          </table:table-cell>
          <table:table-cell office:value-type="string">
            <text:p>dous</text:p>
          </table:table-cell>
          <table:table-cell office:value-type="string">
            <text:p>deu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216</text:p>
          </table:table-cell>
          <table:table-cell office:value-type="string">
            <text:p>parz</text:p>
          </table:table-cell>
          <table:table-cell office:value-type="string">
            <text:p>par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17</text:p>
          </table:table-cell>
          <table:table-cell office:value-type="string">
            <text:p>enpennez</text:p>
          </table:table-cell>
          <table:table-cell office:value-type="string">
            <text:p>emp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218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219</text:p>
          </table:table-cell>
          <table:table-cell office:value-type="string">
            <text:p>vivera</text:p>
          </table:table-cell>
          <table:table-cell office:value-type="string">
            <text:p>viv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20</text:p>
          </table:table-cell>
          <table:table-cell office:value-type="string">
            <text:p>gueres</text:p>
          </table:table-cell>
          <table:table-cell office:value-type="string">
            <text:p>gair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221</text:p>
          </table:table-cell>
          <table:table-cell office:value-type="string">
            <text:p>kar</text:p>
          </table:table-cell>
          <table:table-cell office:value-type="string">
            <text:p>car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222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23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22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25</text:p>
          </table:table-cell>
          <table:table-cell office:value-type="string">
            <text:p>pasmez</text:p>
          </table:table-cell>
          <table:table-cell office:value-type="string">
            <text:p>pas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226</text:p>
          </table:table-cell>
          <table:table-cell office:value-type="string">
            <text:p>Gui</text:p>
          </table:table-cell>
          <table:table-cell office:value-type="string">
            <text:p>gui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27</text:p>
          </table:table-cell>
          <table:table-cell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228</text:p>
          </table:table-cell>
          <table:table-cell office:value-type="string">
            <text:p>Custances</text:p>
          </table:table-cell>
          <table:table-cell office:value-type="string">
            <text:p>custanc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29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230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3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32</text:p>
          </table:table-cell>
          <table:table-cell office:value-type="string">
            <text:p>chief</text:p>
          </table:table-cell>
          <table:table-cell office:value-type="string">
            <text:p>chief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233</text:p>
          </table:table-cell>
          <table:table-cell office:value-type="string">
            <text:p>colpez</text:p>
          </table:table-cell>
          <table:table-cell office:value-type="string">
            <text:p>cop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7" office:value-type="string">
            <text:p>s|m|n</text:p>
          </table:table-cell>
          <table:table-cell table:number-columns-repeated="1011"/>
        </table:table-row>
        <table:table-row table:style-name="ro2">
          <table:table-cell office:value-type="string">
            <text:p>B_w_012234</text:p>
          </table:table-cell>
          <table:table-cell office:value-type="string">
            <text:p>Tebald</text:p>
          </table:table-cell>
          <table:table-cell office:value-type="string">
            <text:p>tebald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35</text:p>
          </table:table-cell>
          <table:table-cell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236</text:p>
          </table:table-cell>
          <table:table-cell office:value-type="string">
            <text:p>Rues</text:p>
          </table:table-cell>
          <table:table-cell office:value-type="string">
            <text:p>ru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37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2238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39</text:p>
          </table:table-cell>
          <table:table-cell office:value-type="string">
            <text:p>altres</text:p>
          </table:table-cell>
          <table:table-cell office:value-type="string">
            <text:p>autr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40</text:p>
          </table:table-cell>
          <table:table-cell table:number-columns-repeated="2" office:value-type="string">
            <text:p>asse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241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242</text:p>
          </table:table-cell>
          <table:table-cell office:value-type="string">
            <text:p>cist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243</text:p>
          </table:table-cell>
          <table:table-cell table:number-columns-repeated="2" office:value-type="string">
            <text:p>damag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44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245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2">
          <table:table-cell office:value-type="string">
            <text:p>B_w_012246</text:p>
          </table:table-cell>
          <table:table-cell office:value-type="string">
            <text:p>ier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47</text:p>
          </table:table-cell>
          <table:table-cell office:value-type="string">
            <text:p>restorez</text:p>
          </table:table-cell>
          <table:table-cell office:value-type="string">
            <text:p>resto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248</text:p>
          </table:table-cell>
          <table:table-cell office:value-type="string">
            <text:p>uns</text:p>
          </table:table-cell>
          <table:table-cell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49</text:p>
          </table:table-cell>
          <table:table-cell office:value-type="string">
            <text:p>esquiers</text:p>
          </table:table-cell>
          <table:table-cell office:value-type="string">
            <text:p>escui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50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51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52</text:p>
          </table:table-cell>
          <table:table-cell office:value-type="string">
            <text:p>nun</text:p>
          </table:table-cell>
          <table:table-cell office:value-type="string">
            <text:p>nom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253</text:p>
          </table:table-cell>
          <table:table-cell office:value-type="string">
            <text:p>Amirez</text:p>
          </table:table-cell>
          <table:table-cell office:value-type="string">
            <text:p>ami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254</text:p>
          </table:table-cell>
          <table:table-cell office:value-type="string">
            <text:p>vavassur</text:p>
          </table:table-cell>
          <table:table-cell office:value-type="string">
            <text:p>vavass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55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56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25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58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59</text:p>
          </table:table-cell>
          <table:table-cell office:value-type="string">
            <text:p>Paris</text:p>
          </table:table-cell>
          <table:table-cell office:value-type="string">
            <text:p>par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60</text:p>
          </table:table-cell>
          <table:table-cell office:value-type="string">
            <text:p>nez</text:p>
          </table:table-cell>
          <table:table-cell office:value-type="string">
            <text:p>nais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61</text:p>
          </table:table-cell>
          <table:table-cell office:value-type="string">
            <text:p>fiz</text:p>
          </table:table-cell>
          <table:table-cell office:value-type="string">
            <text:p>fil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6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63</text:p>
          </table:table-cell>
          <table:table-cell office:value-type="string">
            <text:p>Droün</text:p>
          </table:table-cell>
          <table:table-cell office:value-type="string">
            <text:p>droü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264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7" office:value-type="string">
            <text:p>s|m|n</text:p>
          </table:table-cell>
          <table:table-cell table:number-columns-repeated="1011"/>
        </table:table-row>
        <table:table-row table:style-name="ro2">
          <table:table-cell office:value-type="string">
            <text:p>B_w_012265</text:p>
          </table:table-cell>
          <table:table-cell office:value-type="string">
            <text:p>Riche</text:p>
          </table:table-cell>
          <table:table-cell office:value-type="string">
            <text:p>rich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266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267</text:p>
          </table:table-cell>
          <table:table-cell office:value-type="string">
            <text:p>Fossez</text:p>
          </table:table-cell>
          <table:table-cell office:value-type="string">
            <text:p>foss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268</text:p>
          </table:table-cell>
          <table:table-cell table:number-columns-repeated="2" office:value-type="string">
            <text:p>cent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269</text:p>
          </table:table-cell>
          <table:table-cell table:style-name="ce5" office:value-type="string">
            <text:p>damisals</text:p>
          </table:table-cell>
          <table:table-cell office:value-type="string">
            <text:p>damois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 : damasals</text:p>
          </table:table-cell>
          <table:table-cell table:number-columns-repeated="1010"/>
        </table:table-row>
        <table:table-row table:style-name="ro2">
          <table:table-cell office:value-type="string">
            <text:p>B_w_012270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71</text:p>
          </table:table-cell>
          <table:table-cell office:value-type="string">
            <text:p>od</text:p>
          </table:table-cell>
          <table:table-cell office:value-type="string">
            <text:p>o4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72</text:p>
          </table:table-cell>
          <table:table-cell office:value-type="string">
            <text:p>sei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73</text:p>
          </table:table-cell>
          <table:table-cell office:value-type="string">
            <text:p>ajustez</text:p>
          </table:table-cell>
          <table:table-cell office:value-type="string">
            <text:p>ajos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274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table:style-name="ce6"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27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ADJ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76</text:p>
          </table:table-cell>
          <table:table-cell table:number-columns-repeated="2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277</text:p>
          </table:table-cell>
          <table:table-cell office:value-type="string">
            <text:p>viel</text:p>
          </table:table-cell>
          <table:table-cell office:value-type="string">
            <text:p>viei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278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279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280</text:p>
          </table:table-cell>
          <table:table-cell office:value-type="string">
            <text:p>ke</text:p>
          </table:table-cell>
          <table:table-cell office:value-type="string">
            <text:p>que2|que3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2">
          <table:table-cell office:value-type="string">
            <text:p>B_w_012281</text:p>
          </table:table-cell>
          <table:table-cell table:number-columns-repeated="2" office:value-type="string">
            <text:p>vint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282</text:p>
          </table:table-cell>
          <table:table-cell office:value-type="string">
            <text:p>anz</text:p>
          </table:table-cell>
          <table:table-cell office:value-type="string">
            <text:p>a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83</text:p>
          </table:table-cell>
          <table:table-cell office:value-type="string">
            <text:p>passez</text:p>
          </table:table-cell>
          <table:table-cell office:value-type="string">
            <text:p>pass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284</text:p>
          </table:table-cell>
          <table:table-cell office:value-type="string">
            <text:p>armes</text:p>
          </table:table-cell>
          <table:table-cell office:value-type="string">
            <text:p>ar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285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2286</text:p>
          </table:table-cell>
          <table:table-cell office:value-type="string">
            <text:p>prises</text:p>
          </table:table-cell>
          <table:table-cell office:value-type="string">
            <text:p>prend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287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288</text:p>
          </table:table-cell>
          <table:table-cell office:value-type="string">
            <text:p>morz</text:p>
          </table:table-cell>
          <table:table-cell office:value-type="string">
            <text:p>mo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7" office:value-type="string">
            <text:p>NOMcom</text:p>
          </table:table-cell>
          <table:table-cell/>
          <table:table-cell office:value-type="string">
            <text:p>Entrée du substantif à morir.</text:p>
          </table:table-cell>
          <table:table-cell table:number-columns-repeated="1010"/>
        </table:table-row>
        <table:table-row table:style-name="ro1">
          <table:table-cell office:value-type="string">
            <text:p>B_w_012289</text:p>
          </table:table-cell>
          <table:table-cell office:value-type="string">
            <text:p>qu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90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291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292</text:p>
          </table:table-cell>
          <table:table-cell office:value-type="string">
            <text:p>trovez</text:p>
          </table:table-cell>
          <table:table-cell office:value-type="string">
            <text:p>tro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93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94</text:p>
          </table:table-cell>
          <table:table-cell office:value-type="string">
            <text:p>lur</text:p>
          </table:table-cell>
          <table:table-cell office:value-type="string">
            <text:p>lor2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295</text:p>
          </table:table-cell>
          <table:table-cell office:value-type="string">
            <text:p>bliauz</text:p>
          </table:table-cell>
          <table:table-cell office:value-type="string">
            <text:p>blïau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296</text:p>
          </table:table-cell>
          <table:table-cell office:value-type="string">
            <text:p>u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297</text:p>
          </table:table-cell>
          <table:table-cell office:value-type="string">
            <text:p>gunfanuns</text:p>
          </table:table-cell>
          <table:table-cell office:value-type="string">
            <text:p>gonfan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98</text:p>
          </table:table-cell>
          <table:table-cell office:value-type="string">
            <text:p>lievez</text:p>
          </table:table-cell>
          <table:table-cell office:value-type="string">
            <text:p>le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99</text:p>
          </table:table-cell>
          <table:table-cell office:value-type="string">
            <text:p>veient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300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301</text:p>
          </table:table-cell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PRO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02</text:p>
          </table:table-cell>
          <table:table-cell table:number-columns-repeated="2" office:value-type="string">
            <text:p>veni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2">
          <table:table-cell office:value-type="string">
            <text:p>B_w_012303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304</text:p>
          </table:table-cell>
          <table:table-cell office:value-type="string">
            <text:p>effreez</text:p>
          </table:table-cell>
          <table:table-cell office:value-type="string">
            <text:p>esfrë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table:style-name="ce4" office:value-type="string">
            <text:p>B_w_012305</text:p>
          </table:table-cell>
          <table:table-cell office:value-type="string">
            <text:p>passent</text:p>
          </table:table-cell>
          <table:table-cell office:value-type="string">
            <text:p>passer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06</text:p>
          </table:table-cell>
          <table:table-cell table:number-columns-repeated="2" office:value-type="string">
            <text:p>av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307</text:p>
          </table:table-cell>
          <table:table-cell office:value-type="string">
            <text:p>sis</text:p>
          </table:table-cell>
          <table:table-cell office:value-type="string">
            <text:p>son4</text:p>
          </table:table-cell>
          <table:table-cell office:value-type="string">
            <text:p>ADVgen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08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09</text:p>
          </table:table-cell>
          <table:table-cell office:value-type="string">
            <text:p>returnez</text:p>
          </table:table-cell>
          <table:table-cell office:value-type="string">
            <text:p>retor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10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11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312</text:p>
          </table:table-cell>
          <table:table-cell office:value-type="string">
            <text:p>efforz</text:p>
          </table:table-cell>
          <table:table-cell office:value-type="string">
            <text:p>navr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13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314</text:p>
          </table:table-cell>
          <table:table-cell office:value-type="string">
            <text:p>paiens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15</text:p>
          </table:table-cell>
          <table:table-cell office:value-type="string">
            <text:p>reculez</text:p>
          </table:table-cell>
          <table:table-cell office:value-type="string">
            <text:p>recu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16</text:p>
          </table:table-cell>
          <table:table-cell office:value-type="string">
            <text:p>quatre</text:p>
          </table:table-cell>
          <table:table-cell office:value-type="string">
            <text:p>catre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17</text:p>
          </table:table-cell>
          <table:table-cell office:value-type="string">
            <text:p>arpenz</text:p>
          </table:table-cell>
          <table:table-cell office:value-type="string">
            <text:p>arp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18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19</text:p>
          </table:table-cell>
          <table:table-cell table:number-columns-repeated="2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20</text:p>
          </table:table-cell>
          <table:table-cell office:value-type="string">
            <text:p>mesurez</text:p>
          </table:table-cell>
          <table:table-cell office:value-type="string">
            <text:p>mesu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21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22</text:p>
          </table:table-cell>
          <table:table-cell office:value-type="string">
            <text:p>abatuz</text:p>
          </table:table-cell>
          <table:table-cell office:value-type="string">
            <text:p>aba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2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324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25</text:p>
          </table:table-cell>
          <table:table-cell office:value-type="string">
            <text:p>acervelez</text:p>
          </table:table-cell>
          <table:table-cell office:value-type="string">
            <text:p>almaafl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2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27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2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29</text:p>
          </table:table-cell>
          <table:table-cell table:number-columns-repeated="2" office:value-type="string">
            <text:p>cham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30</text:p>
          </table:table-cell>
          <table:table-cell table:number-columns-repeated="2" office:value-type="string">
            <text:p>plei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331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332</text:p>
          </table:table-cell>
          <table:table-cell office:value-type="string">
            <text:p>encombrez</text:p>
          </table:table-cell>
          <table:table-cell office:value-type="string">
            <text:p>encomb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33</text:p>
          </table:table-cell>
          <table:table-cell table:number-columns-repeated="2" office:value-type="string">
            <text:p>lez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34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35</text:p>
          </table:table-cell>
          <table:table-cell office:value-type="string">
            <text:p>parei</text:p>
          </table:table-cell>
          <table:table-cell office:value-type="string">
            <text:p>par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36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37</text:p>
          </table:table-cell>
          <table:table-cell office:value-type="string">
            <text:p>aresteit</text:p>
          </table:table-cell>
          <table:table-cell office:value-type="string">
            <text:p>arest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38</text:p>
          </table:table-cell>
          <table:table-cell office:value-type="string">
            <text:p>Corsabrez</text:p>
          </table:table-cell>
          <table:table-cell office:value-type="string">
            <text:p>cursabl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39</text:p>
          </table:table-cell>
          <table:table-cell office:value-type="string">
            <text:p>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340</text:p>
          </table:table-cell>
          <table:table-cell office:value-type="string">
            <text:p>enseinie</text:p>
          </table:table-cell>
          <table:table-cell office:value-type="string">
            <text:p>enseig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41</text:p>
          </table:table-cell>
          <table:table-cell office:value-type="string">
            <text:p>escrie</text:p>
          </table:table-cell>
          <table:table-cell office:value-type="string">
            <text:p>escrï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42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43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44</text:p>
          </table:table-cell>
          <table:table-cell office:value-type="string">
            <text:p>mei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45</text:p>
          </table:table-cell>
          <table:table-cell office:value-type="string">
            <text:p>estez</text:p>
          </table:table-cell>
          <table:table-cell office:value-type="string">
            <text:p>est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46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47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48</text:p>
          </table:table-cell>
          <table:table-cell office:value-type="string">
            <text:p>enbrace</text:p>
          </table:table-cell>
          <table:table-cell office:value-type="string">
            <text:p>embrac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49</text:p>
          </table:table-cell>
          <table:table-cell office:value-type="string">
            <text:p>vers</text:p>
          </table:table-cell>
          <table:table-cell office:value-type="string">
            <text:p>vers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50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2351</text:p>
          </table:table-cell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PRO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52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53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54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55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356</text:p>
          </table:table-cell>
          <table:table-cell table:number-columns-repeated="2" office:value-type="string">
            <text:p>vert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5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58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2359</text:p>
          </table:table-cell>
          <table:table-cell office:value-type="string">
            <text:p>estrius</text:p>
          </table:table-cell>
          <table:table-cell office:value-type="string">
            <text:p>estrie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60</text:p>
          </table:table-cell>
          <table:table-cell office:value-type="string">
            <text:p>fermez</text:p>
          </table:table-cell>
          <table:table-cell office:value-type="string">
            <text:p>fermer</text:p>
          </table:table-cell>
          <table:table-cell office:value-type="string">
            <text:p>VERpp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61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362</text:p>
          </table:table-cell>
          <table:table-cell office:value-type="string">
            <text:p>eus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363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2364</text:p>
          </table:table-cell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PRO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365</text:p>
          </table:table-cell>
          <table:table-cell office:value-type="string">
            <text:p>granment</text:p>
          </table:table-cell>
          <table:table-cell office:value-type="string">
            <text:p>granment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366</text:p>
          </table:table-cell>
          <table:table-cell office:value-type="string">
            <text:p>desturbez</text:p>
          </table:table-cell>
          <table:table-cell office:value-type="string">
            <text:p>destorber</text:p>
          </table:table-cell>
          <table:table-cell office:value-type="string">
            <text:p>VERppe</text:p>
          </table:table-cell>
          <table:table-cell table:number-columns-repeated="1020"/>
        </table:table-row>
        <table:table-row table:style-name="ro1">
          <table:table-cell office:value-type="string">
            <text:p>B_w_012367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368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69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70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71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72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73</text:p>
          </table:table-cell>
          <table:table-cell office:value-type="string">
            <text:p>feru</text:p>
          </table:table-cell>
          <table:table-cell office:value-type="string">
            <text:p>feri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74</text:p>
          </table:table-cell>
          <table:table-cell office:value-type="string">
            <text:p>Amirez</text:p>
          </table:table-cell>
          <table:table-cell office:value-type="string">
            <text:p>ysorez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75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76</text:p>
          </table:table-cell>
          <table:table-cell office:value-type="string">
            <text:p>teu</text:p>
          </table:table-cell>
          <table:table-cell office:value-type="string">
            <text:p>te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77</text:p>
          </table:table-cell>
          <table:table-cell table:number-columns-repeated="2" office:value-type="string">
            <text:p>vert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78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PROrel</text:p>
          </table:table-cell>
          <table:table-cell table:number-columns-repeated="1020"/>
        </table:table-row>
        <table:table-row table:style-name="ro1">
          <table:table-cell office:value-type="string">
            <text:p>B_w_012379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80</text:p>
          </table:table-cell>
          <table:table-cell office:value-type="string">
            <text:p>su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81</text:p>
          </table:table-cell>
          <table:table-cell office:value-type="string">
            <text:p>frunt</text:p>
          </table:table-cell>
          <table:table-cell office:value-type="string">
            <text:p>fro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82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83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84</text:p>
          </table:table-cell>
          <table:table-cell office:value-type="string">
            <text:p>entrez</text:p>
          </table:table-cell>
          <table:table-cell office:value-type="string">
            <text:p>ent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85</text:p>
          </table:table-cell>
          <table:table-cell office:value-type="string">
            <text:p>desuz</text:p>
          </table:table-cell>
          <table:table-cell office:value-type="string">
            <text:p>desoz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86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87</text:p>
          </table:table-cell>
          <table:table-cell office:value-type="string">
            <text:p>halme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88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89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90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91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92</text:p>
          </table:table-cell>
          <table:table-cell office:value-type="string">
            <text:p>oilz</text:p>
          </table:table-cell>
          <table:table-cell office:value-type="string">
            <text:p>uei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93</text:p>
          </table:table-cell>
          <table:table-cell office:value-type="string">
            <text:p>quassez</text:p>
          </table:table-cell>
          <table:table-cell office:value-type="string">
            <text:p>cass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94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95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9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97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98</text:p>
          </table:table-cell>
          <table:table-cell office:value-type="string">
            <text:p>colp</text:p>
          </table:table-cell>
          <table:table-cell office:value-type="string">
            <text:p>cou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99</text:p>
          </table:table-cell>
          <table:table-cell office:value-type="string">
            <text:p>espontez</text:p>
          </table:table-cell>
          <table:table-cell office:value-type="string">
            <text:p>espagn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00</text:p>
          </table:table-cell>
          <table:table-cell office:value-type="string">
            <text:p>nen</text:p>
          </table:table-cell>
          <table:table-cell office:value-type="string">
            <text:p>non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40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402</text:p>
          </table:table-cell>
          <table:table-cell office:value-type="string">
            <text:p>sucurs</text:p>
          </table:table-cell>
          <table:table-cell office:value-type="string">
            <text:p>secor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03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0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405</text:p>
          </table:table-cell>
          <table:table-cell office:value-type="string">
            <text:p>abandunez</text:p>
          </table:table-cell>
          <table:table-cell office:value-type="string">
            <text:p>abando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06</text:p>
          </table:table-cell>
          <table:table-cell office:value-type="string">
            <text:p>ignelement</text:p>
          </table:table-cell>
          <table:table-cell office:value-type="string">
            <text:p>isne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07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08</text:p>
          </table:table-cell>
          <table:table-cell office:value-type="string">
            <text:p>saisist</text:p>
          </table:table-cell>
          <table:table-cell office:value-type="string">
            <text:p>sais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09</text:p>
          </table:table-cell>
          <table:table-cell office:value-type="string">
            <text:p>Amirez</text:p>
          </table:table-cell>
          <table:table-cell office:value-type="string">
            <text:p>ace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10</text:p>
          </table:table-cell>
          <table:table-cell office:value-type="string">
            <text:p>treis</text:p>
          </table:table-cell>
          <table:table-cell office:value-type="string">
            <text:p>trois</text:p>
          </table:table-cell>
          <table:table-cell office:value-type="string">
            <text:p>DETca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11</text:p>
          </table:table-cell>
          <table:table-cell office:value-type="string">
            <text:p>bons</text:p>
          </table:table-cell>
          <table:table-cell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412</text:p>
          </table:table-cell>
          <table:table-cell office:value-type="string">
            <text:p>vassals</text:p>
          </table:table-cell>
          <table:table-cell office:value-type="string">
            <text:p>vass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1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414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15</text:p>
          </table:table-cell>
          <table:table-cell office:value-type="string">
            <text:p>emfes</text:p>
          </table:table-cell>
          <table:table-cell office:value-type="string">
            <text:p>enf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16</text:p>
          </table:table-cell>
          <table:table-cell office:value-type="string">
            <text:p>apelez</text:p>
          </table:table-cell>
          <table:table-cell office:value-type="string">
            <text:p>apeler</text:p>
          </table:table-cell>
          <table:table-cell office:value-type="string">
            <text:p>VERpp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17</text:p>
          </table:table-cell>
          <table:table-cell office:value-type="string">
            <text:p>ço</text:p>
          </table:table-cell>
          <table:table-cell office:value-type="string">
            <text:p>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1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419</text:p>
          </table:table-cell>
          <table:table-cell office:value-type="string">
            <text:p>Galdin</text:p>
          </table:table-cell>
          <table:table-cell office:value-type="string">
            <text:p>gald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2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421</text:p>
          </table:table-cell>
          <table:table-cell office:value-type="string">
            <text:p>Fauche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42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23</text:p>
          </table:table-cell>
          <table:table-cell office:value-type="string">
            <text:p>hastez</text:p>
          </table:table-cell>
          <table:table-cell office:value-type="string">
            <text:p>hast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424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425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426</text:p>
          </table:table-cell>
          <table:table-cell office:value-type="string">
            <text:p>Aigremunt</text:p>
          </table:table-cell>
          <table:table-cell office:value-type="string">
            <text:p>fier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27</text:p>
          </table:table-cell>
          <table:table-cell office:value-type="string">
            <text:p>Baldewin</text:p>
          </table:table-cell>
          <table:table-cell office:value-type="string">
            <text:p>galïe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28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29</text:p>
          </table:table-cell>
          <table:table-cell office:value-type="string">
            <text:p>afïez</text:p>
          </table:table-cell>
          <table:table-cell office:value-type="string">
            <text:p>alos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30</text:p>
          </table:table-cell>
          <table:table-cell office:value-type="string">
            <text:p>franc</text:p>
          </table:table-cell>
          <table:table-cell office:value-type="string">
            <text:p>franc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431</text:p>
          </table:table-cell>
          <table:table-cell office:value-type="string">
            <text:p>esquier</text:p>
          </table:table-cell>
          <table:table-cell office:value-type="string">
            <text:p>escuier2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2432</text:p>
          </table:table-cell>
          <table:table-cell office:value-type="string">
            <text:p>icest</text:p>
          </table:table-cell>
          <table:table-cell office:value-type="string">
            <text:p>icest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433</text:p>
          </table:table-cell>
          <table:table-cell office:value-type="string">
            <text:p>rei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34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35</text:p>
          </table:table-cell>
          <table:table-cell office:value-type="string">
            <text:p>pernez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36</text:p>
          </table:table-cell>
          <table:table-cell office:value-type="string">
            <text:p>gardez</text:p>
          </table:table-cell>
          <table:table-cell office:value-type="string">
            <text:p>gard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37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438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439</text:p>
          </table:table-cell>
          <table:table-cell office:value-type="string">
            <text:p>mure</text:p>
          </table:table-cell>
          <table:table-cell office:value-type="string">
            <text:p>mori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40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441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442</text:p>
          </table:table-cell>
          <table:table-cell office:value-type="string">
            <text:p>sei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43</text:p>
          </table:table-cell>
          <table:table-cell office:value-type="string">
            <text:p>afolez</text:p>
          </table:table-cell>
          <table:table-cell office:value-type="string">
            <text:p>afo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4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445</text:p>
          </table:table-cell>
          <table:table-cell office:value-type="string">
            <text:p>Charlemeine</text:p>
          </table:table-cell>
          <table:table-cell office:value-type="string">
            <text:p>charlemagn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46</text:p>
          </table:table-cell>
          <table:table-cell office:value-type="string">
            <text:p>mu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47</text:p>
          </table:table-cell>
          <table:table-cell office:value-type="string">
            <text:p>seingnur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48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49</text:p>
          </table:table-cell>
          <table:table-cell office:value-type="string">
            <text:p>rendez</text:p>
          </table:table-cell>
          <table:table-cell office:value-type="string">
            <text:p>rend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5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451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452</text:p>
          </table:table-cell>
          <table:table-cell office:value-type="string">
            <text:p>ma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53</text:p>
          </table:table-cell>
          <table:table-cell office:value-type="string">
            <text:p>part</text:p>
          </table:table-cell>
          <table:table-cell office:value-type="string">
            <text:p>par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54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55</text:p>
          </table:table-cell>
          <table:table-cell office:value-type="string">
            <text:p>bel</text:p>
          </table:table-cell>
          <table:table-cell office:value-type="string">
            <text:p>be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56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57</text:p>
          </table:table-cell>
          <table:table-cell office:value-type="string">
            <text:p>presentez</text:p>
          </table:table-cell>
          <table:table-cell office:value-type="string">
            <text:p>prese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5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459</text:p>
          </table:table-cell>
          <table:table-cell office:value-type="string">
            <text:p>cil</text:p>
          </table:table-cell>
          <table:table-cell office:value-type="string">
            <text:p>ce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60</text:p>
          </table:table-cell>
          <table:table-cell office:value-type="string">
            <text:p>respunent</text:p>
          </table:table-cell>
          <table:table-cell office:value-type="string">
            <text:p>respondre1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61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462</text:p>
          </table:table-cell>
          <table:table-cell office:value-type="string">
            <text:p>cum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463</text:p>
          </table:table-cell>
          <table:table-cell office:value-type="string">
            <text:p>vu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64</text:p>
          </table:table-cell>
          <table:table-cell office:value-type="string">
            <text:p>comandez</text:p>
          </table:table-cell>
          <table:table-cell office:value-type="string">
            <text:p>comand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65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66</text:p>
          </table:table-cell>
          <table:table-cell office:value-type="string">
            <text:p>justent</text:p>
          </table:table-cell>
          <table:table-cell office:value-type="string">
            <text:p>jos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467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68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69</text:p>
          </table:table-cell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PRO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470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71</text:p>
          </table:table-cell>
          <table:table-cell office:value-type="string">
            <text:p>atropez</text:p>
          </table:table-cell>
          <table:table-cell office:value-type="string">
            <text:p>atochier</text:p>
          </table:table-cell>
          <table:table-cell office:value-type="string">
            <text:p>VERpp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72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73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7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47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76</text:p>
          </table:table-cell>
          <table:table-cell office:value-type="string">
            <text:p>turnei</text:p>
          </table:table-cell>
          <table:table-cell office:value-type="string">
            <text:p>torno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77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78</text:p>
          </table:table-cell>
          <table:table-cell office:value-type="string">
            <text:p>mellez</text:p>
          </table:table-cell>
          <table:table-cell office:value-type="string">
            <text:p>mes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79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480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81</text:p>
          </table:table-cell>
          <table:table-cell office:value-type="string">
            <text:p>sucurs</text:p>
          </table:table-cell>
          <table:table-cell office:value-type="string">
            <text:p>secor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82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83</text:p>
          </table:table-cell>
          <table:table-cell office:value-type="string">
            <text:p>novels</text:p>
          </table:table-cell>
          <table:table-cell office:value-type="string">
            <text:p>novel</text:p>
          </table:table-cell>
          <table:table-cell office:value-type="string">
            <text:p>ADJqu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84</text:p>
          </table:table-cell>
          <table:table-cell office:value-type="string">
            <text:p>adubez</text:p>
          </table:table-cell>
          <table:table-cell office:value-type="string">
            <text:p>adob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85</text:p>
          </table:table-cell>
          <table:table-cell table:number-columns-repeated="2" office:value-type="string">
            <text:p>cent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86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487</text:p>
          </table:table-cell>
          <table:table-cell office:value-type="string">
            <text:p>su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88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89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90</text:p>
          </table:table-cell>
          <table:table-cell office:value-type="string">
            <text:p>abatuz</text:p>
          </table:table-cell>
          <table:table-cell office:value-type="string">
            <text:p>abatre</text:p>
          </table:table-cell>
          <table:table-cell office:value-type="string">
            <text:p>VERpp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91</text:p>
          </table:table-cell>
          <table:table-cell office:value-type="string">
            <text:p>muntez</text:p>
          </table:table-cell>
          <table:table-cell office:value-type="string">
            <text:p>mo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92</text:p>
          </table:table-cell>
          <table:table-cell office:value-type="string">
            <text:p>k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493</text:p>
          </table:table-cell>
          <table:table-cell table:number-columns-repeated="2"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94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495</text:p>
          </table:table-cell>
          <table:table-cell office:value-type="string">
            <text:p>feren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96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97</text:p>
          </table:table-cell>
          <table:table-cell office:value-type="string">
            <text:p>bons</text:p>
          </table:table-cell>
          <table:table-cell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498</text:p>
          </table:table-cell>
          <table:table-cell office:value-type="string">
            <text:p>branz</text:p>
          </table:table-cell>
          <table:table-cell office:value-type="string">
            <text:p>brant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499</text:p>
          </table:table-cell>
          <table:table-cell office:value-type="string">
            <text:p>ascerez</text:p>
          </table:table-cell>
          <table:table-cell office:value-type="string">
            <text:p>asseü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00</text:p>
          </table:table-cell>
          <table:table-cell office:value-type="string">
            <text:p>Hue</text:p>
          </table:table-cell>
          <table:table-cell office:value-type="string">
            <text:p>il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01</text:p>
          </table:table-cell>
          <table:table-cell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02</text:p>
          </table:table-cell>
          <table:table-cell office:value-type="string">
            <text:p>Nevers</text:p>
          </table:table-cell>
          <table:table-cell office:value-type="string">
            <text:p>naim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03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0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05</text:p>
          </table:table-cell>
          <table:table-cell office:value-type="string">
            <text:p>Podras</text:p>
          </table:table-cell>
          <table:table-cell office:value-type="string">
            <text:p>pöoi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06</text:p>
          </table:table-cell>
          <table:table-cell office:value-type="string">
            <text:p>turnez</text:p>
          </table:table-cell>
          <table:table-cell office:value-type="string">
            <text:p>tor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07</text:p>
          </table:table-cell>
          <table:table-cell office:value-type="string">
            <text:p>c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50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09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10</text:p>
          </table:table-cell>
          <table:table-cell office:value-type="string">
            <text:p>paï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11</text:p>
          </table:table-cell>
          <table:table-cell table:number-columns-repeated="2" office:value-type="string">
            <text:p>fier</text:p>
          </table:table-cell>
          <table:table-cell office:value-type="string">
            <text:p>ADJqua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12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513</text:p>
          </table:table-cell>
          <table:table-cell office:value-type="string">
            <text:p>desmesurez</text:p>
          </table:table-cell>
          <table:table-cell office:value-type="string">
            <text:p>desmesu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514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15</text:p>
          </table:table-cell>
          <table:table-cell office:value-type="string">
            <text:p>feluns</text:p>
          </table:table-cell>
          <table:table-cell office:value-type="string">
            <text:p>fel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1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17</text:p>
          </table:table-cell>
          <table:table-cell office:value-type="string">
            <text:p>trestut</text:p>
          </table:table-cell>
          <table:table-cell office:value-type="string">
            <text:p>trestot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18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519</text:p>
          </table:table-cell>
          <table:table-cell office:value-type="string">
            <text:p>parentez</text:p>
          </table:table-cell>
          <table:table-cell office:value-type="string">
            <text:p>paren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20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521</text:p>
          </table:table-cell>
          <table:table-cell office:value-type="string">
            <text:p>k</text:p>
          </table:table-cell>
          <table:table-cell office:value-type="string">
            <text:p>qui</text:p>
          </table:table-cell>
          <table:table-cell office:value-type="string">
            <text:p>PROrel</text:p>
          </table:table-cell>
          <table:table-cell table:number-columns-repeated="1020"/>
        </table:table-row>
        <table:table-row table:style-name="ro1">
          <table:table-cell office:value-type="string">
            <text:p>B_w_012522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523</text:p>
          </table:table-cell>
          <table:table-cell office:value-type="string">
            <text:p>dames</text:p>
          </table:table-cell>
          <table:table-cell office:value-type="string">
            <text:p>da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2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2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26</text:p>
          </table:table-cell>
          <table:table-cell office:value-type="string">
            <text:p>fel</text:p>
          </table:table-cell>
          <table:table-cell office:value-type="string">
            <text:p>fel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27</text:p>
          </table:table-cell>
          <table:table-cell office:value-type="string">
            <text:p>acuntez</text:p>
          </table:table-cell>
          <table:table-cell office:value-type="string">
            <text:p>aco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28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29</text:p>
          </table:table-cell>
          <table:table-cell office:value-type="string">
            <text:p>puceles</text:p>
          </table:table-cell>
          <table:table-cell office:value-type="string">
            <text:p>pucele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30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31</text:p>
          </table:table-cell>
          <table:table-cell office:value-type="string">
            <text:p>pleint</text:p>
          </table:table-cell>
          <table:table-cell office:value-type="string">
            <text:p>plei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532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533</text:p>
          </table:table-cell>
          <table:table-cell office:value-type="string">
            <text:p>regretez</text:p>
          </table:table-cell>
          <table:table-cell office:value-type="string">
            <text:p>raconter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534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35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36</text:p>
          </table:table-cell>
          <table:table-cell office:value-type="string">
            <text:p>cité</text:p>
          </table:table-cell>
          <table:table-cell office:value-type="string">
            <text:p>c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37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38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2539</text:p>
          </table:table-cell>
          <table:table-cell office:value-type="string">
            <text:p>doel</text:p>
          </table:table-cell>
          <table:table-cell office:value-type="string">
            <text:p>du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40</text:p>
          </table:table-cell>
          <table:table-cell office:value-type="string">
            <text:p>demenez</text:p>
          </table:table-cell>
          <table:table-cell office:value-type="string">
            <text:p>dem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41</text:p>
          </table:table-cell>
          <table:table-cell table:number-columns-repeated="2" office:value-type="string">
            <text:p>asse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54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43</text:p>
          </table:table-cell>
          <table:table-cell office:value-type="string">
            <text:p>ui</text:p>
          </table:table-cell>
          <table:table-cell office:value-type="string">
            <text:p>u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544</text:p>
          </table:table-cell>
          <table:table-cell office:value-type="string">
            <text:p>nos</text:p>
          </table:table-cell>
          <table:table-cell office:value-type="string">
            <text:p>nos1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45</text:p>
          </table:table-cell>
          <table:table-cell office:value-type="string">
            <text:p>france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46</text:p>
          </table:table-cell>
          <table:table-cell office:value-type="string">
            <text:p>empeirez</text:p>
          </table:table-cell>
          <table:table-cell office:value-type="string">
            <text:p>enfermer2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47</text:p>
          </table:table-cell>
          <table:table-cell office:value-type="string">
            <text:p>hues</text:p>
          </table:table-cell>
          <table:table-cell office:value-type="string">
            <text:p>hugon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548</text:p>
          </table:table-cell>
          <table:table-cell office:value-type="string">
            <text:p>les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1020"/>
        </table:table-row>
        <table:table-row table:style-name="ro1">
          <table:table-cell office:value-type="string">
            <text:p>B_w_012549</text:p>
          </table:table-cell>
          <table:table-cell office:value-type="string">
            <text:p>fier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50</text:p>
          </table:table-cell>
          <table:table-cell office:value-type="string">
            <text:p>cum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551</text:p>
          </table:table-cell>
          <table:table-cell table:number-columns-repeated="2" office:value-type="string">
            <text:p>vass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52</text:p>
          </table:table-cell>
          <table:table-cell office:value-type="string">
            <text:p>espruvez</text:p>
          </table:table-cell>
          <table:table-cell office:value-type="string">
            <text:p>eschaper</text:p>
          </table:table-cell>
          <table:table-cell office:value-type="string">
            <text:p>VERpp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53</text:p>
          </table:table-cell>
          <table:table-cell office:value-type="string">
            <text:p>amunt</text:p>
          </table:table-cell>
          <table:table-cell office:value-type="string">
            <text:p>amont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54</text:p>
          </table:table-cell>
          <table:table-cell office:value-type="string">
            <text:p>el</text:p>
          </table:table-cell>
          <table:table-cell office:value-type="string">
            <text:p>en1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55</text:p>
          </table:table-cell>
          <table:table-cell office:value-type="string">
            <text:p>healme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56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57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58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59</text:p>
          </table:table-cell>
          <table:table-cell office:value-type="string">
            <text:p>or</text:p>
          </table:table-cell>
          <table:table-cell office:value-type="string">
            <text:p>o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60</text:p>
          </table:table-cell>
          <table:table-cell office:value-type="string">
            <text:p>bendez</text:p>
          </table:table-cell>
          <table:table-cell office:value-type="string">
            <text:p>bend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61</text:p>
          </table:table-cell>
          <table:table-cell office:value-type="string">
            <text:p>desk</text:p>
          </table:table-cell>
          <table:table-cell office:value-type="string">
            <text:p>desqu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62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63</text:p>
          </table:table-cell>
          <table:table-cell office:value-type="string">
            <text:p>espalles</text:p>
          </table:table-cell>
          <table:table-cell office:value-type="string">
            <text:p>espau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64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65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66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67</text:p>
          </table:table-cell>
          <table:table-cell office:value-type="string">
            <text:p>branz</text:p>
          </table:table-cell>
          <table:table-cell office:value-type="string">
            <text:p>bra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568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6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70</text:p>
          </table:table-cell>
          <table:table-cell office:value-type="string">
            <text:p>cors</text:p>
          </table:table-cell>
          <table:table-cell office:value-type="string">
            <text:p>cor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71</text:p>
          </table:table-cell>
          <table:table-cell office:value-type="string">
            <text:p>chiet</text:p>
          </table:table-cell>
          <table:table-cell office:value-type="string">
            <text:p>ch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72</text:p>
          </table:table-cell>
          <table:table-cell office:value-type="string">
            <text:p>jus</text:p>
          </table:table-cell>
          <table:table-cell office:value-type="string">
            <text:p>ju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573</text:p>
          </table:table-cell>
          <table:table-cell table:number-columns-repeated="2" office:value-type="string">
            <text:p>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574</text:p>
          </table:table-cell>
          <table:table-cell office:value-type="string">
            <text:p>faillent</text:p>
          </table:table-cell>
          <table:table-cell office:value-type="string">
            <text:p>fal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575</text:p>
          </table:table-cell>
          <table:table-cell office:value-type="string">
            <text:p>se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576</text:p>
          </table:table-cell>
          <table:table-cell office:value-type="string">
            <text:p>buntez</text:p>
          </table:table-cell>
          <table:table-cell office:value-type="string">
            <text:p>bon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77</text:p>
          </table:table-cell>
          <table:table-cell office:value-type="string">
            <text:p>mallo</text:p>
          </table:table-cell>
          <table:table-cell office:value-type="string">
            <text:p>mal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78</text:p>
          </table:table-cell>
          <table:table-cell office:value-type="string">
            <text:p>escrie</text:p>
          </table:table-cell>
          <table:table-cell office:value-type="string">
            <text:p>escrï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79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2580</text:p>
          </table:table-cell>
          <table:table-cell office:value-type="string">
            <text:p>Bretuns</text:p>
          </table:table-cell>
          <table:table-cell office:value-type="string">
            <text:p>bret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81</text:p>
          </table:table-cell>
          <table:table-cell office:value-type="string">
            <text:p>aturnez</text:p>
          </table:table-cell>
          <table:table-cell office:value-type="string">
            <text:p>ator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82</text:p>
          </table:table-cell>
          <table:table-cell office:value-type="string">
            <text:p>deus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83</text:p>
          </table:table-cell>
          <table:table-cell office:value-type="string">
            <text:p>aidez</text:p>
          </table:table-cell>
          <table:table-cell office:value-type="string">
            <text:p>aidi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84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585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86</text:p>
          </table:table-cell>
          <table:table-cell office:value-type="string">
            <text:p>Otes</text:p>
          </table:table-cell>
          <table:table-cell office:value-type="string">
            <text:p>ot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87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88</text:p>
          </table:table-cell>
          <table:table-cell office:value-type="string">
            <text:p>senez</text:p>
          </table:table-cell>
          <table:table-cell office:value-type="string">
            <text:p>sené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89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590</text:p>
          </table:table-cell>
          <table:table-cell office:value-type="string">
            <text:p>seiserunt</text:p>
          </table:table-cell>
          <table:table-cell office:value-type="string">
            <text:p>saisir</text:p>
          </table:table-cell>
          <table:table-cell office:value-type="string">
            <text:p>VERcjg</text:p>
          </table:table-cell>
          <table:table-cell table:number-columns-repeated="1020"/>
        </table:table-row>
        <table:table-row table:style-name="ro1">
          <table:table-cell office:value-type="string">
            <text:p>B_w_012591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92</text:p>
          </table:table-cell>
          <table:table-cell office:value-type="string">
            <text:p>enseine</text:p>
          </table:table-cell>
          <table:table-cell office:value-type="string">
            <text:p>enseig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93</text:p>
          </table:table-cell>
          <table:table-cell office:value-type="string">
            <text:p>barbarez</text:p>
          </table:table-cell>
          <table:table-cell office:value-type="string">
            <text:p>barnag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94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95</text:p>
          </table:table-cell>
          <table:table-cell office:value-type="string">
            <text:p>ceste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96</text:p>
          </table:table-cell>
          <table:table-cell office:value-type="string">
            <text:p>part</text:p>
          </table:table-cell>
          <table:table-cell office:value-type="string">
            <text:p>par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97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9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99</text:p>
          </table:table-cell>
          <table:table-cell office:value-type="string">
            <text:p>cham</text:p>
          </table:table-cell>
          <table:table-cell office:value-type="string">
            <text:p>cham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00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01</text:p>
          </table:table-cell>
          <table:table-cell office:value-type="string">
            <text:p>liverez</text:p>
          </table:table-cell>
          <table:table-cell office:value-type="string">
            <text:p>nav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02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603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604</text:p>
          </table:table-cell>
          <table:table-cell office:value-type="string">
            <text:p>po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05</text:p>
          </table:table-cell>
          <table:table-cell office:value-type="string">
            <text:p>estre</text:p>
          </table:table-cell>
          <table:table-cell office:value-type="string">
            <text:p>estre1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2606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0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08</text:p>
          </table:table-cell>
          <table:table-cell office:value-type="string">
            <text:p>aliurs</text:p>
          </table:table-cell>
          <table:table-cell office:value-type="string">
            <text:p>secor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09</text:p>
          </table:table-cell>
          <table:table-cell office:value-type="string">
            <text:p>mellez</text:p>
          </table:table-cell>
          <table:table-cell office:value-type="string">
            <text:p>mes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10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11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12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13</text:p>
          </table:table-cell>
          <table:table-cell office:value-type="string">
            <text:p>estandard</text:p>
          </table:table-cell>
          <table:table-cell office:value-type="string">
            <text:p>estovoi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14</text:p>
          </table:table-cell>
          <table:table-cell office:value-type="string">
            <text:p>treis</text:p>
          </table:table-cell>
          <table:table-cell office:value-type="string">
            <text:p>trois</text:p>
          </table:table-cell>
          <table:table-cell office:value-type="string">
            <text:p>DETca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15</text:p>
          </table:table-cell>
          <table:table-cell office:value-type="string">
            <text:p>feiz</text:p>
          </table:table-cell>
          <table:table-cell office:value-type="string">
            <text:p>foiz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16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17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18</text:p>
          </table:table-cell>
          <table:table-cell office:value-type="string">
            <text:p>quatre</text:p>
          </table:table-cell>
          <table:table-cell office:value-type="string">
            <text:p>catre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619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20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21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22</text:p>
          </table:table-cell>
          <table:table-cell office:value-type="string">
            <text:p>chefs</text:p>
          </table:table-cell>
          <table:table-cell office:value-type="string">
            <text:p>chief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23</text:p>
          </table:table-cell>
          <table:table-cell office:value-type="string">
            <text:p>colpez</text:p>
          </table:table-cell>
          <table:table-cell office:value-type="string">
            <text:p>cop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24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25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26</text:p>
          </table:table-cell>
          <table:table-cell office:value-type="string">
            <text:p>Garsie</text:p>
          </table:table-cell>
          <table:table-cell office:value-type="string">
            <text:p>gars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27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28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29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30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31</text:p>
          </table:table-cell>
          <table:table-cell office:value-type="string">
            <text:p>Parant</text:p>
          </table:table-cell>
          <table:table-cell office:value-type="string">
            <text:p>gar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32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33</text:p>
          </table:table-cell>
          <table:table-cell office:value-type="string">
            <text:p>fel</text:p>
          </table:table-cell>
          <table:table-cell office:value-type="string">
            <text:p>fel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34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35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636</text:p>
          </table:table-cell>
          <table:table-cell office:value-type="string">
            <text:p>deu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37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638</text:p>
          </table:table-cell>
          <table:table-cell office:value-type="string">
            <text:p>aime</text:p>
          </table:table-cell>
          <table:table-cell office:value-type="string">
            <text:p>ame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39</text:p>
          </table:table-cell>
          <table:table-cell office:value-type="string">
            <text:p>nïent</text:p>
          </table:table-cell>
          <table:table-cell office:value-type="string">
            <text:p>nïent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40</text:p>
          </table:table-cell>
          <table:table-cell office:value-type="string">
            <text:p>frere</text:p>
          </table:table-cell>
          <table:table-cell office:value-type="string">
            <text:p>fre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41</text:p>
          </table:table-cell>
          <table:table-cell office:value-type="string">
            <text:p>fai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42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43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44</text:p>
          </table:table-cell>
          <table:table-cell office:value-type="string">
            <text:p>m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45</text:p>
          </table:table-cell>
          <table:table-cell office:value-type="string">
            <text:p>esta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46</text:p>
          </table:table-cell>
          <table:table-cell office:value-type="string">
            <text:p>malement</text:p>
          </table:table-cell>
          <table:table-cell office:value-type="string">
            <text:p>ma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4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48</text:p>
          </table:table-cell>
          <table:table-cell office:value-type="string">
            <text:p>mes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49</text:p>
          </table:table-cell>
          <table:table-cell office:value-type="string">
            <text:p>baruns</text:p>
          </table:table-cell>
          <table:table-cell office:value-type="string">
            <text:p>ba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50</text:p>
          </table:table-cell>
          <table:table-cell office:value-type="string">
            <text:p>dunt</text:p>
          </table:table-cell>
          <table:table-cell office:value-type="string">
            <text:p>dont</text:p>
          </table:table-cell>
          <table:table-cell office:value-type="string">
            <text:p>PROre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51</text:p>
          </table:table-cell>
          <table:table-cell office:value-type="string">
            <text:p>ai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2652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53</text:p>
          </table:table-cell>
          <table:table-cell office:value-type="string">
            <text:p>quor</text:p>
          </table:table-cell>
          <table:table-cell office:value-type="string">
            <text:p>cu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54</text:p>
          </table:table-cell>
          <table:table-cell table:number-columns-repeated="2" office:value-type="string">
            <text:p>dolent</text:p>
          </table:table-cell>
          <table:table-cell office:value-type="string">
            <text:p>ADJqu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55</text:p>
          </table:table-cell>
          <table:table-cell office:value-type="string">
            <text:p>k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656</text:p>
          </table:table-cell>
          <table:table-cell office:value-type="string">
            <text:p>Otes</text:p>
          </table:table-cell>
          <table:table-cell office:value-type="string">
            <text:p>ot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57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58</text:p>
          </table:table-cell>
          <table:table-cell office:value-type="string">
            <text:p>occis</text:p>
          </table:table-cell>
          <table:table-cell office:value-type="string">
            <text:p>oci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59</text:p>
          </table:table-cell>
          <table:table-cell office:value-type="string">
            <text:p>mes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60</text:p>
          </table:table-cell>
          <table:table-cell office:value-type="string">
            <text:p>oilz</text:p>
          </table:table-cell>
          <table:table-cell office:value-type="string">
            <text:p>ueil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61</text:p>
          </table:table-cell>
          <table:table-cell office:value-type="string">
            <text:p>veant</text:p>
          </table:table-cell>
          <table:table-cell office:value-type="string">
            <text:p>vëo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62</text:p>
          </table:table-cell>
          <table:table-cell office:value-type="string">
            <text:p>murrai</text:p>
          </table:table-cell>
          <table:table-cell office:value-type="string">
            <text:p>mor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63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64</text:p>
          </table:table-cell>
          <table:table-cell office:value-type="string">
            <text:p>doel</text:p>
          </table:table-cell>
          <table:table-cell office:value-type="string">
            <text:p>du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65</text:p>
          </table:table-cell>
          <table:table-cell table:number-columns-repeated="2" office:value-type="string">
            <text:p>si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666</text:p>
          </table:table-cell>
          <table:table-cell office:value-type="string">
            <text:p>jo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67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68</text:p>
          </table:table-cell>
          <table:table-cell office:value-type="string">
            <text:p>halt</text:p>
          </table:table-cell>
          <table:table-cell office:value-type="string">
            <text:p>ha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69</text:p>
          </table:table-cell>
          <table:table-cell office:value-type="string">
            <text:p>nel</text:p>
          </table:table-cell>
          <table:table-cell office:value-type="string">
            <text:p>ne1+il</text:p>
          </table:table-cell>
          <table:table-cell office:value-type="string">
            <text:p>ADVneg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70</text:p>
          </table:table-cell>
          <table:table-cell office:value-type="string">
            <text:p>pent</text:p>
          </table:table-cell>
          <table:table-cell office:value-type="string">
            <text:p>p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71</text:p>
          </table:table-cell>
          <table:table-cell office:value-type="string">
            <text:p>cil</text:p>
          </table:table-cell>
          <table:table-cell office:value-type="string">
            <text:p>ce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72</text:p>
          </table:table-cell>
          <table:table-cell office:value-type="string">
            <text:p>Charlemaine</text:p>
          </table:table-cell>
          <table:table-cell office:value-type="string">
            <text:p>charlemagn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73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74</text:p>
          </table:table-cell>
          <table:table-cell office:value-type="string">
            <text:p>meine</text:p>
          </table:table-cell>
          <table:table-cell office:value-type="string">
            <text:p>me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75</text:p>
          </table:table-cell>
          <table:table-cell office:value-type="string">
            <text:p>malement</text:p>
          </table:table-cell>
          <table:table-cell office:value-type="string">
            <text:p>ma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76</text:p>
          </table:table-cell>
          <table:table-cell office:value-type="string">
            <text:p>ki</text:p>
          </table:table-cell>
          <table:table-cell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77</text:p>
          </table:table-cell>
          <table:table-cell office:value-type="string">
            <text:p>tient</text:p>
          </table:table-cell>
          <table:table-cell office:value-type="string">
            <text:p>t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78</text:p>
          </table:table-cell>
          <table:table-cell office:value-type="string">
            <text:p>ma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79</text:p>
          </table:table-cell>
          <table:table-cell table:number-columns-repeated="2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80</text:p>
          </table:table-cell>
          <table:table-cell office:value-type="string">
            <text:p>estre</text:p>
          </table:table-cell>
          <table:table-cell office:value-type="string">
            <text:p>estre1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2681</text:p>
          </table:table-cell>
          <table:table-cell office:value-type="string">
            <text:p>mu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82</text:p>
          </table:table-cell>
          <table:table-cell table:number-columns-repeated="2" office:value-type="string">
            <text:p>tal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83</text:p>
          </table:table-cell>
          <table:table-cell office:value-type="string">
            <text:p>corune</text:p>
          </table:table-cell>
          <table:table-cell office:value-type="string">
            <text:p>coron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84</text:p>
          </table:table-cell>
          <table:table-cell office:value-type="string">
            <text:p>porte</text:p>
          </table:table-cell>
          <table:table-cell office:value-type="string">
            <text:p>port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85</text:p>
          </table:table-cell>
          <table:table-cell office:value-type="string">
            <text:p>sen</text:p>
          </table:table-cell>
          <table:table-cell office:value-type="string">
            <text:p>sans|senz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86</text:p>
          </table:table-cell>
          <table:table-cell office:value-type="string">
            <text:p>mu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87</text:p>
          </table:table-cell>
          <table:table-cell office:value-type="string">
            <text:p>comandement</text:p>
          </table:table-cell>
          <table:table-cell office:value-type="string">
            <text:p>comand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88</text:p>
          </table:table-cell>
          <table:table-cell table:number-columns-repeated="2" office:value-type="string">
            <text:p>si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689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90</text:p>
          </table:table-cell>
          <table:table-cell table:number-columns-repeated="2" office:value-type="string">
            <text:p>bat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91</text:p>
          </table:table-cell>
          <table:table-cell office:value-type="string">
            <text:p>nel</text:p>
          </table:table-cell>
          <table:table-cell office:value-type="string">
            <text:p>ne1+il</text:p>
          </table:table-cell>
          <table:table-cell office:value-type="string">
            <text:p>ADVneg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92</text:p>
          </table:table-cell>
          <table:table-cell office:value-type="string">
            <text:p>faz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93</text:p>
          </table:table-cell>
          <table:table-cell office:value-type="string">
            <text:p>ui</text:p>
          </table:table-cell>
          <table:table-cell office:value-type="string">
            <text:p>u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94</text:p>
          </table:table-cell>
          <table:table-cell office:value-type="string">
            <text:p>recreant</text:p>
          </table:table-cell>
          <table:table-cell office:value-type="string">
            <text:p>recrëer</text:p>
          </table:table-cell>
          <table:table-cell office:value-type="string">
            <text:p>VERpp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95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96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697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98</text:p>
          </table:table-cell>
          <table:table-cell office:value-type="string">
            <text:p>France</text:p>
          </table:table-cell>
          <table:table-cell office:value-type="string">
            <text:p>franc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99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700</text:p>
          </table:table-cell>
          <table:table-cell office:value-type="string">
            <text:p>voil</text:p>
          </table:table-cell>
          <table:table-cell office:value-type="string">
            <text:p>voloir</text:p>
          </table:table-cell>
          <table:table-cell office:value-type="string">
            <text:p>VERcjg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2701</text:p>
          </table:table-cell>
          <table:table-cell office:value-type="string">
            <text:p>aver</text:p>
          </table:table-cell>
          <table:table-cell office:value-type="string">
            <text:p>avoi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2702</text:p>
          </table:table-cell>
          <table:table-cell office:value-type="string">
            <text:p>nïent</text:p>
          </table:table-cell>
          <table:table-cell office:value-type="string">
            <text:p>nïent</text:p>
          </table:table-cell>
          <table:table-cell office:value-type="string">
            <text:p>VERcjg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2703</text:p>
          </table:table-cell>
          <table:table-cell office:value-type="string">
            <text:p>sire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04</text:p>
          </table:table-cell>
          <table:table-cell office:value-type="string">
            <text:p>fai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05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06</text:p>
          </table:table-cell>
          <table:table-cell office:value-type="string">
            <text:p>manacez</text:p>
          </table:table-cell>
          <table:table-cell office:value-type="string">
            <text:p>menaci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07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08</text:p>
          </table:table-cell>
          <table:table-cell table:number-columns-repeated="2" office:value-type="string">
            <text:p>for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09</text:p>
          </table:table-cell>
          <table:table-cell office:value-type="string">
            <text:p>Charles</text:p>
          </table:table-cell>
          <table:table-cell office:value-type="string">
            <text:p>charl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10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11</text:p>
          </table:table-cell>
          <table:table-cell office:value-type="string">
            <text:p>pres</text:p>
          </table:table-cell>
          <table:table-cell office:value-type="string">
            <text:p>prè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12</text:p>
          </table:table-cell>
          <table:table-cell office:value-type="string">
            <text:p>veez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13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14</text:p>
          </table:table-cell>
          <table:table-cell table:number-columns-repeated="2" office:value-type="string">
            <text:p>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15</text:p>
          </table:table-cell>
          <table:table-cell table:number-columns-repeated="2" office:value-type="string">
            <text:p>devant</text:p>
          </table:table-cell>
          <table:table-cell office:value-type="string">
            <text:p>PRE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1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17</text:p>
          </table:table-cell>
          <table:table-cell office:value-type="string">
            <text:p>sue</text:p>
          </table:table-cell>
          <table:table-cell office:value-type="string">
            <text:p>suen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718</text:p>
          </table:table-cell>
          <table:table-cell table:number-columns-repeated="2" office:value-type="string">
            <text:p>flamb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19</text:p>
          </table:table-cell>
          <table:table-cell office:value-type="string">
            <text:p>vu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20</text:p>
          </table:table-cell>
          <table:table-cell office:value-type="string">
            <text:p>ve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21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22</text:p>
          </table:table-cell>
          <table:table-cell office:value-type="string">
            <text:p>aspresmant</text:p>
          </table:table-cell>
          <table:table-cell office:value-type="string">
            <text:p>escariman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23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24</text:p>
          </table:table-cell>
          <table:table-cell office:value-type="string">
            <text:p>poür</text:p>
          </table:table-cell>
          <table:table-cell office:value-type="string">
            <text:p>pëor</text:p>
          </table:table-cell>
          <table:table-cell office:value-type="string">
            <text:p>NOMcom</text:p>
          </table:table-cell>
          <table:table-cell table:number-columns-repeated="1020"/>
        </table:table-row>
        <table:table-row table:style-name="ro1">
          <table:table-cell office:value-type="string">
            <text:p>B_w_012725</text:p>
          </table:table-cell>
          <table:table-cell office:value-type="string">
            <text:p>ai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2726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727</text:p>
          </table:table-cell>
          <table:table-cell office:value-type="string">
            <text:p>su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28</text:p>
          </table:table-cell>
          <table:table-cell office:value-type="string">
            <text:p>nevu</text:p>
          </table:table-cell>
          <table:table-cell office:value-type="string">
            <text:p>nevo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29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30</text:p>
          </table:table-cell>
          <table:table-cell office:value-type="string">
            <text:p>jol</text:p>
          </table:table-cell>
          <table:table-cell office:value-type="string">
            <text:p>je+il</text:p>
          </table:table-cell>
          <table:table-cell office:value-type="string">
            <text:p>PROper.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731</text:p>
          </table:table-cell>
          <table:table-cell office:value-type="string">
            <text:p>vi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32</text:p>
          </table:table-cell>
          <table:table-cell office:value-type="string">
            <text:p>ui</text:p>
          </table:table-cell>
          <table:table-cell office:value-type="string">
            <text:p>u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33</text:p>
          </table:table-cell>
          <table:table-cell office:value-type="string">
            <text:p>matin</text:p>
          </table:table-cell>
          <table:table-cell office:value-type="string">
            <text:p>mati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34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3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736</text:p>
          </table:table-cell>
          <table:table-cell office:value-type="string">
            <text:p>celeement</text:p>
          </table:table-cell>
          <table:table-cell office:value-type="string">
            <text:p>celeement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37</text:p>
          </table:table-cell>
          <table:table-cell office:value-type="string">
            <text:p>u</text:p>
          </table:table-cell>
          <table:table-cell office:value-type="string">
            <text:p>où</text:p>
          </table:table-cell>
          <table:table-cell office:value-type="string">
            <text:p>PROrel</text:p>
          </table:table-cell>
          <table:table-cell table:number-columns-repeated="1020"/>
        </table:table-row>
        <table:table-row table:style-name="ro1">
          <table:table-cell office:value-type="string">
            <text:p>B_w_012738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39</text:p>
          </table:table-cell>
          <table:table-cell office:value-type="string">
            <text:p>feri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40</text:p>
          </table:table-cell>
          <table:table-cell office:value-type="string">
            <text:p>sur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74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42</text:p>
          </table:table-cell>
          <table:table-cell office:value-type="string">
            <text:p>healme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43</text:p>
          </table:table-cell>
          <table:table-cell office:value-type="string">
            <text:p>Balant</text:p>
          </table:table-cell>
          <table:table-cell office:value-type="string">
            <text:p>tal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44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45</text:p>
          </table:table-cell>
          <table:table-cell office:value-type="string">
            <text:p>purfendi</text:p>
          </table:table-cell>
          <table:table-cell office:value-type="string">
            <text:p>porfendr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46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47</text:p>
          </table:table-cell>
          <table:table-cell office:value-type="string">
            <text:p>umme</text:p>
          </table:table-cell>
          <table:table-cell office:value-type="string">
            <text:p>om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4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749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50</text:p>
          </table:table-cell>
          <table:table-cell office:value-type="string">
            <text:p>auferant</text:p>
          </table:table-cell>
          <table:table-cell office:value-type="string">
            <text:p>auferr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51</text:p>
          </table:table-cell>
          <table:table-cell table:number-columns-repeated="2" office:value-type="string">
            <text:p>te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52</text:p>
          </table:table-cell>
          <table:table-cell office:value-type="string">
            <text:p>poür</text:p>
          </table:table-cell>
          <table:table-cell office:value-type="string">
            <text:p>pëor</text:p>
          </table:table-cell>
          <table:table-cell office:value-type="string">
            <text:p>NOMcom</text:p>
          </table:table-cell>
          <table:table-cell table:number-columns-repeated="1020"/>
        </table:table-row>
        <table:table-row table:style-name="ro1">
          <table:table-cell office:value-type="string">
            <text:p>B_w_012753</text:p>
          </table:table-cell>
          <table:table-cell office:value-type="string">
            <text:p>oi</text:p>
          </table:table-cell>
          <table:table-cell office:value-type="string">
            <text:p>öir</text:p>
          </table:table-cell>
          <table:table-cell office:value-type="string">
            <text:p>VERppe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54</text:p>
          </table:table-cell>
          <table:table-cell office:value-type="string">
            <text:p>k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755</text:p>
          </table:table-cell>
          <table:table-cell office:value-type="string">
            <text:p>m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56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757</text:p>
          </table:table-cell>
          <table:table-cell office:value-type="string">
            <text:p>alai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758</text:p>
          </table:table-cell>
          <table:table-cell office:value-type="string">
            <text:p>fuiant</text:p>
          </table:table-cell>
          <table:table-cell office:value-type="string">
            <text:p>fu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5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60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61</text:p>
          </table:table-cell>
          <table:table-cell office:value-type="string">
            <text:p>apeie</text:p>
          </table:table-cell>
          <table:table-cell office:value-type="string">
            <text:p>apel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62</text:p>
          </table:table-cell>
          <table:table-cell office:value-type="string">
            <text:p>Belduit</text:p>
          </table:table-cell>
          <table:table-cell office:value-type="string">
            <text:p>tol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63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764</text:p>
          </table:table-cell>
          <table:table-cell office:value-type="string">
            <text:p>Aquilant</text:p>
          </table:table-cell>
          <table:table-cell office:value-type="string">
            <text:p>essai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65</text:p>
          </table:table-cell>
          <table:table-cell office:value-type="string">
            <text:p>pernez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66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67</text:p>
          </table:table-cell>
          <table:table-cell office:value-type="string">
            <text:p>Turcs</text:p>
          </table:table-cell>
          <table:table-cell office:value-type="string">
            <text:p>turc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68</text:p>
          </table:table-cell>
          <table:table-cell table:number-columns-repeated="2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69</text:p>
          </table:table-cell>
          <table:table-cell office:value-type="string">
            <text:p>k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770</text:p>
          </table:table-cell>
          <table:table-cell office:value-type="string">
            <text:p>seiez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771</text:p>
          </table:table-cell>
          <table:table-cell table:number-columns-repeated="2" office:value-type="string">
            <text:p>cent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72</text:p>
          </table:table-cell>
          <table:table-cell office:value-type="string">
            <text:p>gardez</text:p>
          </table:table-cell>
          <table:table-cell office:value-type="string">
            <text:p>gard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73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74</text:p>
          </table:table-cell>
          <table:table-cell office:value-type="string">
            <text:p>Turcs</text:p>
          </table:table-cell>
          <table:table-cell office:value-type="string">
            <text:p>turc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75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776</text:p>
          </table:table-cell>
          <table:table-cell table:number-columns-repeated="2" office:value-type="string">
            <text:p>nul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77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778</text:p>
          </table:table-cell>
          <table:table-cell office:value-type="string">
            <text:p>alge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79</text:p>
          </table:table-cell>
          <table:table-cell office:value-type="string">
            <text:p>fuiant</text:p>
          </table:table-cell>
          <table:table-cell office:value-type="string">
            <text:p>fu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80</text:p>
          </table:table-cell>
          <table:table-cell office:value-type="string">
            <text:p>cil</text:p>
          </table:table-cell>
          <table:table-cell office:value-type="string">
            <text:p>ce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81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82</text:p>
          </table:table-cell>
          <table:table-cell office:value-type="string">
            <text:p>fuiera</text:p>
          </table:table-cell>
          <table:table-cell office:value-type="string">
            <text:p>fuir</text:p>
          </table:table-cell>
          <table:table-cell office:value-type="string">
            <text:p>VERcjg</text:p>
          </table:table-cell>
          <table:table-cell table:number-columns-repeated="1020"/>
        </table:table-row>
        <table:table-row table:style-name="ro1">
          <table:table-cell office:value-type="string">
            <text:p>B_w_012783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784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85</text:p>
          </table:table-cell>
          <table:table-cell office:value-type="string">
            <text:p>feites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86</text:p>
          </table:table-cell>
          <table:table-cell office:value-type="string">
            <text:p>itant</text:p>
          </table:table-cell>
          <table:table-cell office:value-type="string">
            <text:p>i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87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788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89</text:p>
          </table:table-cell>
          <table:table-cell office:value-type="string">
            <text:p>honur</text:p>
          </table:table-cell>
          <table:table-cell office:value-type="string">
            <text:p>tano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2790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791</text:p>
          </table:table-cell>
          <table:table-cell office:value-type="string">
            <text:p>ai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92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>
            <text:p>B_w_01279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794</text:p>
          </table:table-cell>
          <table:table-cell office:value-type="string">
            <text:p>su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95</text:p>
          </table:table-cell>
          <table:table-cell office:value-type="string">
            <text:p>vivant</text:p>
          </table:table-cell>
          <table:table-cell office:value-type="string">
            <text:p>viv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96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9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98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99</text:p>
          </table:table-cell>
          <table:table-cell table:number-columns-repeated="2" office:value-type="string">
            <text:p>nois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00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801</text:p>
          </table:table-cell>
          <table:table-cell office:value-type="string">
            <text:p>su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0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03</text:p>
          </table:table-cell>
          <table:table-cell office:value-type="string">
            <text:p>cop</text:p>
          </table:table-cell>
          <table:table-cell office:value-type="string">
            <text:p>cop|coup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04</text:p>
          </table:table-cell>
          <table:table-cell office:value-type="string">
            <text:p>pesant</text:p>
          </table:table-cell>
          <table:table-cell office:value-type="string">
            <text:p>pese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05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80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07</text:p>
          </table:table-cell>
          <table:table-cell table:number-columns-repeated="2" office:value-type="string">
            <text:p>bat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08</text:p>
          </table:table-cell>
          <table:table-cell office:value-type="string">
            <text:p>mené</text:p>
          </table:table-cell>
          <table:table-cell office:value-type="string">
            <text:p>mener</text:p>
          </table:table-cell>
          <table:table-cell office:value-type="string">
            <text:p>ADJqu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09</text:p>
          </table:table-cell>
          <table:table-cell office:value-type="string">
            <text:p>estreitement</text:p>
          </table:table-cell>
          <table:table-cell office:value-type="string">
            <text:p>estroit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10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11</text:p>
          </table:table-cell>
          <table:table-cell office:value-type="string">
            <text:p>quons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12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13</text:p>
          </table:table-cell>
          <table:table-cell office:value-type="string">
            <text:p>ve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14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815</text:p>
          </table:table-cell>
          <table:table-cell office:value-type="string">
            <text:p>presses</text:p>
          </table:table-cell>
          <table:table-cell office:value-type="string">
            <text:p>press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16</text:p>
          </table:table-cell>
          <table:table-cell office:value-type="string">
            <text:p>cerchant</text:p>
          </table:table-cell>
          <table:table-cell office:value-type="string">
            <text:p>cerch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17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818</text:p>
          </table:table-cell>
          <table:table-cell office:value-type="string">
            <text:p>durendal</text:p>
          </table:table-cell>
          <table:table-cell office:value-type="string">
            <text:p>durenda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19</text:p>
          </table:table-cell>
          <table:table-cell office:value-type="string">
            <text:p>ve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20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2821</text:p>
          </table:table-cell>
          <table:table-cell office:value-type="string">
            <text:p>rencs</text:p>
          </table:table-cell>
          <table:table-cell office:value-type="string">
            <text:p>ren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22</text:p>
          </table:table-cell>
          <table:table-cell office:value-type="string">
            <text:p>deperçant</text:p>
          </table:table-cell>
          <table:table-cell office:value-type="string">
            <text:p>sevr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23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824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25</text:p>
          </table:table-cell>
          <table:table-cell office:value-type="string">
            <text:p>consiut</text:p>
          </table:table-cell>
          <table:table-cell office:value-type="string">
            <text:p>conoist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26</text:p>
          </table:table-cell>
          <table:table-cell office:value-type="string">
            <text:p>malveis</text:p>
          </table:table-cell>
          <table:table-cell office:value-type="string">
            <text:p>mauvai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27</text:p>
          </table:table-cell>
          <table:table-cell office:value-type="string">
            <text:p>luer</text:p>
          </table:table-cell>
          <table:table-cell office:value-type="string">
            <text:p>loii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2828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29</text:p>
          </table:table-cell>
          <table:table-cell office:value-type="string">
            <text:p>rent</text:p>
          </table:table-cell>
          <table:table-cell office:value-type="string">
            <text:p>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30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831</text:p>
          </table:table-cell>
          <table:table-cell office:value-type="string">
            <text:p>fieren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32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33</text:p>
          </table:table-cell>
          <table:table-cell office:value-type="string">
            <text:p>Be????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1020"/>
        </table:table-row>
        <table:table-row table:style-name="ro1">
          <table:table-cell office:value-type="string">
            <text:p>B_w_012834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835</text:p>
          </table:table-cell>
          <table:table-cell office:value-type="string">
            <text:p>Alemant</text:p>
          </table:table-cell>
          <table:table-cell office:value-type="string">
            <text:p>alem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36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837</text:p>
          </table:table-cell>
          <table:table-cell office:value-type="string">
            <text:p>Burguniun</text:p>
          </table:table-cell>
          <table:table-cell office:value-type="string">
            <text:p>borguigno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3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839</text:p>
          </table:table-cell>
          <table:table-cell office:value-type="string">
            <text:p>Flemeng</text:p>
          </table:table-cell>
          <table:table-cell office:value-type="string">
            <text:p>flamenc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4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841</text:p>
          </table:table-cell>
          <table:table-cell office:value-type="string">
            <text:p>Normant</text:p>
          </table:table-cell>
          <table:table-cell office:value-type="string">
            <text:p>forme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42</text:p>
          </table:table-cell>
          <table:table-cell office:value-type="string">
            <text:p>granz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843</text:p>
          </table:table-cell>
          <table:table-cell office:value-type="string">
            <text:p>colps</text:p>
          </table:table-cell>
          <table:table-cell office:value-type="string">
            <text:p>coup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844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845</text:p>
          </table:table-cell>
          <table:table-cell office:value-type="string">
            <text:p>rendent</text:p>
          </table:table-cell>
          <table:table-cell office:value-type="string">
            <text:p>rend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46</text:p>
          </table:table-cell>
          <table:table-cell office:value-type="string">
            <text:p>france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4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848</text:p>
          </table:table-cell>
          <table:table-cell office:value-type="string">
            <text:p>meintenant</text:p>
          </table:table-cell>
          <table:table-cell office:value-type="string">
            <text:p>mainten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84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50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51</text:p>
          </table:table-cell>
          <table:table-cell office:value-type="string">
            <text:p>fieren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52</text:p>
          </table:table-cell>
          <table:table-cell office:value-type="string">
            <text:p>desmesurement</text:p>
          </table:table-cell>
          <table:table-cell office:value-type="string">
            <text:p>desmesurer</text:p>
          </table:table-cell>
          <table:table-cell office:value-type="string">
            <text:p>NOMcom</text:p>
          </table:table-cell>
          <table:table-cell table:number-columns-repeated="1020"/>
        </table:table-row>
        <table:table-row table:style-name="ro1">
          <table:table-cell office:value-type="string">
            <text:p>B_w_012853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54</text:p>
          </table:table-cell>
          <table:table-cell office:value-type="string">
            <text:p>estandard</text:p>
          </table:table-cell>
          <table:table-cell office:value-type="string">
            <text:p>ascanard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55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856</text:p>
          </table:table-cell>
          <table:table-cell office:value-type="string">
            <text:p>u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5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858</text:p>
          </table:table-cell>
          <table:table-cell office:value-type="string">
            <text:p>fuir</text:p>
          </table:table-cell>
          <table:table-cell office:value-type="string">
            <text:p>fuir|föi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59</text:p>
          </table:table-cell>
          <table:table-cell office:value-type="string">
            <text:p>talant</text:p>
          </table:table-cell>
          <table:table-cell office:value-type="string">
            <text:p>tal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60</text:p>
          </table:table-cell>
          <table:table-cell office:value-type="string">
            <text:p>nen</text:p>
          </table:table-cell>
          <table:table-cell office:value-type="string">
            <text:p>non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861</text:p>
          </table:table-cell>
          <table:table-cell office:value-type="string">
            <text:p>aiment</text:p>
          </table:table-cell>
          <table:table-cell office:value-type="string">
            <text:p>amer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62</text:p>
          </table:table-cell>
          <table:table-cell table:number-columns-repeated="2" office:value-type="string">
            <text:p>pas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863</text:p>
          </table:table-cell>
          <table:table-cell office:value-type="string">
            <text:p>triwe</text:p>
          </table:table-cell>
          <table:table-cell office:value-type="string">
            <text:p>trieu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64</text:p>
          </table:table-cell>
          <table:table-cell office:value-type="string">
            <text:p>n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865</text:p>
          </table:table-cell>
          <table:table-cell office:value-type="string">
            <text:p>acordement</text:p>
          </table:table-cell>
          <table:table-cell office:value-type="string">
            <text:p>acordement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866</text:p>
          </table:table-cell>
          <table:table-cell office:value-type="string">
            <text:p>ki</text:p>
          </table:table-cell>
          <table:table-cell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67</text:p>
          </table:table-cell>
          <table:table-cell office:value-type="string">
            <text:p>entr</text:p>
          </table:table-cell>
          <table:table-cell office:value-type="string">
            <text:p>entre2</text:p>
          </table:table-cell>
          <table:table-cell office:value-type="string">
            <text:p>VERcjg</text:p>
          </table:table-cell>
          <table:table-cell table:number-columns-repeated="1020"/>
        </table:table-row>
        <table:table-row table:style-name="ro1">
          <table:table-cell office:value-type="string">
            <text:p>B_w_012868</text:p>
          </table:table-cell>
          <table:table-cell office:value-type="string">
            <text:p>els</text:p>
          </table:table-cell>
          <table:table-cell office:value-type="string">
            <text:p>il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69</text:p>
          </table:table-cell>
          <table:table-cell office:value-type="string">
            <text:p>chiet</text:p>
          </table:table-cell>
          <table:table-cell office:value-type="string">
            <text:p>ch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70</text:p>
          </table:table-cell>
          <table:table-cell office:value-type="string">
            <text:p>mal</text:p>
          </table:table-cell>
          <table:table-cell office:value-type="string">
            <text:p>mal1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71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72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73</text:p>
          </table:table-cell>
          <table:table-cell office:value-type="string">
            <text:p>cuvenant</text:p>
          </table:table-cell>
          <table:table-cell office:value-type="string">
            <text:p>coven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74</text:p>
          </table:table-cell>
          <table:table-cell office:value-type="string">
            <text:p>otes</text:p>
          </table:table-cell>
          <table:table-cell office:value-type="string">
            <text:p>ot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75</text:p>
          </table:table-cell>
          <table:table-cell office:value-type="string">
            <text:p>espurune</text:p>
          </table:table-cell>
          <table:table-cell office:value-type="string">
            <text:p>espe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76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77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78</text:p>
          </table:table-cell>
          <table:table-cell office:value-type="string">
            <text:p>hardement</text:p>
          </table:table-cell>
          <table:table-cell office:value-type="string">
            <text:p>hard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79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80</text:p>
          </table:table-cell>
          <table:table-cell table:number-columns-repeated="2" office:value-type="string">
            <text:p>gard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81</text:p>
          </table:table-cell>
          <table:table-cell office:value-type="string">
            <text:p>sur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882</text:p>
          </table:table-cell>
          <table:table-cell office:value-type="string">
            <text:p>destre</text:p>
          </table:table-cell>
          <table:table-cell office:value-type="string">
            <text:p>des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83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84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85</text:p>
          </table:table-cell>
          <table:table-cell office:value-type="string">
            <text:p>veü</text:p>
          </table:table-cell>
          <table:table-cell office:value-type="string">
            <text:p>vëo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86</text:p>
          </table:table-cell>
          <table:table-cell office:value-type="string">
            <text:p>Guinemant</text:p>
          </table:table-cell>
          <table:table-cell office:value-type="string">
            <text:p>tornem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87</text:p>
          </table:table-cell>
          <table:table-cell office:value-type="string">
            <text:p>qu</text:p>
          </table:table-cell>
          <table:table-cell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88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889</text:p>
          </table:table-cell>
          <table:table-cell office:value-type="string">
            <text:p>abatu</text:p>
          </table:table-cell>
          <table:table-cell office:value-type="string">
            <text:p>aba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90</text:p>
          </table:table-cell>
          <table:table-cell office:value-type="string">
            <text:p>treis</text:p>
          </table:table-cell>
          <table:table-cell office:value-type="string">
            <text:p>trois</text:p>
          </table:table-cell>
          <table:table-cell office:value-type="string">
            <text:p>DETca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891</text:p>
          </table:table-cell>
          <table:table-cell office:value-type="string">
            <text:p>forz</text:p>
          </table:table-cell>
          <table:table-cell office:value-type="string">
            <text:p>fort</text:p>
          </table:table-cell>
          <table:table-cell office:value-type="string">
            <text:p>ADJqua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2892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93</text:p>
          </table:table-cell>
          <table:table-cell office:value-type="string">
            <text:p>persant</text:p>
          </table:table-cell>
          <table:table-cell office:value-type="string">
            <text:p>pers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94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95</text:p>
          </table:table-cell>
          <table:table-cell office:value-type="string">
            <text:p>dous</text:p>
          </table:table-cell>
          <table:table-cell office:value-type="string">
            <text:p>deus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96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897</text:p>
          </table:table-cell>
          <table:table-cell office:value-type="string">
            <text:p>morz</text:p>
          </table:table-cell>
          <table:table-cell office:value-type="string">
            <text:p>mo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9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99</text:p>
          </table:table-cell>
          <table:table-cell office:value-type="string">
            <text:p>tierz</text:p>
          </table:table-cell>
          <table:table-cell office:value-type="string">
            <text:p>t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00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01</text:p>
          </table:table-cell>
          <table:table-cell office:value-type="string">
            <text:p>va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02</text:p>
          </table:table-cell>
          <table:table-cell office:value-type="string">
            <text:p>fuiant</text:p>
          </table:table-cell>
          <table:table-cell office:value-type="string">
            <text:p>fu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03</text:p>
          </table:table-cell>
          <table:table-cell office:value-type="string">
            <text:p>prent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04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05</text:p>
          </table:table-cell>
          <table:table-cell office:value-type="string">
            <text:p>destri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06</text:p>
          </table:table-cell>
          <table:table-cell office:value-type="string">
            <text:p>sil</text:p>
          </table:table-cell>
          <table:table-cell office:value-type="string">
            <text:p>si+il</text:p>
          </table:table-cell>
          <table:table-cell office:value-type="string">
            <text:p>ADVgen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07</text:p>
          </table:table-cell>
          <table:table-cell office:value-type="string">
            <text:p>rent</text:p>
          </table:table-cell>
          <table:table-cell office:value-type="string">
            <text:p>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08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909</text:p>
          </table:table-cell>
          <table:table-cell office:value-type="string">
            <text:p>Guinemant</text:p>
          </table:table-cell>
          <table:table-cell office:value-type="string">
            <text:p>tornem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10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11</text:p>
          </table:table-cell>
          <table:table-cell office:value-type="string">
            <text:p>quons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12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913</text:p>
          </table:table-cell>
          <table:table-cell office:value-type="string">
            <text:p>salt</text:p>
          </table:table-cell>
          <table:table-cell office:value-type="string">
            <text:p>salir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14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91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916</text:p>
          </table:table-cell>
          <table:table-cell office:value-type="string">
            <text:p>arçun</text:p>
          </table:table-cell>
          <table:table-cell office:value-type="string">
            <text:p>arç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17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918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19</text:p>
          </table:table-cell>
          <table:table-cell office:value-type="string">
            <text:p>prent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20</text:p>
          </table:table-cell>
          <table:table-cell office:value-type="string">
            <text:p>sire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21</text:p>
          </table:table-cell>
          <table:table-cell office:value-type="string">
            <text:p>fai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22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23</text:p>
          </table:table-cell>
          <table:table-cell office:value-type="string">
            <text:p>servise</text:p>
          </table:table-cell>
          <table:table-cell office:value-type="string">
            <text:p>servis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24</text:p>
          </table:table-cell>
          <table:table-cell office:value-type="string">
            <text:p>m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25</text:p>
          </table:table-cell>
          <table:table-cell office:value-type="string">
            <text:p>as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26</text:p>
          </table:table-cell>
          <table:table-cell office:value-type="string">
            <text:p>feit</text:p>
          </table:table-cell>
          <table:table-cell office:value-type="string">
            <text:p>faire|feire|fe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27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928</text:p>
          </table:table-cell>
          <table:table-cell office:value-type="string">
            <text:p>mar</text:p>
          </table:table-cell>
          <table:table-cell office:value-type="string">
            <text:p>ma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929</text:p>
          </table:table-cell>
          <table:table-cell office:value-type="string">
            <text:p>acointerunt</text:p>
          </table:table-cell>
          <table:table-cell office:value-type="string">
            <text:p>acesmeement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30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31</text:p>
          </table:table-cell>
          <table:table-cell office:value-type="string">
            <text:p>tun</text:p>
          </table:table-cell>
          <table:table-cell office:value-type="string">
            <text:p>ton4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932</text:p>
          </table:table-cell>
          <table:table-cell office:value-type="string">
            <text:p>hardement</text:p>
          </table:table-cell>
          <table:table-cell office:value-type="string">
            <text:p>hard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33</text:p>
          </table:table-cell>
          <table:table-cell office:value-type="string">
            <text:p>vostre</text:p>
          </table:table-cell>
          <table:table-cell office:value-type="string">
            <text:p>vostre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34</text:p>
          </table:table-cell>
          <table:table-cell table:number-columns-repeated="2" office:value-type="string">
            <text:p>merc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35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36</text:p>
          </table:table-cell>
          <table:table-cell table:number-columns-repeated="2"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37</text:p>
          </table:table-cell>
          <table:table-cell office:value-type="string">
            <text:p>destr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38</text:p>
          </table:table-cell>
          <table:table-cell office:value-type="string">
            <text:p>curant</text:p>
          </table:table-cell>
          <table:table-cell office:value-type="string">
            <text:p>cor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39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940</text:p>
          </table:table-cell>
          <table:table-cell office:value-type="string">
            <text:p>m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41</text:p>
          </table:table-cell>
          <table:table-cell office:value-type="string">
            <text:p>u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42</text:p>
          </table:table-cell>
          <table:table-cell office:value-type="string">
            <text:p>tenu</text:p>
          </table:table-cell>
          <table:table-cell office:value-type="string">
            <text:p>tenir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43</text:p>
          </table:table-cell>
          <table:table-cell office:value-type="string">
            <text:p>icil</text:p>
          </table:table-cell>
          <table:table-cell office:value-type="string">
            <text:p>ice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44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945</text:p>
          </table:table-cell>
          <table:table-cell office:value-type="string">
            <text:p>destreit</text:p>
          </table:table-cell>
          <table:table-cell office:value-type="string">
            <text:p>destroit</text:p>
          </table:table-cell>
          <table:table-cell office:value-type="string">
            <text:p>NOMcom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46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47</text:p>
          </table:table-cell>
          <table:table-cell office:value-type="string">
            <text:p>treit</text:p>
          </table:table-cell>
          <table:table-cell office:value-type="string">
            <text:p>trai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48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949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50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51</text:p>
          </table:table-cell>
          <table:table-cell office:value-type="string">
            <text:p>dunt</text:p>
          </table:table-cell>
          <table:table-cell office:value-type="string">
            <text:p>dont</text:p>
          </table:table-cell>
          <table:table-cell office:value-type="string">
            <text:p>PROre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52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53</text:p>
          </table:table-cell>
          <table:table-cell office:value-type="string">
            <text:p>punt</text:p>
          </table:table-cell>
          <table:table-cell office:value-type="string">
            <text:p>po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54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55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956</text:p>
          </table:table-cell>
          <table:table-cell table:number-columns-repeated="2" office:value-type="string">
            <text:p>arg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57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>
            <text:p>B_w_012958</text:p>
          </table:table-cell>
          <table:table-cell office:value-type="string">
            <text:p>fier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59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60</text:p>
          </table:table-cell>
          <table:table-cell table:number-columns-repeated="2" office:value-type="string">
            <text:p>turc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61</text:p>
          </table:table-cell>
          <table:table-cell office:value-type="string">
            <text:p>k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962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63</text:p>
          </table:table-cell>
          <table:table-cell table:number-columns-repeated="2" office:value-type="string">
            <text:p>tes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64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965</text:p>
          </table:table-cell>
          <table:table-cell office:value-type="string">
            <text:p>prent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66</text:p>
          </table:table-cell>
          <table:table-cell office:value-type="string">
            <text:p>Otes</text:p>
          </table:table-cell>
          <table:table-cell office:value-type="string">
            <text:p>ot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67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68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969</text:p>
          </table:table-cell>
          <table:table-cell office:value-type="string">
            <text:p>va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70</text:p>
          </table:table-cell>
          <table:table-cell office:value-type="string">
            <text:p>munjoie</text:p>
          </table:table-cell>
          <table:table-cell office:value-type="string">
            <text:p>munjo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71</text:p>
          </table:table-cell>
          <table:table-cell office:value-type="string">
            <text:p>escrïant</text:p>
          </table:table-cell>
          <table:table-cell office:value-type="string">
            <text:p>adureement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7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973</text:p>
          </table:table-cell>
          <table:table-cell office:value-type="string">
            <text:p>curuçuse</text:p>
          </table:table-cell>
          <table:table-cell office:value-type="string">
            <text:p>cursabl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74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975</text:p>
          </table:table-cell>
          <table:table-cell office:value-type="string">
            <text:p>paens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76</text:p>
          </table:table-cell>
          <table:table-cell office:value-type="string">
            <text:p>detrenchant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77</text:p>
          </table:table-cell>
          <table:table-cell office:value-type="string">
            <text:p>alsi</text:p>
          </table:table-cell>
          <table:table-cell office:value-type="string">
            <text:p>al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978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79</text:p>
          </table:table-cell>
          <table:table-cell office:value-type="string">
            <text:p>fent</text:p>
          </table:table-cell>
          <table:table-cell office:value-type="string">
            <text:p>f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80</text:p>
          </table:table-cell>
          <table:table-cell office:value-type="string">
            <text:p>cum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981</text:p>
          </table:table-cell>
          <table:table-cell office:value-type="string">
            <text:p>fei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82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83</text:p>
          </table:table-cell>
          <table:table-cell office:value-type="string">
            <text:p>nu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84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85</text:p>
          </table:table-cell>
          <table:table-cell table:number-columns-repeated="2" office:value-type="string">
            <text:p>v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86</text:p>
          </table:table-cell>
          <table:table-cell office:value-type="string">
            <text:p>trove</text:p>
          </table:table-cell>
          <table:table-cell office:value-type="string">
            <text:p>tro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87</text:p>
          </table:table-cell>
          <table:table-cell office:value-type="string">
            <text:p>Oliver</text:p>
          </table:table-cell>
          <table:table-cell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8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989</text:p>
          </table:table-cell>
          <table:table-cell office:value-type="string">
            <text:p>Estult</text:p>
          </table:table-cell>
          <table:table-cell office:value-type="string">
            <text:p>estul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9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991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92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993</text:p>
          </table:table-cell>
          <table:table-cell office:value-type="string">
            <text:p>Engeler</text:p>
          </table:table-cell>
          <table:table-cell office:value-type="string">
            <text:p>engeler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94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995</text:p>
          </table:table-cell>
          <table:table-cell office:value-type="string">
            <text:p>Garin</text:p>
          </table:table-cell>
          <table:table-cell office:value-type="string">
            <text:p>gar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96</text:p>
          </table:table-cell>
          <table:table-cell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97</text:p>
          </table:table-cell>
          <table:table-cell office:value-type="string">
            <text:p>Normant</text:p>
          </table:table-cell>
          <table:table-cell office:value-type="string">
            <text:p>torme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98</text:p>
          </table:table-cell>
          <table:table-cell office:value-type="string">
            <text:p>Gefrei</text:p>
          </table:table-cell>
          <table:table-cell office:value-type="string">
            <text:p>povr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99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000</text:p>
          </table:table-cell>
          <table:table-cell office:value-type="string">
            <text:p>Anjou</text:p>
          </table:table-cell>
          <table:table-cell office:value-type="string">
            <text:p>avoi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01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002</text:p>
          </table:table-cell>
          <table:table-cell office:value-type="string">
            <text:p>Rotold</text:p>
          </table:table-cell>
          <table:table-cell office:value-type="string">
            <text:p>estul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03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04</text:p>
          </table:table-cell>
          <table:table-cell office:value-type="string">
            <text:p>Alemant</text:p>
          </table:table-cell>
          <table:table-cell office:value-type="string">
            <text:p>alem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05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06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07</text:p>
          </table:table-cell>
          <table:table-cell office:value-type="string">
            <text:p>combatent</text:p>
          </table:table-cell>
          <table:table-cell office:value-type="string">
            <text:p>combat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08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09</text:p>
          </table:table-cell>
          <table:table-cell office:value-type="string">
            <text:p>adurement</text:p>
          </table:table-cell>
          <table:table-cell office:value-type="string">
            <text:p>adure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1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011</text:p>
          </table:table-cell>
          <table:table-cell office:value-type="string">
            <text:p>deu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12</text:p>
          </table:table-cell>
          <table:table-cell office:value-type="string">
            <text:p>dis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013</text:p>
          </table:table-cell>
          <table:table-cell office:value-type="string">
            <text:p>Otes</text:p>
          </table:table-cell>
          <table:table-cell office:value-type="string">
            <text:p>ot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14</text:p>
          </table:table-cell>
          <table:table-cell office:value-type="string">
            <text:p>pere</text:p>
          </table:table-cell>
          <table:table-cell office:value-type="string">
            <text:p>paire|pere1|piere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015</text:p>
          </table:table-cell>
          <table:table-cell table:number-columns-repeated="2" office:value-type="string">
            <text:p>omnipote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016</text:p>
          </table:table-cell>
          <table:table-cell office:value-type="string">
            <text:p>tels</text:p>
          </table:table-cell>
          <table:table-cell office:value-type="string">
            <text:p>te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17</text:p>
          </table:table-cell>
          <table:table-cell office:value-type="string">
            <text:p>compaingnuns</text:p>
          </table:table-cell>
          <table:table-cell office:value-type="string">
            <text:p>compagni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18</text:p>
          </table:table-cell>
          <table:table-cell office:value-type="string">
            <text:p>aloue</text:p>
          </table:table-cell>
          <table:table-cell office:value-type="string">
            <text:p>alo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19</text:p>
          </table:table-cell>
          <table:table-cell office:value-type="string">
            <text:p>jo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3020</text:p>
          </table:table-cell>
          <table:table-cell office:value-type="string">
            <text:p>querrant</text:p>
          </table:table-cell>
          <table:table-cell office:value-type="string">
            <text:p>quer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21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22</text:p>
          </table:table-cell>
          <table:table-cell office:value-type="string">
            <text:p>su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23</text:p>
          </table:table-cell>
          <table:table-cell table:number-columns-repeated="2" office:value-type="string">
            <text:p>ensembl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24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25</text:p>
          </table:table-cell>
          <table:table-cell office:value-type="string">
            <text:p>chevaler</text:p>
          </table:table-cell>
          <table:table-cell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26</text:p>
          </table:table-cell>
          <table:table-cell table:number-columns-repeated="2" office:value-type="string">
            <text:p>vaill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27</text:p>
          </table:table-cell>
          <table:table-cell office:value-type="string">
            <text:p>roillent</text:p>
          </table:table-cell>
          <table:table-cell office:value-type="string">
            <text:p>taillier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28</text:p>
          </table:table-cell>
          <table:table-cell office:value-type="string">
            <text:p>lur</text:p>
          </table:table-cell>
          <table:table-cell office:value-type="string">
            <text:p>lor2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29</text:p>
          </table:table-cell>
          <table:table-cell office:value-type="string">
            <text:p>armes</text:p>
          </table:table-cell>
          <table:table-cell office:value-type="string">
            <text:p>arme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30</text:p>
          </table:table-cell>
          <table:table-cell office:value-type="string">
            <text:p>cume</text:p>
          </table:table-cell>
          <table:table-cell office:value-type="string">
            <text:p>com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31</text:p>
          </table:table-cell>
          <table:table-cell office:value-type="string">
            <text:p>fuldre</text:p>
          </table:table-cell>
          <table:table-cell office:value-type="string">
            <text:p>rompre</text:p>
          </table:table-cell>
          <table:table-cell office:value-type="string">
            <text:p>NOMcom</text:p>
          </table:table-cell>
          <table:table-cell table:number-columns-repeated="1020"/>
        </table:table-row>
        <table:table-row table:style-name="ro1">
          <table:table-cell office:value-type="string">
            <text:p>B_w_013032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33</text:p>
          </table:table-cell>
          <table:table-cell office:value-type="string">
            <text:p>fent</text:p>
          </table:table-cell>
          <table:table-cell office:value-type="string">
            <text:p>f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034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35</text:p>
          </table:table-cell>
          <table:table-cell office:value-type="string">
            <text:p>branz</text:p>
          </table:table-cell>
          <table:table-cell office:value-type="string">
            <text:p>bra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036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037</text:p>
          </table:table-cell>
          <table:table-cell office:value-type="string">
            <text:p>ascer</text:p>
          </table:table-cell>
          <table:table-cell office:value-type="string">
            <text:p>ac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38</text:p>
          </table:table-cell>
          <table:table-cell office:value-type="string">
            <text:p>fun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39</text:p>
          </table:table-cell>
          <table:table-cell table:number-columns-repeated="2" office:value-type="string">
            <text:p>te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40</text:p>
          </table:table-cell>
          <table:table-cell office:value-type="string">
            <text:p>martelement</text:p>
          </table:table-cell>
          <table:table-cell office:value-type="string">
            <text:p>martel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41</text:p>
          </table:table-cell>
          <table:table-cell office:value-type="string">
            <text:p>cum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042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43</text:p>
          </table:table-cell>
          <table:table-cell office:value-type="string">
            <text:p>um</text:p>
          </table:table-cell>
          <table:table-cell office:value-type="string">
            <text:p>on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44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045</text:p>
          </table:table-cell>
          <table:table-cell office:value-type="string">
            <text:p>oreit</text:p>
          </table:table-cell>
          <table:table-cell office:value-type="string">
            <text:p>droit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046</text:p>
          </table:table-cell>
          <table:table-cell office:value-type="string">
            <text:p>deu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47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48</text:p>
          </table:table-cell>
          <table:table-cell table:number-columns-repeated="2" office:value-type="string">
            <text:p>ci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49</text:p>
          </table:table-cell>
          <table:table-cell office:value-type="string">
            <text:p>tonant</text:p>
          </table:table-cell>
          <table:table-cell office:value-type="string">
            <text:p>ton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50</text:p>
          </table:table-cell>
          <table:table-cell table:number-columns-repeated="2" office:value-type="string">
            <text:p>for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51</text:p>
          </table:table-cell>
          <table:table-cell office:value-type="string">
            <text:p>les</text:p>
          </table:table-cell>
          <table:table-cell office:value-type="string">
            <text:p>il</text:p>
          </table:table-cell>
          <table:table-cell office:value-type="string">
            <text:p>DETdef</text:p>
          </table:table-cell>
          <table:table-cell table:number-columns-repeated="1020"/>
        </table:table-row>
        <table:table-row table:style-name="ro1">
          <table:table-cell office:value-type="string">
            <text:p>B_w_013052</text:p>
          </table:table-cell>
          <table:table-cell office:value-type="string">
            <text:p>dutent</text:p>
          </table:table-cell>
          <table:table-cell office:value-type="string">
            <text:p>put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053</text:p>
          </table:table-cell>
          <table:table-cell office:value-type="string">
            <text:p>Arabi</text:p>
          </table:table-cell>
          <table:table-cell office:value-type="string">
            <text:p>arabi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54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055</text:p>
          </table:table-cell>
          <table:table-cell office:value-type="string">
            <text:p>Persant</text:p>
          </table:table-cell>
          <table:table-cell office:value-type="string">
            <text:p>pers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56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57</text:p>
          </table:table-cell>
          <table:table-cell office:value-type="string">
            <text:p>Melians</text:p>
          </table:table-cell>
          <table:table-cell office:value-type="string">
            <text:p>melïen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5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059</text:p>
          </table:table-cell>
          <table:table-cell office:value-type="string">
            <text:p>Turc</text:p>
          </table:table-cell>
          <table:table-cell office:value-type="string">
            <text:p>turc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6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061</text:p>
          </table:table-cell>
          <table:table-cell office:value-type="string">
            <text:p>Affricant</text:p>
          </table:table-cell>
          <table:table-cell office:value-type="string">
            <text:p>adureement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6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63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64</text:p>
          </table:table-cell>
          <table:table-cell office:value-type="string">
            <text:p>Garsie</text:p>
          </table:table-cell>
          <table:table-cell office:value-type="string">
            <text:p>gars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65</text:p>
          </table:table-cell>
          <table:table-cell office:value-type="string">
            <text:p>tremble</text:p>
          </table:table-cell>
          <table:table-cell office:value-type="string">
            <text:p>trenchier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66</text:p>
          </table:table-cell>
          <table:table-cell office:value-type="string">
            <text:p>entre</text:p>
          </table:table-cell>
          <table:table-cell office:value-type="string">
            <text:p>entre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067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68</text:p>
          </table:table-cell>
          <table:table-cell office:value-type="string">
            <text:p>gent</text:p>
          </table:table-cell>
          <table:table-cell office:value-type="string">
            <text:p>ge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69</text:p>
          </table:table-cell>
          <table:table-cell office:value-type="string">
            <text:p>nostre</text:p>
          </table:table-cell>
          <table:table-cell office:value-type="string">
            <text:p>nostre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70</text:p>
          </table:table-cell>
          <table:table-cell office:value-type="string">
            <text:p>emperere</text:p>
          </table:table-cell>
          <table:table-cell office:value-type="string">
            <text:p>emperë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71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072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73</text:p>
          </table:table-cell>
          <table:table-cell office:value-type="string">
            <text:p>degrez</text:p>
          </table:table-cell>
          <table:table-cell office:value-type="string">
            <text:p>degré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74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75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076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3077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78</text:p>
          </table:table-cell>
          <table:table-cell office:value-type="string">
            <text:p>gent</text:p>
          </table:table-cell>
          <table:table-cell office:value-type="string">
            <text:p>ge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79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80</text:p>
          </table:table-cell>
          <table:table-cell office:value-type="string">
            <text:p>entur</text:p>
          </table:table-cell>
          <table:table-cell office:value-type="string">
            <text:p>estor2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81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82</text:p>
          </table:table-cell>
          <table:table-cell office:value-type="string">
            <text:p>ve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083</text:p>
          </table:table-cell>
          <table:table-cell office:value-type="string">
            <text:p>heitez</text:p>
          </table:table-cell>
          <table:table-cell office:value-type="string">
            <text:p>haitier</text:p>
          </table:table-cell>
          <table:table-cell office:value-type="string">
            <text:p>VERpp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84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85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86</text:p>
          </table:table-cell>
          <table:table-cell office:value-type="string">
            <text:p>eu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87</text:p>
          </table:table-cell>
          <table:table-cell office:value-type="string">
            <text:p>Ogier</text:p>
          </table:table-cell>
          <table:table-cell office:value-type="string">
            <text:p>og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88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089</text:p>
          </table:table-cell>
          <table:table-cell office:value-type="string">
            <text:p>feü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90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DETpos</text:p>
          </table:table-cell>
          <table:table-cell table:number-columns-repeated="1020"/>
        </table:table-row>
        <table:table-row table:style-name="ro1">
          <table:table-cell office:value-type="string">
            <text:p>B_w_013091</text:p>
          </table:table-cell>
          <table:table-cell office:value-type="string">
            <text:p>irrez</text:p>
          </table:table-cell>
          <table:table-cell office:value-type="string">
            <text:p>iri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92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093</text:p>
          </table:table-cell>
          <table:table-cell office:value-type="string">
            <text:p>prisun</text:p>
          </table:table-cell>
          <table:table-cell office:value-type="string">
            <text:p>pris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9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095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096</text:p>
          </table:table-cell>
          <table:table-cell office:value-type="string">
            <text:p>chaenes</text:p>
          </table:table-cell>
          <table:table-cell office:value-type="string">
            <text:p>chäeine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97</text:p>
          </table:table-cell>
          <table:table-cell office:value-type="string">
            <text:p>lïez</text:p>
          </table:table-cell>
          <table:table-cell office:value-type="string">
            <text:p>liier3|liier|lï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98</text:p>
          </table:table-cell>
          <table:table-cell office:value-type="string">
            <text:p>mei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099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00</text:p>
          </table:table-cell>
          <table:table-cell office:value-type="string">
            <text:p>mains</text:p>
          </table:table-cell>
          <table:table-cell office:value-type="string">
            <text:p>main2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0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02</text:p>
          </table:table-cell>
          <table:table-cell office:value-type="string">
            <text:p>deliveres</text:p>
          </table:table-cell>
          <table:table-cell office:value-type="string">
            <text:p>dessevr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10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104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05</text:p>
          </table:table-cell>
          <table:table-cell office:value-type="string">
            <text:p>piez</text:p>
          </table:table-cell>
          <table:table-cell office:value-type="string">
            <text:p>pié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06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07</text:p>
          </table:table-cell>
          <table:table-cell office:value-type="string">
            <text:p>mi</text:p>
          </table:table-cell>
          <table:table-cell office:value-type="string">
            <text:p>m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08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09</text:p>
          </table:table-cell>
          <table:table-cell table:number-columns-repeated="2" office:value-type="string">
            <text:p>gros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10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11</text:p>
          </table:table-cell>
          <table:table-cell office:value-type="string">
            <text:p>cors</text:p>
          </table:table-cell>
          <table:table-cell office:value-type="string">
            <text:p>cor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12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13</text:p>
          </table:table-cell>
          <table:table-cell office:value-type="string">
            <text:p>atachiez</text:p>
          </table:table-cell>
          <table:table-cell office:value-type="string">
            <text:p>atachier2|atach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14</text:p>
          </table:table-cell>
          <table:table-cell table:number-columns-repeated="2" office:value-type="string">
            <text:p>set</text:p>
          </table:table-cell>
          <table:table-cell office:value-type="string">
            <text:p>DETcar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15</text:p>
          </table:table-cell>
          <table:table-cell office:value-type="string">
            <text:p>chevalers</text:p>
          </table:table-cell>
          <table:table-cell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16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17</text:p>
          </table:table-cell>
          <table:table-cell office:value-type="string">
            <text:p>gardent</text:p>
          </table:table-cell>
          <table:table-cell office:value-type="string">
            <text:p>gard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18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19</text:p>
          </table:table-cell>
          <table:table-cell office:value-type="string">
            <text:p>preisez</text:p>
          </table:table-cell>
          <table:table-cell office:value-type="string">
            <text:p>pris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20</text:p>
          </table:table-cell>
          <table:table-cell office:value-type="string">
            <text:p>ço</text:p>
          </table:table-cell>
          <table:table-cell office:value-type="string">
            <text:p>il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21</text:p>
          </table:table-cell>
          <table:table-cell office:value-type="string">
            <text:p>dis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22</text:p>
          </table:table-cell>
          <table:table-cell office:value-type="string">
            <text:p>Ogier</text:p>
          </table:table-cell>
          <table:table-cell office:value-type="string">
            <text:p>og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23</text:p>
          </table:table-cell>
          <table:table-cell office:value-type="string">
            <text:p>ces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24</text:p>
          </table:table-cell>
          <table:table-cell office:value-type="string">
            <text:p>chaenes</text:p>
          </table:table-cell>
          <table:table-cell office:value-type="string">
            <text:p>chäeine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25</text:p>
          </table:table-cell>
          <table:table-cell office:value-type="string">
            <text:p>m</text:p>
          </table:table-cell>
          <table:table-cell office:value-type="string">
            <text:p>mon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26</text:p>
          </table:table-cell>
          <table:table-cell office:value-type="string">
            <text:p>alaschiez</text:p>
          </table:table-cell>
          <table:table-cell office:value-type="string">
            <text:p>alfami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27</text:p>
          </table:table-cell>
          <table:table-cell office:value-type="string">
            <text:p>enquor</text:p>
          </table:table-cell>
          <table:table-cell office:value-type="string">
            <text:p>encore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>
            <text:p>B_w_013128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29</text:p>
          </table:table-cell>
          <table:table-cell office:value-type="string">
            <text:p>blescent</text:p>
          </table:table-cell>
          <table:table-cell office:value-type="string">
            <text:p>bleci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30</text:p>
          </table:table-cell>
          <table:table-cell office:value-type="string">
            <text:p>dehez</text:p>
          </table:table-cell>
          <table:table-cell office:value-type="string">
            <text:p>dehé</text:p>
          </table:table-cell>
          <table:table-cell office:value-type="string">
            <text:p>VERcjg</text:p>
          </table:table-cell>
          <table:table-cell table:number-columns-repeated="1020"/>
        </table:table-row>
        <table:table-row table:style-name="ro1">
          <table:table-cell office:value-type="string">
            <text:p>B_w_013131</text:p>
          </table:table-cell>
          <table:table-cell office:value-type="string">
            <text:p>ai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32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33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13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35</text:p>
          </table:table-cell>
          <table:table-cell table:number-columns-repeated="2" office:value-type="string">
            <text:p>lez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36</text:p>
          </table:table-cell>
          <table:table-cell office:value-type="string">
            <text:p>co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37</text:p>
          </table:table-cell>
          <table:table-cell office:value-type="string">
            <text:p>dis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3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39</text:p>
          </table:table-cell>
          <table:table-cell office:value-type="string">
            <text:p>uns</text:p>
          </table:table-cell>
          <table:table-cell office:value-type="string">
            <text:p>un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40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41</text:p>
          </table:table-cell>
          <table:table-cell office:value-type="string">
            <text:p>folie</text:p>
          </table:table-cell>
          <table:table-cell office:value-type="string">
            <text:p>foli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42</text:p>
          </table:table-cell>
          <table:table-cell office:value-type="string">
            <text:p>parlez</text:p>
          </table:table-cell>
          <table:table-cell office:value-type="string">
            <text:p>parl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43</text:p>
          </table:table-cell>
          <table:table-cell office:value-type="string">
            <text:p>kar</text:p>
          </table:table-cell>
          <table:table-cell office:value-type="string">
            <text:p>car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144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45</text:p>
          </table:table-cell>
          <table:table-cell office:value-type="string">
            <text:p>Mahun</text:p>
          </table:table-cell>
          <table:table-cell office:value-type="string">
            <text:p>mahume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46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47</text:p>
          </table:table-cell>
          <table:table-cell office:value-type="string">
            <text:p>vu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48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>
            <text:p>B_w_013149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50</text:p>
          </table:table-cell>
          <table:table-cell office:value-type="string">
            <text:p>parlez</text:p>
          </table:table-cell>
          <table:table-cell office:value-type="string">
            <text:p>parl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51</text:p>
          </table:table-cell>
          <table:table-cell office:value-type="string">
            <text:p>nus</text:p>
          </table:table-cell>
          <table:table-cell office:value-type="string">
            <text:p>n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52</text:p>
          </table:table-cell>
          <table:table-cell office:value-type="string">
            <text:p>destreindrum</text:p>
          </table:table-cell>
          <table:table-cell office:value-type="string">
            <text:p>destreind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5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154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55</text:p>
          </table:table-cell>
          <table:table-cell office:value-type="string">
            <text:p>mains</text:p>
          </table:table-cell>
          <table:table-cell office:value-type="string">
            <text:p>main2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56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157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58</text:p>
          </table:table-cell>
          <table:table-cell office:value-type="string">
            <text:p>piez</text:p>
          </table:table-cell>
          <table:table-cell office:value-type="string">
            <text:p>pié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59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60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61</text:p>
          </table:table-cell>
          <table:table-cell office:value-type="string">
            <text:p>ta</text:p>
          </table:table-cell>
          <table:table-cell office:value-type="string">
            <text:p>ton4</text:p>
          </table:table-cell>
          <table:table-cell office:value-type="string">
            <text:p>DETpos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3162</text:p>
          </table:table-cell>
          <table:table-cell office:value-type="string">
            <text:p>vie</text:p>
          </table:table-cell>
          <table:table-cell office:value-type="string">
            <text:p>vi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63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164</text:p>
          </table:table-cell>
          <table:table-cell office:value-type="string">
            <text:p>leals</text:p>
          </table:table-cell>
          <table:table-cell office:value-type="string">
            <text:p>lëa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165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166</text:p>
          </table:table-cell>
          <table:table-cell office:value-type="string">
            <text:p>serrez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67</text:p>
          </table:table-cell>
          <table:table-cell office:value-type="string">
            <text:p>Ogier</text:p>
          </table:table-cell>
          <table:table-cell office:value-type="string">
            <text:p>og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68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69</text:p>
          </table:table-cell>
          <table:table-cell office:value-type="string">
            <text:p>oï</text:p>
          </table:table-cell>
          <table:table-cell office:value-type="string">
            <text:p>ö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70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71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172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73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74</text:p>
          </table:table-cell>
          <table:table-cell office:value-type="string">
            <text:p>irrez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75</text:p>
          </table:table-cell>
          <table:table-cell office:value-type="string">
            <text:p>prist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76</text:p>
          </table:table-cell>
          <table:table-cell office:value-type="string">
            <text:p>une</text:p>
          </table:table-cell>
          <table:table-cell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77</text:p>
          </table:table-cell>
          <table:table-cell office:value-type="string">
            <text:p>hastele</text:p>
          </table:table-cell>
          <table:table-cell office:value-type="string">
            <text:p>mart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78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>
            <text:p>B_w_013179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80</text:p>
          </table:table-cell>
          <table:table-cell office:value-type="string">
            <text:p>leva</text:p>
          </table:table-cell>
          <table:table-cell office:value-type="string">
            <text:p>lev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81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82</text:p>
          </table:table-cell>
          <table:table-cell office:value-type="string">
            <text:p>piez</text:p>
          </table:table-cell>
          <table:table-cell office:value-type="string">
            <text:p>pié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83</text:p>
          </table:table-cell>
          <table:table-cell office:value-type="string">
            <text:p>quatre</text:p>
          </table:table-cell>
          <table:table-cell office:value-type="string">
            <text:p>catre</text:p>
          </table:table-cell>
          <table:table-cell office:value-type="string">
            <text:p>PROca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84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85</text:p>
          </table:table-cell>
          <table:table-cell office:value-type="string">
            <text:p>occis</text:p>
          </table:table-cell>
          <table:table-cell office:value-type="string">
            <text:p>oci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86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87</text:p>
          </table:table-cell>
          <table:table-cell office:value-type="string">
            <text:p>eus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88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189</text:p>
          </table:table-cell>
          <table:table-cell office:value-type="string">
            <text:p>serra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3190</text:p>
          </table:table-cell>
          <table:table-cell office:value-type="string">
            <text:p>mes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1020"/>
        </table:table-row>
        <table:table-row table:style-name="ro1">
          <table:table-cell office:value-type="string">
            <text:p>B_w_013191</text:p>
          </table:table-cell>
          <table:table-cell office:value-type="string">
            <text:p>liez</text:p>
          </table:table-cell>
          <table:table-cell office:value-type="string">
            <text:p>lié</text:p>
          </table:table-cell>
          <table:table-cell office:value-type="string">
            <text:p>VERppe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92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93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94</text:p>
          </table:table-cell>
          <table:table-cell office:value-type="string">
            <text:p>tur</text:p>
          </table:table-cell>
          <table:table-cell office:value-type="string">
            <text:p>tor5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95</text:p>
          </table:table-cell>
          <table:table-cell office:value-type="string">
            <text:p>halte</text:p>
          </table:table-cell>
          <table:table-cell office:value-type="string">
            <text:p>haut</text:p>
          </table:table-cell>
          <table:table-cell office:value-type="string">
            <text:p>ADJqua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96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97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98</text:p>
          </table:table-cell>
          <table:table-cell office:value-type="string">
            <text:p>treis</text:p>
          </table:table-cell>
          <table:table-cell office:value-type="string">
            <text:p>trois</text:p>
          </table:table-cell>
          <table:table-cell office:value-type="string">
            <text:p>ADJcar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3199</text:p>
          </table:table-cell>
          <table:table-cell office:value-type="string">
            <text:p>trebuchiez</text:p>
          </table:table-cell>
          <table:table-cell office:value-type="string">
            <text:p>trebuchier</text:p>
          </table:table-cell>
          <table:table-cell office:value-type="string">
            <text:p>VERppe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00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201</text:p>
          </table:table-cell>
          <table:table-cell table:number-columns-repeated="2" office:value-type="string">
            <text:p>aval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02</text:p>
          </table:table-cell>
          <table:table-cell office:value-type="string">
            <text:p>vindrent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03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204</text:p>
          </table:table-cell>
          <table:table-cell office:value-type="string">
            <text:p>cols</text:p>
          </table:table-cell>
          <table:table-cell office:value-type="string">
            <text:p>col|cou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05</text:p>
          </table:table-cell>
          <table:table-cell office:value-type="string">
            <text:p>orent</text:p>
          </table:table-cell>
          <table:table-cell office:value-type="string">
            <text:p>avoir|orer2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06</text:p>
          </table:table-cell>
          <table:table-cell office:value-type="string">
            <text:p>brisez</text:p>
          </table:table-cell>
          <table:table-cell office:value-type="string">
            <text:p>bris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07</text:p>
          </table:table-cell>
          <table:table-cell office:value-type="string">
            <text:p>brise</text:p>
          </table:table-cell>
          <table:table-cell office:value-type="string">
            <text:p>bris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08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209</text:p>
          </table:table-cell>
          <table:table-cell office:value-type="string">
            <text:p>chaines</text:p>
          </table:table-cell>
          <table:table-cell office:value-type="string">
            <text:p>chäeine</text:p>
          </table:table-cell>
          <table:table-cell office:value-type="string">
            <text:p>NOMcom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10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11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12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213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14</text:p>
          </table:table-cell>
          <table:table-cell office:value-type="string">
            <text:p>deliverez</text:p>
          </table:table-cell>
          <table:table-cell office:value-type="string">
            <text:p>deliv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215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21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17</text:p>
          </table:table-cell>
          <table:table-cell office:value-type="string">
            <text:p>delivere</text:p>
          </table:table-cell>
          <table:table-cell office:value-type="string">
            <text:p>deliv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21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219</text:p>
          </table:table-cell>
          <table:table-cell table:number-columns-repeated="2"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220</text:p>
          </table:table-cell>
          <table:table-cell office:value-type="string">
            <text:p>deneis</text:p>
          </table:table-cell>
          <table:table-cell office:value-type="string">
            <text:p>dan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221</text:p>
          </table:table-cell>
          <table:table-cell office:value-type="string">
            <text:p>Ogier</text:p>
          </table:table-cell>
          <table:table-cell office:value-type="string">
            <text:p>og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22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23</text:p>
          </table:table-cell>
          <table:table-cell office:value-type="string">
            <text:p>einz</text:p>
          </table:table-cell>
          <table:table-cell office:value-type="string">
            <text:p>ainc|ai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24</text:p>
          </table:table-cell>
          <table:table-cell office:value-type="string">
            <text:p>k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225</text:p>
          </table:table-cell>
          <table:table-cell office:value-type="string">
            <text:p>po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2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27</text:p>
          </table:table-cell>
          <table:table-cell office:value-type="string">
            <text:p>venu</text:p>
          </table:table-cell>
          <table:table-cell office:value-type="string">
            <text:p>veni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28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29</text:p>
          </table:table-cell>
          <table:table-cell office:value-type="string">
            <text:p>destri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30</text:p>
          </table:table-cell>
          <table:table-cell office:value-type="string">
            <text:p>enfrené</text:p>
          </table:table-cell>
          <table:table-cell office:value-type="string">
            <text:p>enfren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31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32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33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234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35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236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237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38</text:p>
          </table:table-cell>
          <table:table-cell office:value-type="string">
            <text:p>esquier</text:p>
          </table:table-cell>
          <table:table-cell office:value-type="string">
            <text:p>escuier2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239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3240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41</text:p>
          </table:table-cell>
          <table:table-cell office:value-type="string">
            <text:p>armé</text:p>
          </table:table-cell>
          <table:table-cell office:value-type="string">
            <text:p>arm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4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43</text:p>
          </table:table-cell>
          <table:table-cell office:value-type="string">
            <text:p>lei</text:p>
          </table:table-cell>
          <table:table-cell office:value-type="string">
            <text:p>loi3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44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45</text:p>
          </table:table-cell>
          <table:table-cell office:value-type="string">
            <text:p>chevaler</text:p>
          </table:table-cell>
          <table:table-cell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46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247</text:p>
          </table:table-cell>
          <table:table-cell office:value-type="string">
            <text:p>munté</text:p>
          </table:table-cell>
          <table:table-cell office:value-type="string">
            <text:p>mon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48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249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50</text:p>
          </table:table-cell>
          <table:table-cell office:value-type="string">
            <text:p>cumence</text:p>
          </table:table-cell>
          <table:table-cell office:value-type="string">
            <text:p>comenc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5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52</text:p>
          </table:table-cell>
          <table:table-cell office:value-type="string">
            <text:p>huchier</text:p>
          </table:table-cell>
          <table:table-cell office:value-type="string">
            <text:p>huch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25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54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55</text:p>
          </table:table-cell>
          <table:table-cell office:value-type="string">
            <text:p>estur</text:p>
          </table:table-cell>
          <table:table-cell office:value-type="string">
            <text:p>es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56</text:p>
          </table:table-cell>
          <table:table-cell office:value-type="string">
            <text:p>vois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57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258</text:p>
          </table:table-cell>
          <table:table-cell office:value-type="string">
            <text:p>compaingnuns</text:p>
          </table:table-cell>
          <table:table-cell office:value-type="string">
            <text:p>compagni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259</text:p>
          </table:table-cell>
          <table:table-cell office:value-type="string">
            <text:p>aider</text:p>
          </table:table-cell>
          <table:table-cell office:value-type="string">
            <text:p>aidi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260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3261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62</text:p>
          </table:table-cell>
          <table:table-cell office:value-type="string">
            <text:p>mes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63</text:p>
          </table:table-cell>
          <table:table-cell office:value-type="string">
            <text:p>dei</text:p>
          </table:table-cell>
          <table:table-cell office:value-type="string">
            <text:p>devoi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64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265</text:p>
          </table:table-cell>
          <table:table-cell office:value-type="string">
            <text:p>granz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266</text:p>
          </table:table-cell>
          <table:table-cell office:value-type="string">
            <text:p>colps</text:p>
          </table:table-cell>
          <table:table-cell office:value-type="string">
            <text:p>coup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67</text:p>
          </table:table-cell>
          <table:table-cell office:value-type="string">
            <text:p>empleier</text:p>
          </table:table-cell>
          <table:table-cell office:value-type="string">
            <text:p>fevri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268</text:p>
          </table:table-cell>
          <table:table-cell office:value-type="string">
            <text:p>demein</text:p>
          </table:table-cell>
          <table:table-cell office:value-type="string">
            <text:p>demain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69</text:p>
          </table:table-cell>
          <table:table-cell office:value-type="string">
            <text:p>vendrai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70</text:p>
          </table:table-cell>
          <table:table-cell table:number-columns-repeated="2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71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72</text:p>
          </table:table-cell>
          <table:table-cell office:value-type="string">
            <text:p>poiez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73</text:p>
          </table:table-cell>
          <table:table-cell office:value-type="string">
            <text:p>preier</text:p>
          </table:table-cell>
          <table:table-cell office:value-type="string">
            <text:p>prii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274</text:p>
          </table:table-cell>
          <table:table-cell office:value-type="string">
            <text:p>deu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75</text:p>
          </table:table-cell>
          <table:table-cell office:value-type="string">
            <text:p>m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1020"/>
        </table:table-row>
        <table:table-row table:style-name="ro1">
          <table:table-cell office:value-type="string">
            <text:p>B_w_013276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277</text:p>
          </table:table-cell>
          <table:table-cell office:value-type="string">
            <text:p>defende</text:p>
          </table:table-cell>
          <table:table-cell office:value-type="string">
            <text:p>def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78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79</text:p>
          </table:table-cell>
          <table:table-cell office:value-type="string">
            <text:p>mal</text:p>
          </table:table-cell>
          <table:table-cell office:value-type="string">
            <text:p>mal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8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281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82</text:p>
          </table:table-cell>
          <table:table-cell table:number-columns-repeated="2" office:value-type="string">
            <text:p>encombr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83</text:p>
          </table:table-cell>
          <table:table-cell office:value-type="string">
            <text:p>ist</text:p>
          </table:table-cell>
          <table:table-cell office:value-type="string">
            <text:p>iss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84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85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86</text:p>
          </table:table-cell>
          <table:table-cell office:value-type="string">
            <text:p>porte</text:p>
          </table:table-cell>
          <table:table-cell office:value-type="string">
            <text:p>por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87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88</text:p>
          </table:table-cell>
          <table:table-cell office:value-type="string">
            <text:p>broche</text:p>
          </table:table-cell>
          <table:table-cell office:value-type="string">
            <text:p>broch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89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90</text:p>
          </table:table-cell>
          <table:table-cell office:value-type="string">
            <text:p>destr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91</text:p>
          </table:table-cell>
          <table:table-cell office:value-type="string">
            <text:p>ve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9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93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94</text:p>
          </table:table-cell>
          <table:table-cell office:value-type="string">
            <text:p>estur</text:p>
          </table:table-cell>
          <table:table-cell office:value-type="string">
            <text:p>es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95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296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97</text:p>
          </table:table-cell>
          <table:table-cell office:value-type="string">
            <text:p>chimin</text:p>
          </table:table-cell>
          <table:table-cell office:value-type="string">
            <text:p>chemi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98</text:p>
          </table:table-cell>
          <table:table-cell office:value-type="string">
            <text:p>plener</text:p>
          </table:table-cell>
          <table:table-cell office:value-type="string">
            <text:p>plenier2</text:p>
          </table:table-cell>
          <table:table-cell office:value-type="string">
            <text:p>ADJqua</text:p>
          </table:table-cell>
          <table:table-cell table:number-columns-repeated="1020"/>
        </table:table-row>
        <table:table-row table:style-name="ro1">
          <table:table-cell office:value-type="string">
            <text:p>B_w_013299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300</text:p>
          </table:table-cell>
          <table:table-cell office:value-type="string">
            <text:p>vint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01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02</text:p>
          </table:table-cell>
          <table:table-cell table:number-columns-repeated="2" office:value-type="string">
            <text:p>cham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03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04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305</text:p>
          </table:table-cell>
          <table:table-cell office:value-type="string">
            <text:p>truva</text:p>
          </table:table-cell>
          <table:table-cell office:value-type="string">
            <text:p>trov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06</text:p>
          </table:table-cell>
          <table:table-cell office:value-type="string">
            <text:p>Garnier</text:p>
          </table:table-cell>
          <table:table-cell office:value-type="string">
            <text:p>garn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07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0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309</text:p>
          </table:table-cell>
          <table:table-cell office:value-type="string">
            <text:p>Naimes</text:p>
          </table:table-cell>
          <table:table-cell office:value-type="string">
            <text:p>naim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1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311</text:p>
          </table:table-cell>
          <table:table-cell office:value-type="string">
            <text:p>Otes</text:p>
          </table:table-cell>
          <table:table-cell office:value-type="string">
            <text:p>ot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12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313</text:p>
          </table:table-cell>
          <table:table-cell office:value-type="string">
            <text:p>Galtier</text:p>
          </table:table-cell>
          <table:table-cell office:value-type="string">
            <text:p>galt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14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315</text:p>
          </table:table-cell>
          <table:table-cell table:number-columns-repeated="2" office:value-type="string">
            <text:p>joi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16</text:p>
          </table:table-cell>
          <table:table-cell office:value-type="string">
            <text:p>fun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17</text:p>
          </table:table-cell>
          <table:table-cell office:value-type="string">
            <text:p>trestut</text:p>
          </table:table-cell>
          <table:table-cell office:value-type="string">
            <text:p>trestot</text:p>
          </table:table-cell>
          <table:table-cell office:value-type="string">
            <text:p>DETind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18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19</text:p>
          </table:table-cell>
          <table:table-cell office:value-type="string">
            <text:p>von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20</text:p>
          </table:table-cell>
          <table:table-cell office:value-type="string">
            <text:p>beiser</text:p>
          </table:table-cell>
          <table:table-cell office:value-type="string">
            <text:p>baisi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321</text:p>
          </table:table-cell>
          <table:table-cell table:number-columns-repeated="2"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22</text:p>
          </table:table-cell>
          <table:table-cell table:number-columns-repeated="2" office:value-type="string">
            <text:p>si</text:p>
          </table:table-cell>
          <table:table-cell office:value-type="string">
            <text:p>CONsub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23</text:p>
          </table:table-cell>
          <table:table-cell office:value-type="string">
            <text:p>demandent</text:p>
          </table:table-cell>
          <table:table-cell office:value-type="string">
            <text:p>demand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24</text:p>
          </table:table-cell>
          <table:table-cell office:value-type="string">
            <text:p>s</text:p>
          </table:table-cell>
          <table:table-cell office:value-type="string">
            <text:p>s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25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2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27</text:p>
          </table:table-cell>
          <table:table-cell office:value-type="string">
            <text:p>sein</text:p>
          </table:table-cell>
          <table:table-cell office:value-type="string">
            <text:p>sai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32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329</text:p>
          </table:table-cell>
          <table:table-cell table:number-columns-repeated="2" office:value-type="string">
            <text:p>enti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330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31</text:p>
          </table:table-cell>
          <table:table-cell office:value-type="string">
            <text:p>lur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32</text:p>
          </table:table-cell>
          <table:table-cell office:value-type="string">
            <text:p>respunt</text:p>
          </table:table-cell>
          <table:table-cell office:value-type="string">
            <text:p>respond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33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334</text:p>
          </table:table-cell>
          <table:table-cell office:value-type="string">
            <text:p>sein</text:p>
          </table:table-cell>
          <table:table-cell office:value-type="string">
            <text:p>sai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335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36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337</text:p>
          </table:table-cell>
          <table:table-cell office:value-type="string">
            <text:p>legier</text:p>
          </table:table-cell>
          <table:table-cell office:value-type="string">
            <text:p>legier2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338</text:p>
          </table:table-cell>
          <table:table-cell office:value-type="string">
            <text:p>unques</text:p>
          </table:table-cell>
          <table:table-cell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39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340</text:p>
          </table:table-cell>
          <table:table-cell office:value-type="string">
            <text:p>ier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41</text:p>
          </table:table-cell>
          <table:table-cell table:number-columns-repeated="2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42</text:p>
          </table:table-cell>
          <table:table-cell office:value-type="string">
            <text:p>prest</text:p>
          </table:table-cell>
          <table:table-cell office:value-type="string">
            <text:p>prest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343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344</text:p>
          </table:table-cell>
          <table:table-cell office:value-type="string">
            <text:p>ferir</text:p>
          </table:table-cell>
          <table:table-cell office:value-type="string">
            <text:p>feri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345</text:p>
          </table:table-cell>
          <table:table-cell office:value-type="string">
            <text:p>chevaler</text:p>
          </table:table-cell>
          <table:table-cell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46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347</text:p>
          </table:table-cell>
          <table:table-cell office:value-type="string">
            <text:p>su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48</text:p>
          </table:table-cell>
          <table:table-cell table:number-columns-repeated="2" office:value-type="string">
            <text:p>ensembl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4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50</text:p>
          </table:table-cell>
          <table:table-cell office:value-type="string">
            <text:p>justur</text:p>
          </table:table-cell>
          <table:table-cell office:value-type="string">
            <text:p>jost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51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352</text:p>
          </table:table-cell>
          <table:table-cell office:value-type="string">
            <text:p>amur</text:p>
          </table:table-cell>
          <table:table-cell office:value-type="string">
            <text:p>am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53</text:p>
          </table:table-cell>
          <table:table-cell office:value-type="string">
            <text:p>Ogier</text:p>
          </table:table-cell>
          <table:table-cell office:value-type="string">
            <text:p>og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54</text:p>
          </table:table-cell>
          <table:table-cell office:value-type="string">
            <text:p>fun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55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56</text:p>
          </table:table-cell>
          <table:table-cell office:value-type="string">
            <text:p>trestur</text:p>
          </table:table-cell>
          <table:table-cell office:value-type="string">
            <text:p>trest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57</text:p>
          </table:table-cell>
          <table:table-cell table:number-columns-repeated="2" office:value-type="string">
            <text:p>cent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58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359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60</text:p>
          </table:table-cell>
          <table:table-cell office:value-type="string">
            <text:p>mort</text:p>
          </table:table-cell>
          <table:table-cell office:value-type="string">
            <text:p>mo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6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362</text:p>
          </table:table-cell>
          <table:table-cell table:number-columns-repeated="2" office:value-type="string">
            <text:p>glaiv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6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36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65</text:p>
          </table:table-cell>
          <table:table-cell office:value-type="string">
            <text:p>dolur</text:p>
          </table:table-cell>
          <table:table-cell office:value-type="string">
            <text:p>dol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66</text:p>
          </table:table-cell>
          <table:table-cell office:value-type="string">
            <text:p>ve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67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68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369</text:p>
          </table:table-cell>
          <table:table-cell office:value-type="string">
            <text:p>Garsie</text:p>
          </table:table-cell>
          <table:table-cell office:value-type="string">
            <text:p>gars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70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71</text:p>
          </table:table-cell>
          <table:table-cell office:value-type="string">
            <text:p>quor</text:p>
          </table:table-cell>
          <table:table-cell office:value-type="string">
            <text:p>cu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72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37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74</text:p>
          </table:table-cell>
          <table:table-cell office:value-type="string">
            <text:p>irrur</text:p>
          </table:table-cell>
          <table:table-cell office:value-type="string">
            <text:p>ir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75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376</text:p>
          </table:table-cell>
          <table:table-cell office:value-type="string">
            <text:p>po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77</text:p>
          </table:table-cell>
          <table:table-cell office:value-type="string">
            <text:p>garir</text:p>
          </table:table-cell>
          <table:table-cell office:value-type="string">
            <text:p>garir|guarir|gueri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378</text:p>
          </table:table-cell>
          <table:table-cell office:value-type="string">
            <text:p>kar</text:p>
          </table:table-cell>
          <table:table-cell office:value-type="string">
            <text:p>car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379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380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381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82</text:p>
          </table:table-cell>
          <table:table-cell office:value-type="string">
            <text:p>defendur</text:p>
          </table:table-cell>
          <table:table-cell office:value-type="string">
            <text:p>defendre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383</text:p>
          </table:table-cell>
          <table:table-cell office:value-type="string">
            <text:p>ve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84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85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386</text:p>
          </table:table-cell>
          <table:table-cell office:value-type="string">
            <text:p>fuiant</text:p>
          </table:table-cell>
          <table:table-cell office:value-type="string">
            <text:p>fu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87</text:p>
          </table:table-cell>
          <table:table-cell office:value-type="string">
            <text:p>senz</text:p>
          </table:table-cell>
          <table:table-cell office:value-type="string">
            <text:p>sans|senz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388</text:p>
          </table:table-cell>
          <table:table-cell office:value-type="string">
            <text:p>ure</text:p>
          </table:table-cell>
          <table:table-cell office:value-type="string">
            <text:p>ore3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89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390</text:p>
          </table:table-cell>
          <table:table-cell office:value-type="string">
            <text:p>sujur</text:p>
          </table:table-cell>
          <table:table-cell office:value-type="string">
            <text:p>secors</text:p>
          </table:table-cell>
          <table:table-cell office:value-type="string">
            <text:p>PR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91</text:p>
          </table:table-cell>
          <table:table-cell office:value-type="string">
            <text:p>Otes</text:p>
          </table:table-cell>
          <table:table-cell office:value-type="string">
            <text:p>ot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92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93</text:p>
          </table:table-cell>
          <table:table-cell office:value-type="string">
            <text:p>enchasce</text:p>
          </table:table-cell>
          <table:table-cell office:value-type="string">
            <text:p>enchac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94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395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96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3397</text:p>
          </table:table-cell>
          <table:table-cell office:value-type="string">
            <text:p>valee</text:p>
          </table:table-cell>
          <table:table-cell office:value-type="string">
            <text:p>val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98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399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00</text:p>
          </table:table-cell>
          <table:table-cell office:value-type="string">
            <text:p>main</text:p>
          </table:table-cell>
          <table:table-cell office:value-type="string">
            <text:p>main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01</text:p>
          </table:table-cell>
          <table:table-cell office:value-type="string">
            <text:p>porte</text:p>
          </table:table-cell>
          <table:table-cell office:value-type="string">
            <text:p>port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02</text:p>
          </table:table-cell>
          <table:table-cell office:value-type="string">
            <text:p>cureççuse</text:p>
          </table:table-cell>
          <table:table-cell office:value-type="string">
            <text:p>corroc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03</text:p>
          </table:table-cell>
          <table:table-cell office:value-type="string">
            <text:p>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04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05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06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07</text:p>
          </table:table-cell>
          <table:table-cell office:value-type="string">
            <text:p>altre</text:p>
          </table:table-cell>
          <table:table-cell office:value-type="string">
            <text:p>autr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08</text:p>
          </table:table-cell>
          <table:table-cell office:value-type="string">
            <text:p>main</text:p>
          </table:table-cell>
          <table:table-cell office:value-type="string">
            <text:p>main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09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10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11</text:p>
          </table:table-cell>
          <table:table-cell office:value-type="string">
            <text:p>targe</text:p>
          </table:table-cell>
          <table:table-cell office:value-type="string">
            <text:p>targ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12</text:p>
          </table:table-cell>
          <table:table-cell office:value-type="string">
            <text:p>bendee</text:p>
          </table:table-cell>
          <table:table-cell office:value-type="string">
            <text:p>mand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1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414</text:p>
          </table:table-cell>
          <table:table-cell office:value-type="string">
            <text:p>ve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15</text:p>
          </table:table-cell>
          <table:table-cell office:value-type="string">
            <text:p>Garsie</text:p>
          </table:table-cell>
          <table:table-cell office:value-type="string">
            <text:p>gars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16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417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18</text:p>
          </table:table-cell>
          <table:table-cell office:value-type="string">
            <text:p>fui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19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20</text:p>
          </table:table-cell>
          <table:table-cell office:value-type="string">
            <text:p>celee</text:p>
          </table:table-cell>
          <table:table-cell office:value-type="string">
            <text:p>celee1|cele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21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22</text:p>
          </table:table-cell>
          <table:table-cell office:value-type="string">
            <text:p>encontrer</text:p>
          </table:table-cell>
          <table:table-cell office:value-type="string">
            <text:p>encontr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42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24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25</text:p>
          </table:table-cell>
          <table:table-cell office:value-type="string">
            <text:p>resdne</text:p>
          </table:table-cell>
          <table:table-cell office:value-type="string">
            <text:p>resn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26</text:p>
          </table:table-cell>
          <table:table-cell office:value-type="string">
            <text:p>tiree</text:p>
          </table:table-cell>
          <table:table-cell office:value-type="string">
            <text:p>tir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27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428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29</text:p>
          </table:table-cell>
          <table:table-cell office:value-type="string">
            <text:p>aprosme</text:p>
          </table:table-cell>
          <table:table-cell office:value-type="string">
            <text:p>aproism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30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31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32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33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3434</text:p>
          </table:table-cell>
          <table:table-cell office:value-type="string">
            <text:p>pensee</text:p>
          </table:table-cell>
          <table:table-cell office:value-type="string">
            <text:p>pens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35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36</text:p>
          </table:table-cell>
          <table:table-cell office:value-type="string">
            <text:p>deu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37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38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39</text:p>
          </table:table-cell>
          <table:table-cell office:value-type="string">
            <text:p>dite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40</text:p>
          </table:table-cell>
          <table:table-cell office:value-type="string">
            <text:p>mei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41</text:p>
          </table:table-cell>
          <table:table-cell office:value-type="string">
            <text:p>sire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42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43</text:p>
          </table:table-cell>
          <table:table-cell office:value-type="string">
            <text:p>devez</text:p>
          </table:table-cell>
          <table:table-cell office:value-type="string">
            <text:p>devoir</text:p>
          </table:table-cell>
          <table:table-cell office:value-type="string">
            <text:p>VERcjg</text:p>
          </table:table-cell>
          <table:table-cell table:number-columns-repeated="1020"/>
        </table:table-row>
        <table:table-row table:style-name="ro1">
          <table:table-cell office:value-type="string">
            <text:p>B_w_01344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45</text:p>
          </table:table-cell>
          <table:table-cell table:number-columns-repeated="2" office:value-type="string">
            <text:p>nui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46</text:p>
          </table:table-cell>
          <table:table-cell office:value-type="string">
            <text:p>conreer</text:p>
          </table:table-cell>
          <table:table-cell office:value-type="string">
            <text:p>chant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447</text:p>
          </table:table-cell>
          <table:table-cell office:value-type="string">
            <text:p>ces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48</text:p>
          </table:table-cell>
          <table:table-cell office:value-type="string">
            <text:p>france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49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50</text:p>
          </table:table-cell>
          <table:table-cell office:value-type="string">
            <text:p>vu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51</text:p>
          </table:table-cell>
          <table:table-cell office:value-type="string">
            <text:p>querre</text:p>
          </table:table-cell>
          <table:table-cell office:value-type="string">
            <text:p>querre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452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53</text:p>
          </table:table-cell>
          <table:table-cell office:value-type="string">
            <text:p>cras</text:p>
          </table:table-cell>
          <table:table-cell office:value-type="string">
            <text:p>cras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54</text:p>
          </table:table-cell>
          <table:table-cell office:value-type="string">
            <text:p>lard</text:p>
          </table:table-cell>
          <table:table-cell office:value-type="string">
            <text:p>laissie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55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56</text:p>
          </table:table-cell>
          <table:table-cell office:value-type="string">
            <text:p>peis</text:p>
          </table:table-cell>
          <table:table-cell office:value-type="string">
            <text:p>pais|peis|pois2|pois3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57</text:p>
          </table:table-cell>
          <table:table-cell office:value-type="string">
            <text:p>nel</text:p>
          </table:table-cell>
          <table:table-cell office:value-type="string">
            <text:p>ne1+il</text:p>
          </table:table-cell>
          <table:table-cell office:value-type="string">
            <text:p>ADVneg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58</text:p>
          </table:table-cell>
          <table:table-cell office:value-type="string">
            <text:p>mangereient</text:p>
          </table:table-cell>
          <table:table-cell office:value-type="string">
            <text:p>premierement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59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60</text:p>
          </table:table-cell>
          <table:table-cell office:value-type="string">
            <text:p>mil</text:p>
          </table:table-cell>
          <table:table-cell office:value-type="string">
            <text:p>mil1</text:p>
          </table:table-cell>
          <table:table-cell office:value-type="string">
            <text:p>DETca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61</text:p>
          </table:table-cell>
          <table:table-cell office:value-type="string">
            <text:p>mars</text:p>
          </table:table-cell>
          <table:table-cell office:value-type="string">
            <text:p>marz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62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63</text:p>
          </table:table-cell>
          <table:table-cell office:value-type="string">
            <text:p>orkeneis</text:p>
          </table:table-cell>
          <table:table-cell office:value-type="string">
            <text:p>espanoi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64</text:p>
          </table:table-cell>
          <table:table-cell office:value-type="string">
            <text:p>altre</text:p>
          </table:table-cell>
          <table:table-cell office:value-type="string">
            <text:p>autre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65</text:p>
          </table:table-cell>
          <table:table-cell office:value-type="string">
            <text:p>mes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66</text:p>
          </table:table-cell>
          <table:table-cell office:value-type="string">
            <text:p>feites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67</text:p>
          </table:table-cell>
          <table:table-cell office:value-type="string">
            <text:p>ço</text:p>
          </table:table-cell>
          <table:table-cell office:value-type="string">
            <text:p>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6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69</text:p>
          </table:table-cell>
          <table:table-cell office:value-type="string">
            <text:p>mangier</text:p>
          </table:table-cell>
          <table:table-cell office:value-type="string">
            <text:p>mangi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470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71</text:p>
          </table:table-cell>
          <table:table-cell office:value-type="string">
            <text:p>burgeis</text:p>
          </table:table-cell>
          <table:table-cell office:value-type="string">
            <text:p>borjois</text:p>
          </table:table-cell>
          <table:table-cell office:value-type="string">
            <text:p>ADJqu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7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73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74</text:p>
          </table:table-cell>
          <table:table-cell office:value-type="string">
            <text:p>Garsie</text:p>
          </table:table-cell>
          <table:table-cell office:value-type="string">
            <text:p>gars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75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76</text:p>
          </table:table-cell>
          <table:table-cell table:number-columns-repeated="2" office:value-type="string">
            <text:p>for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77</text:p>
          </table:table-cell>
          <table:table-cell office:value-type="string">
            <text:p>curuciez</text:p>
          </table:table-cell>
          <table:table-cell office:value-type="string">
            <text:p>corrocier|couroucier|curecier|curuc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78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79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80</text:p>
          </table:table-cell>
          <table:table-cell office:value-type="string">
            <text:p>paroles</text:p>
          </table:table-cell>
          <table:table-cell office:value-type="string">
            <text:p>parole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81</text:p>
          </table:table-cell>
          <table:table-cell office:value-type="string">
            <text:p>qu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482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83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484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85</text:p>
          </table:table-cell>
          <table:table-cell office:value-type="string">
            <text:p>afichiez</text:p>
          </table:table-cell>
          <table:table-cell office:value-type="string">
            <text:p>afich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86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87</text:p>
          </table:table-cell>
          <table:table-cell office:value-type="string">
            <text:p>destri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88</text:p>
          </table:table-cell>
          <table:table-cell office:value-type="string">
            <text:p>broche</text:p>
          </table:table-cell>
          <table:table-cell office:value-type="string">
            <text:p>broch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89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90</text:p>
          </table:table-cell>
          <table:table-cell office:value-type="string">
            <text:p>espuruns</text:p>
          </table:table-cell>
          <table:table-cell office:value-type="string">
            <text:p>esperon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91</text:p>
          </table:table-cell>
          <table:table-cell office:value-type="string">
            <text:p>dorez</text:p>
          </table:table-cell>
          <table:table-cell office:value-type="string">
            <text:p>dorer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92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93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94</text:p>
          </table:table-cell>
          <table:table-cell office:value-type="string">
            <text:p>feü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95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3496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97</text:p>
          </table:table-cell>
          <table:table-cell office:value-type="string">
            <text:p>Otinel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98</text:p>
          </table:table-cell>
          <table:table-cell office:value-type="string">
            <text:p>vengez</text:p>
          </table:table-cell>
          <table:table-cell office:value-type="string">
            <text:p>vengi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99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500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01</text:p>
          </table:table-cell>
          <table:table-cell office:value-type="string">
            <text:p>destri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02</text:p>
          </table:table-cell>
          <table:table-cell office:value-type="string">
            <text:p>cesta</text:p>
          </table:table-cell>
          <table:table-cell office:value-type="string">
            <text:p>cest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03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504</text:p>
          </table:table-cell>
          <table:table-cell office:value-type="string">
            <text:p>quatre</text:p>
          </table:table-cell>
          <table:table-cell office:value-type="string">
            <text:p>catre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05</text:p>
          </table:table-cell>
          <table:table-cell office:value-type="string">
            <text:p>piez</text:p>
          </table:table-cell>
          <table:table-cell office:value-type="string">
            <text:p>pié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06</text:p>
          </table:table-cell>
          <table:table-cell office:value-type="string">
            <text:p>volsist</text:p>
          </table:table-cell>
          <table:table-cell office:value-type="string">
            <text:p>vol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07</text:p>
          </table:table-cell>
          <table:table-cell office:value-type="string">
            <text:p>u</text:p>
          </table:table-cell>
          <table:table-cell office:value-type="string">
            <text:p>où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08</text:p>
          </table:table-cell>
          <table:table-cell office:value-type="string">
            <text:p>nun</text:p>
          </table:table-cell>
          <table:table-cell office:value-type="string">
            <text:p>non</text:p>
          </table:table-cell>
          <table:table-cell office:value-type="string">
            <text:p>NOMcom</text:p>
          </table:table-cell>
          <table:table-cell table:number-columns-repeated="1020"/>
        </table:table-row>
        <table:table-row table:style-name="ro1">
          <table:table-cell office:value-type="string">
            <text:p>B_w_013509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10</text:p>
          </table:table-cell>
          <table:table-cell table:number-columns-repeated="2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11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12</text:p>
          </table:table-cell>
          <table:table-cell office:value-type="string">
            <text:p>versez</text:p>
          </table:table-cell>
          <table:table-cell office:value-type="string">
            <text:p>vers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1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514</text:p>
          </table:table-cell>
          <table:table-cell office:value-type="string">
            <text:p>su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15</text:p>
          </table:table-cell>
          <table:table-cell office:value-type="string">
            <text:p>braz</text:p>
          </table:table-cell>
          <table:table-cell office:value-type="string">
            <text:p>braz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16</text:p>
          </table:table-cell>
          <table:table-cell office:value-type="string">
            <text:p>destre</text:p>
          </table:table-cell>
          <table:table-cell office:value-type="string">
            <text:p>des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17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518</text:p>
          </table:table-cell>
          <table:table-cell office:value-type="string">
            <text:p>mi</text:p>
          </table:table-cell>
          <table:table-cell office:value-type="string">
            <text:p>mi2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519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20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21</text:p>
          </table:table-cell>
          <table:table-cell office:value-type="string">
            <text:p>brisez</text:p>
          </table:table-cell>
          <table:table-cell office:value-type="string">
            <text:p>bris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22</text:p>
          </table:table-cell>
          <table:table-cell office:value-type="string">
            <text:p>ainceis</text:p>
          </table:table-cell>
          <table:table-cell office:value-type="string">
            <text:p>ainço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523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524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25</text:p>
          </table:table-cell>
          <table:table-cell office:value-type="string">
            <text:p>peus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26</text:p>
          </table:table-cell>
          <table:table-cell table:number-columns-repeated="2" office:value-type="string">
            <text:p>relev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527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528</text:p>
          </table:table-cell>
          <table:table-cell office:value-type="string">
            <text:p>se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29</text:p>
          </table:table-cell>
          <table:table-cell office:value-type="string">
            <text:p>piez</text:p>
          </table:table-cell>
          <table:table-cell office:value-type="string">
            <text:p>pié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30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31</text:p>
          </table:table-cell>
          <table:table-cell office:value-type="string">
            <text:p>quons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32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33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3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535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36</text:p>
          </table:table-cell>
          <table:table-cell office:value-type="string">
            <text:p>aprosmez</text:p>
          </table:table-cell>
          <table:table-cell office:value-type="string">
            <text:p>aprest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37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PROrel</text:p>
          </table:table-cell>
          <table:table-cell table:number-columns-repeated="1020"/>
        </table:table-row>
        <table:table-row table:style-name="ro1">
          <table:table-cell office:value-type="string">
            <text:p>B_w_013538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39</text:p>
          </table:table-cell>
          <table:table-cell office:value-type="string">
            <text:p>mains</text:p>
          </table:table-cell>
          <table:table-cell office:value-type="string">
            <text:p>main2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540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41</text:p>
          </table:table-cell>
          <table:table-cell office:value-type="string">
            <text:p>prent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42</text:p>
          </table:table-cell>
          <table:table-cell office:value-type="string">
            <text:p>unkes</text:p>
          </table:table-cell>
          <table:table-cell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543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544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45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>
            <text:p>B_w_013546</text:p>
          </table:table-cell>
          <table:table-cell table:number-columns-repeated="2" office:value-type="string">
            <text:p>lez</text:p>
          </table:table-cell>
          <table:table-cell office:value-type="string">
            <text:p>PR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47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48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49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50</text:p>
          </table:table-cell>
          <table:table-cell office:value-type="string">
            <text:p>escrie</text:p>
          </table:table-cell>
          <table:table-cell office:value-type="string">
            <text:p>escrï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51</text:p>
          </table:table-cell>
          <table:table-cell office:value-type="string">
            <text:p>baruns</text:p>
          </table:table-cell>
          <table:table-cell office:value-type="string">
            <text:p>ba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52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553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54</text:p>
          </table:table-cell>
          <table:table-cell office:value-type="string">
            <text:p>tuchiez</text:p>
          </table:table-cell>
          <table:table-cell office:value-type="string">
            <text:p>tochi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5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556</text:p>
          </table:table-cell>
          <table:table-cell office:value-type="string">
            <text:p>vu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57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58</text:p>
          </table:table-cell>
          <table:table-cell office:value-type="string">
            <text:p>rent</text:p>
          </table:table-cell>
          <table:table-cell office:value-type="string">
            <text:p>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59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60</text:p>
          </table:table-cell>
          <table:table-cell office:value-type="string">
            <text:p>vie</text:p>
          </table:table-cell>
          <table:table-cell office:value-type="string">
            <text:p>vi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61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62</text:p>
          </table:table-cell>
          <table:table-cell office:value-type="string">
            <text:p>dunez</text:p>
          </table:table-cell>
          <table:table-cell office:value-type="string">
            <text:p>don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63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64</text:p>
          </table:table-cell>
          <table:table-cell office:value-type="string">
            <text:p>dui</text:p>
          </table:table-cell>
          <table:table-cell office:value-type="string">
            <text:p>deus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65</text:p>
          </table:table-cell>
          <table:table-cell office:value-type="string">
            <text:p>barun</text:p>
          </table:table-cell>
          <table:table-cell office:value-type="string">
            <text:p>ba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66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67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68</text:p>
          </table:table-cell>
          <table:table-cell office:value-type="string">
            <text:p>rei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69</text:p>
          </table:table-cell>
          <table:table-cell office:value-type="string">
            <text:p>mené</text:p>
          </table:table-cell>
          <table:table-cell office:value-type="string">
            <text:p>mene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70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71</text:p>
          </table:table-cell>
          <table:table-cell office:value-type="string">
            <text:p>Charles</text:p>
          </table:table-cell>
          <table:table-cell office:value-type="string">
            <text:p>charl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72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73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74</text:p>
          </table:table-cell>
          <table:table-cell office:value-type="string">
            <text:p>sempres</text:p>
          </table:table-cell>
          <table:table-cell office:value-type="string">
            <text:p>semp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575</text:p>
          </table:table-cell>
          <table:table-cell office:value-type="string">
            <text:p>presenté</text:p>
          </table:table-cell>
          <table:table-cell office:value-type="string">
            <text:p>present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76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577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78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579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80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581</text:p>
          </table:table-cell>
          <table:table-cell office:value-type="string">
            <text:p>Paris</text:p>
          </table:table-cell>
          <table:table-cell office:value-type="string">
            <text:p>par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82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583</text:p>
          </table:table-cell>
          <table:table-cell office:value-type="string">
            <text:p>cité</text:p>
          </table:table-cell>
          <table:table-cell office:value-type="string">
            <text:p>c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84</text:p>
          </table:table-cell>
          <table:table-cell office:value-type="string">
            <text:p>mené</text:p>
          </table:table-cell>
          <table:table-cell office:value-type="string">
            <text:p>mene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85</text:p>
          </table:table-cell>
          <table:table-cell office:value-type="string">
            <text:p>francs</text:p>
          </table:table-cell>
          <table:table-cell office:value-type="string">
            <text:p>franc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586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587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88</text:p>
          </table:table-cell>
          <table:table-cell office:value-type="string">
            <text:p>ublient</text:p>
          </table:table-cell>
          <table:table-cell office:value-type="string">
            <text:p>oblï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8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90</text:p>
          </table:table-cell>
          <table:table-cell table:number-columns-repeated="2" office:value-type="string">
            <text:p>vass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91</text:p>
          </table:table-cell>
          <table:table-cell office:value-type="string">
            <text:p>aduré</text:p>
          </table:table-cell>
          <table:table-cell office:value-type="string">
            <text:p>amo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592</text:p>
          </table:table-cell>
          <table:table-cell office:value-type="string">
            <text:p>ainz</text:p>
          </table:table-cell>
          <table:table-cell office:value-type="string">
            <text:p>ainc|ai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593</text:p>
          </table:table-cell>
          <table:table-cell office:value-type="string">
            <text:p>k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594</text:p>
          </table:table-cell>
          <table:table-cell office:value-type="string">
            <text:p>feu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95</text:p>
          </table:table-cell>
          <table:table-cell office:value-type="string">
            <text:p>vespre</text:p>
          </table:table-cell>
          <table:table-cell office:value-type="string">
            <text:p>vespre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596</text:p>
          </table:table-cell>
          <table:table-cell office:value-type="string">
            <text:p>u</text:p>
          </table:table-cell>
          <table:table-cell office:value-type="string">
            <text:p>o3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597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98</text:p>
          </table:table-cell>
          <table:table-cell table:number-columns-repeated="2" office:value-type="string">
            <text:p>solei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99</text:p>
          </table:table-cell>
          <table:table-cell office:value-type="string">
            <text:p>culchié</text:p>
          </table:table-cell>
          <table:table-cell office:value-type="string">
            <text:p>couch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600</text:p>
          </table:table-cell>
          <table:table-cell office:value-type="string">
            <text:p>ure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60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602</text:p>
          </table:table-cell>
          <table:table-cell table:number-columns-repeated="2" office:value-type="string">
            <text:p>cham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60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604</text:p>
          </table:table-cell>
          <table:table-cell office:value-type="string">
            <text:p>prise</text:p>
          </table:table-cell>
          <table:table-cell office:value-type="string">
            <text:p>prend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605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606</text:p>
          </table:table-cell>
          <table:table-cell office:value-type="string">
            <text:p>cité</text:p>
          </table:table-cell>
          <table:table-cell office:value-type="string">
            <text:p>c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607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608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609</text:p>
          </table:table-cell>
          <table:table-cell office:value-type="string">
            <text:p>um</text:p>
          </table:table-cell>
          <table:table-cell office:value-type="string">
            <text:p>on</text:p>
          </table:table-cell>
          <table:table-cell office:value-type="string">
            <text:p>PROind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610</text:p>
          </table:table-cell>
          <table:table-cell office:value-type="string">
            <text:p>orra</text:p>
          </table:table-cell>
          <table:table-cell office:value-type="string">
            <text:p>ö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611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612</text:p>
          </table:table-cell>
          <table:table-cell office:value-type="string">
            <text:p>itel</text:p>
          </table:table-cell>
          <table:table-cell office:value-type="string">
            <text:p>ite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613</text:p>
          </table:table-cell>
          <table:table-cell office:value-type="string">
            <text:p>messagier</text:p>
          </table:table-cell>
          <table:table-cell office:value-type="string">
            <text:p>messag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614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3615</text:p>
          </table:table-cell>
          <table:table-cell office:value-type="string">
            <text:p>deivent</text:p>
          </table:table-cell>
          <table:table-cell office:value-type="string">
            <text:p>de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616</text:p>
          </table:table-cell>
          <table:table-cell office:value-type="string">
            <text:p>tuit</text:p>
          </table:table-cell>
          <table:table-cell office:value-type="string">
            <text:p>tot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617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618</text:p>
          </table:table-cell>
          <table:table-cell office:value-type="string">
            <text:p>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619</text:p>
          </table:table-cell>
          <table:table-cell office:value-type="string">
            <text:p>alme</text:p>
          </table:table-cell>
          <table:table-cell office:value-type="string">
            <text:p>a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620</text:p>
          </table:table-cell>
          <table:table-cell office:value-type="string">
            <text:p>prier</text:p>
          </table:table-cell>
          <table:table-cell office:value-type="string">
            <text:p>prii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621</text:p>
          </table:table-cell>
          <table:table-cell office:value-type="string">
            <text:p>k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622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>
            <text:p>B_w_013623</text:p>
          </table:table-cell>
          <table:table-cell office:value-type="string">
            <text:p>aida</text:p>
          </table:table-cell>
          <table:table-cell office:value-type="string">
            <text:p>aidier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624</text:p>
          </table:table-cell>
          <table:table-cell office:value-type="string">
            <text:p>paiens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62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626</text:p>
          </table:table-cell>
          <table:table-cell office:value-type="string">
            <text:p>traverser</text:p>
          </table:table-cell>
          <table:table-cell office:value-type="string">
            <text:p>traverse</text:p>
          </table:table-cell>
          <table:table-cell office:value-type="string">
            <text:p>VERinf</text:p>
          </table:table-cell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0">10/07/2016</text:date>, <text:time>15:3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0T15:30:35.57</dc:date>
    <dc:creator>Lucence ING</dc:creator>
    <meta:generator>OpenOffice/4.0.1$Win32 OpenOffice.org_project/401m5$Build-9714</meta:generator>
    <meta:editing-duration>PT9H2M34S</meta:editing-duration>
    <meta:editing-cycles>20</meta:editing-cycles>
    <meta:document-statistic meta:table-count="1" meta:cell-count="11386" meta:object-count="0"/>
  </office:meta>
</office:document-meta>
</file>